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79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11.98mm"/>
    </style:style>
    <style:style style:name="co14" style:family="table-column">
      <style:table-column-properties fo:break-before="auto" style:column-width="13.6mm"/>
    </style:style>
    <style:style style:name="co15" style:family="table-column">
      <style:table-column-properties fo:break-before="auto" style:column-width="10.07mm"/>
    </style:style>
    <style:style style:name="co16" style:family="table-column">
      <style:table-column-properties fo:break-before="auto" style:column-width="12.5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7.62mm"/>
    </style:style>
    <style:style style:name="co19" style:family="table-column">
      <style:table-column-properties fo:break-before="auto" style:column-width="9.53mm"/>
    </style:style>
    <style:style style:name="co20" style:family="table-column">
      <style:table-column-properties fo:break-before="auto" style:column-width="10.62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15.52mm"/>
    </style:style>
    <style:style style:name="co23" style:family="table-column">
      <style:table-column-properties fo:break-before="auto" style:column-width="23.14mm"/>
    </style:style>
    <style:style style:name="co24" style:family="table-column">
      <style:table-column-properties fo:break-before="auto" style:column-width="9.24mm"/>
    </style:style>
    <style:style style:name="co25" style:family="table-column">
      <style:table-column-properties fo:break-before="auto" style:column-width="20.69mm"/>
    </style:style>
    <style:style style:name="co26" style:family="table-column">
      <style:table-column-properties fo:break-before="auto" style:column-width="2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0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fff200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PGA Pin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5" table:default-cell-style-name="ce5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 table:number-columns-spanned="2" table:number-rows-spanned="1">
            <text:p>Standard(s)</text:p>
          </table:table-cell>
          <table:covered-table-cell table:style-name="ce1"/>
          <table:table-cell table:style-name="ce1" office:value-type="string" calcext:value-type="string">
            <text:p>LED?</text:p>
          </table:table-cell>
          <table:table-cell table:style-name="ce1" office:value-type="string" calcext:value-type="string">
            <text:p>Eth?</text:p>
          </table:table-cell>
          <table:table-cell table:style-name="ce1" office:value-type="string" calcext:value-type="string">
            <text:p>RAM?</text:p>
          </table:table-cell>
          <table:table-cell table:style-name="ce1" office:value-type="string" calcext:value-type="string">
            <text:p>Other?</text:p>
          </table:table-cell>
          <table:table-cell table:style-name="ce1" office:value-type="string" calcext:value-type="string">
            <text:p>Function</text:p>
          </table:table-cell>
          <table:table-cell table:style-name="ce3" table:number-columns-repeated="5"/>
          <table:table-cell table:style-name="ce4" table:number-columns-repeated="2"/>
          <table:table-cell table:style-name="ce3" table:number-columns-repeated="100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2]);&quot;LED&quot;;&quot;&quot;)">
            <text:p/>
          </table:table-cell>
          <table:table-cell table:formula="of:=IF(COUNTIF([$'Eth and RAM'.$Q$3:$'Eth and RAM'.$T$19];[.A2]);&quot;Eth&quot;;&quot;&quot;)">
            <text:p/>
          </table:table-cell>
          <table:table-cell table:formula="of:=IF(COUNTIF([$'Eth and RAM'.$Q$23:$'Eth and RAM'.$Q$77];[.A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3]);&quot;LED&quot;;&quot;&quot;)">
            <text:p/>
          </table:table-cell>
          <table:table-cell table:formula="of:=IF(COUNTIF([$'Eth and RAM'.$Q$3:$'Eth and RAM'.$T$19];[.A3]);&quot;Eth&quot;;&quot;&quot;)">
            <text:p/>
          </table:table-cell>
          <table:table-cell table:formula="of:=IF(COUNTIF([$'Eth and RAM'.$Q$23:$'Eth and RAM'.$Q$77];[.A3]);&quot;RAM&quot;;&quot;&quot;)" office:value-type="string" office:string-value="RAM" calcext:value-type="string">
            <text:p>RAM</text:p>
          </table:table-cell>
          <table:table-cell table:number-columns-repeated="6"/>
          <table:table-cell table:style-name="ce3" office:value-type="string" calcext:value-type="string">
            <text:p>Count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4]);&quot;LED&quot;;&quot;&quot;)">
            <text:p/>
          </table:table-cell>
          <table:table-cell table:formula="of:=IF(COUNTIF([$'Eth and RAM'.$Q$3:$'Eth and RAM'.$T$19];[.A4]);&quot;Eth&quot;;&quot;&quot;)">
            <text:p/>
          </table:table-cell>
          <table:table-cell table:formula="of:=IF(COUNTIF([$'Eth and RAM'.$Q$23:$'Eth and RAM'.$Q$77];[.A4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bidi</text:p>
          </table:table-cell>
          <table:table-cell table:formula="of:=COUNTIF([.B$1:.B$1048576]; [.N4])"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5]);&quot;LED&quot;;&quot;&quot;)">
            <text:p/>
          </table:table-cell>
          <table:table-cell table:formula="of:=IF(COUNTIF([$'Eth and RAM'.$Q$3:$'Eth and RAM'.$T$19];[.A5]);&quot;Eth&quot;;&quot;&quot;)">
            <text:p/>
          </table:table-cell>
          <table:table-cell table:formula="of:=IF(COUNTIF([$'Eth and RAM'.$Q$23:$'Eth and RAM'.$Q$77];[.A5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input</text:p>
          </table:table-cell>
          <table:table-cell table:formula="of:=COUNTIF([.B$1:.B$1048576]; [.N5]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6]);&quot;LED&quot;;&quot;&quot;)">
            <text:p/>
          </table:table-cell>
          <table:table-cell table:formula="of:=IF(COUNTIF([$'Eth and RAM'.$Q$3:$'Eth and RAM'.$T$19];[.A6]);&quot;Eth&quot;;&quot;&quot;)">
            <text:p/>
          </table:table-cell>
          <table:table-cell table:formula="of:=IF(COUNTIF([$'Eth and RAM'.$Q$23:$'Eth and RAM'.$Q$77];[.A6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output</text:p>
          </table:table-cell>
          <table:table-cell table:formula="of:=COUNTIF([.B$1:.B$1048576]; [.N6])" office:value-type="float" office:value="144" calcext:value-type="float">
            <text:p>1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/>
          <table:table-cell table:formula="of:=IF(COUNTIF([$LEDs.$N$3:$LEDs.$R$80];[.A7]);&quot;LED&quot;;&quot;&quot;)">
            <text:p/>
          </table:table-cell>
          <table:table-cell table:formula="of:=IF(COUNTIF([$'Eth and RAM'.$Q$3:$'Eth and RAM'.$T$19];[.A7]);&quot;Eth&quot;;&quot;&quot;)">
            <text:p/>
          </table:table-cell>
          <table:table-cell table:formula="of:=IF(COUNTIF([$'Eth and RAM'.$Q$23:$'Eth and RAM'.$Q$77];[.A7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5"/>
          <table:table-cell office:value-type="string" calcext:value-type="string">
            <text:p>special</text:p>
          </table:table-cell>
          <table:table-cell table:formula="of:=COUNTIF([.B$1:.B$1048576]; [.N7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8]);&quot;LED&quot;;&quot;&quot;)">
            <text:p/>
          </table:table-cell>
          <table:table-cell table:formula="of:=IF(COUNTIF([$'Eth and RAM'.$Q$3:$'Eth and RAM'.$T$19];[.A8]);&quot;Eth&quot;;&quot;&quot;)">
            <text:p/>
          </table:table-cell>
          <table:table-cell table:formula="of:=IF(COUNTIF([$'Eth and RAM'.$Q$23:$'Eth and RAM'.$Q$77];[.A8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O4:.O7])" office:value-type="float" office:value="197" calcext:value-type="float">
            <text:p>1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LEDs.$N$3:$LEDs.$R$80];[.A9]);&quot;LED&quot;;&quot;&quot;)">
            <text:p/>
          </table:table-cell>
          <table:table-cell table:formula="of:=IF(COUNTIF([$'Eth and RAM'.$Q$3:$'Eth and RAM'.$T$19];[.A9]);&quot;Eth&quot;;&quot;&quot;)">
            <text:p/>
          </table:table-cell>
          <table:table-cell table:formula="of:=IF(COUNTIF([$'Eth and RAM'.$Q$23:$'Eth and RAM'.$Q$77];[.A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0]);&quot;LED&quot;;&quot;&quot;)">
            <text:p/>
          </table:table-cell>
          <table:table-cell table:formula="of:=IF(COUNTIF([$'Eth and RAM'.$Q$3:$'Eth and RAM'.$T$19];[.A10]);&quot;Eth&quot;;&quot;&quot;)">
            <text:p/>
          </table:table-cell>
          <table:table-cell table:formula="of:=IF(COUNTIF([$'Eth and RAM'.$Q$23:$'Eth and RAM'.$Q$77];[.A10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5"/>
          <table:table-cell office:value-type="string" calcext:value-type="string">
            <text:p>LED</text:p>
          </table:table-cell>
          <table:table-cell table:formula="of:=COUNTIF([.E$1:.E$1048576];&quot;LED&quot;)"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LEDs.$N$3:$LEDs.$R$80];[.A11]);&quot;LED&quot;;&quot;&quot;)">
            <text:p/>
          </table:table-cell>
          <table:table-cell table:formula="of:=IF(COUNTIF([$'Eth and RAM'.$Q$3:$'Eth and RAM'.$T$19];[.A11]);&quot;Eth&quot;;&quot;&quot;)">
            <text:p/>
          </table:table-cell>
          <table:table-cell table:formula="of:=IF(COUNTIF([$'Eth and RAM'.$Q$23:$'Eth and RAM'.$Q$77];[.A11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RAM</text:p>
          </table:table-cell>
          <table:table-cell table:formula="of:=COUNTIF([.G$1:.G$1048576];&quot;RAM&quot;)"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2]);&quot;LED&quot;;&quot;&quot;)">
            <text:p/>
          </table:table-cell>
          <table:table-cell table:formula="of:=IF(COUNTIF([$'Eth and RAM'.$Q$3:$'Eth and RAM'.$T$19];[.A12]);&quot;Eth&quot;;&quot;&quot;)">
            <text:p/>
          </table:table-cell>
          <table:table-cell table:formula="of:=IF(COUNTIF([$'Eth and RAM'.$Q$23:$'Eth and RAM'.$Q$77];[.A12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5"/>
          <table:table-cell office:value-type="string" calcext:value-type="string">
            <text:p>Eth</text:p>
          </table:table-cell>
          <table:table-cell table:formula="of:=COUNTIF([.F$1:.F$1048576];&quot;Eth&quot;)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3]);&quot;LED&quot;;&quot;&quot;)">
            <text:p/>
          </table:table-cell>
          <table:table-cell table:formula="of:=IF(COUNTIF([$'Eth and RAM'.$Q$3:$'Eth and RAM'.$T$19];[.A13]);&quot;Eth&quot;;&quot;&quot;)">
            <text:p/>
          </table:table-cell>
          <table:table-cell table:formula="of:=IF(COUNTIF([$'Eth and RAM'.$Q$23:$'Eth and RAM'.$Q$77];[.A1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4]);&quot;LED&quot;;&quot;&quot;)">
            <text:p/>
          </table:table-cell>
          <table:table-cell table:formula="of:=IF(COUNTIF([$'Eth and RAM'.$Q$3:$'Eth and RAM'.$T$19];[.A14]);&quot;Eth&quot;;&quot;&quot;)">
            <text:p/>
          </table:table-cell>
          <table:table-cell table:formula="of:=IF(COUNTIF([$'Eth and RAM'.$Q$23:$'Eth and RAM'.$Q$77];[.A1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5]);&quot;LED&quot;;&quot;&quot;)">
            <text:p/>
          </table:table-cell>
          <table:table-cell table:formula="of:=IF(COUNTIF([$'Eth and RAM'.$Q$3:$'Eth and RAM'.$T$19];[.A15]);&quot;Eth&quot;;&quot;&quot;)">
            <text:p/>
          </table:table-cell>
          <table:table-cell table:formula="of:=IF(COUNTIF([$'Eth and RAM'.$Q$23:$'Eth and RAM'.$Q$77];[.A15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6]);&quot;Eth&quot;;&quot;&quot;)">
            <text:p/>
          </table:table-cell>
          <table:table-cell table:formula="of:=IF(COUNTIF([$'Eth and RAM'.$Q$23:$'Eth and RAM'.$Q$77];[.A1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7]);&quot;LED&quot;;&quot;&quot;)">
            <text:p/>
          </table:table-cell>
          <table:table-cell table:formula="of:=IF(COUNTIF([$'Eth and RAM'.$Q$3:$'Eth and RAM'.$T$19];[.A17]);&quot;Eth&quot;;&quot;&quot;)">
            <text:p/>
          </table:table-cell>
          <table:table-cell table:formula="of:=IF(COUNTIF([$'Eth and RAM'.$Q$23:$'Eth and RAM'.$Q$77];[.A1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8]);&quot;LED&quot;;&quot;&quot;)">
            <text:p/>
          </table:table-cell>
          <table:table-cell table:formula="of:=IF(COUNTIF([$'Eth and RAM'.$Q$3:$'Eth and RAM'.$T$19];[.A18]);&quot;Eth&quot;;&quot;&quot;)">
            <text:p/>
          </table:table-cell>
          <table:table-cell table:formula="of:=IF(COUNTIF([$'Eth and RAM'.$Q$23:$'Eth and RAM'.$Q$77];[.A18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9]);&quot;LED&quot;;&quot;&quot;)">
            <text:p/>
          </table:table-cell>
          <table:table-cell table:formula="of:=IF(COUNTIF([$'Eth and RAM'.$Q$3:$'Eth and RAM'.$T$19];[.A19]);&quot;Eth&quot;;&quot;&quot;)">
            <text:p/>
          </table:table-cell>
          <table:table-cell table:formula="of:=IF(COUNTIF([$'Eth and RAM'.$Q$23:$'Eth and RAM'.$Q$77];[.A1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20]);&quot;LED&quot;;&quot;&quot;)">
            <text:p/>
          </table:table-cell>
          <table:table-cell table:formula="of:=IF(COUNTIF([$'Eth and RAM'.$Q$3:$'Eth and RAM'.$T$19];[.A20]);&quot;Eth&quot;;&quot;&quot;)">
            <text:p/>
          </table:table-cell>
          <table:table-cell table:formula="of:=IF(COUNTIF([$'Eth and RAM'.$Q$23:$'Eth and RAM'.$Q$77];[.A2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21]);&quot;LED&quot;;&quot;&quot;)">
            <text:p/>
          </table:table-cell>
          <table:table-cell table:formula="of:=IF(COUNTIF([$'Eth and RAM'.$Q$3:$'Eth and RAM'.$T$19];[.A21]);&quot;Eth&quot;;&quot;&quot;)">
            <text:p/>
          </table:table-cell>
          <table:table-cell table:formula="of:=IF(COUNTIF([$'Eth and RAM'.$Q$23:$'Eth and RAM'.$Q$77];[.A2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22]);&quot;LED&quot;;&quot;&quot;)">
            <text:p/>
          </table:table-cell>
          <table:table-cell table:formula="of:=IF(COUNTIF([$'Eth and RAM'.$Q$3:$'Eth and RAM'.$T$19];[.A22]);&quot;Eth&quot;;&quot;&quot;)">
            <text:p/>
          </table:table-cell>
          <table:table-cell table:formula="of:=IF(COUNTIF([$'Eth and RAM'.$Q$23:$'Eth and RAM'.$Q$77];[.A2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23]);&quot;LED&quot;;&quot;&quot;)">
            <text:p/>
          </table:table-cell>
          <table:table-cell table:formula="of:=IF(COUNTIF([$'Eth and RAM'.$Q$3:$'Eth and RAM'.$T$19];[.A23]);&quot;Eth&quot;;&quot;&quot;)">
            <text:p/>
          </table:table-cell>
          <table:table-cell table:formula="of:=IF(COUNTIF([$'Eth and RAM'.$Q$23:$'Eth and RAM'.$Q$77];[.A2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24]);&quot;LED&quot;;&quot;&quot;)">
            <text:p/>
          </table:table-cell>
          <table:table-cell table:formula="of:=IF(COUNTIF([$'Eth and RAM'.$Q$3:$'Eth and RAM'.$T$19];[.A24]);&quot;Eth&quot;;&quot;&quot;)">
            <text:p/>
          </table:table-cell>
          <table:table-cell table:formula="of:=IF(COUNTIF([$'Eth and RAM'.$Q$23:$'Eth and RAM'.$Q$77];[.A2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25]);&quot;LED&quot;;&quot;&quot;)">
            <text:p/>
          </table:table-cell>
          <table:table-cell table:formula="of:=IF(COUNTIF([$'Eth and RAM'.$Q$3:$'Eth and RAM'.$T$19];[.A25]);&quot;Eth&quot;;&quot;&quot;)">
            <text:p/>
          </table:table-cell>
          <table:table-cell table:formula="of:=IF(COUNTIF([$'Eth and RAM'.$Q$23:$'Eth and RAM'.$Q$77];[.A25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26]);&quot;LED&quot;;&quot;&quot;)">
            <text:p/>
          </table:table-cell>
          <table:table-cell table:formula="of:=IF(COUNTIF([$'Eth and RAM'.$Q$3:$'Eth and RAM'.$T$19];[.A26]);&quot;Eth&quot;;&quot;&quot;)">
            <text:p/>
          </table:table-cell>
          <table:table-cell table:formula="of:=IF(COUNTIF([$'Eth and RAM'.$Q$23:$'Eth and RAM'.$Q$77];[.A26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27]);&quot;LED&quot;;&quot;&quot;)">
            <text:p/>
          </table:table-cell>
          <table:table-cell table:formula="of:=IF(COUNTIF([$'Eth and RAM'.$Q$3:$'Eth and RAM'.$T$19];[.A27]);&quot;Eth&quot;;&quot;&quot;)">
            <text:p/>
          </table:table-cell>
          <table:table-cell table:formula="of:=IF(COUNTIF([$'Eth and RAM'.$Q$23:$'Eth and RAM'.$Q$77];[.A2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28]);&quot;LED&quot;;&quot;&quot;)">
            <text:p/>
          </table:table-cell>
          <table:table-cell table:formula="of:=IF(COUNTIF([$'Eth and RAM'.$Q$3:$'Eth and RAM'.$T$19];[.A28]);&quot;Eth&quot;;&quot;&quot;)">
            <text:p/>
          </table:table-cell>
          <table:table-cell table:formula="of:=IF(COUNTIF([$'Eth and RAM'.$Q$23:$'Eth and RAM'.$Q$77];[.A28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29]);&quot;LED&quot;;&quot;&quot;)">
            <text:p/>
          </table:table-cell>
          <table:table-cell table:formula="of:=IF(COUNTIF([$'Eth and RAM'.$Q$3:$'Eth and RAM'.$T$19];[.A29]);&quot;Eth&quot;;&quot;&quot;)">
            <text:p/>
          </table:table-cell>
          <table:table-cell table:formula="of:=IF(COUNTIF([$'Eth and RAM'.$Q$23:$'Eth and RAM'.$Q$77];[.A2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3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30]);&quot;Eth&quot;;&quot;&quot;)">
            <text:p/>
          </table:table-cell>
          <table:table-cell table:formula="of:=IF(COUNTIF([$'Eth and RAM'.$Q$23:$'Eth and RAM'.$Q$77];[.A3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3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31]);&quot;Eth&quot;;&quot;&quot;)">
            <text:p/>
          </table:table-cell>
          <table:table-cell table:formula="of:=IF(COUNTIF([$'Eth and RAM'.$Q$23:$'Eth and RAM'.$Q$77];[.A3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3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32]);&quot;Eth&quot;;&quot;&quot;)">
            <text:p/>
          </table:table-cell>
          <table:table-cell table:formula="of:=IF(COUNTIF([$'Eth and RAM'.$Q$23:$'Eth and RAM'.$Q$77];[.A3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33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33]);&quot;Eth&quot;;&quot;&quot;)">
            <text:p/>
          </table:table-cell>
          <table:table-cell table:formula="of:=IF(COUNTIF([$'Eth and RAM'.$Q$23:$'Eth and RAM'.$Q$77];[.A3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34]);&quot;LED&quot;;&quot;&quot;)">
            <text:p/>
          </table:table-cell>
          <table:table-cell table:formula="of:=IF(COUNTIF([$'Eth and RAM'.$Q$3:$'Eth and RAM'.$T$19];[.A34]);&quot;Eth&quot;;&quot;&quot;)">
            <text:p/>
          </table:table-cell>
          <table:table-cell table:formula="of:=IF(COUNTIF([$'Eth and RAM'.$Q$23:$'Eth and RAM'.$Q$77];[.A3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LEDs.$N$3:$LEDs.$R$80];[.A3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35]);&quot;Eth&quot;;&quot;&quot;)">
            <text:p/>
          </table:table-cell>
          <table:table-cell table:formula="of:=IF(COUNTIF([$'Eth and RAM'.$Q$23:$'Eth and RAM'.$Q$77];[.A3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36]);&quot;LED&quot;;&quot;&quot;)">
            <text:p/>
          </table:table-cell>
          <table:table-cell table:formula="of:=IF(COUNTIF([$'Eth and RAM'.$Q$3:$'Eth and RAM'.$T$19];[.A36]);&quot;Eth&quot;;&quot;&quot;)">
            <text:p/>
          </table:table-cell>
          <table:table-cell table:formula="of:=IF(COUNTIF([$'Eth and RAM'.$Q$23:$'Eth and RAM'.$Q$77];[.A36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37]);&quot;LED&quot;;&quot;&quot;)">
            <text:p/>
          </table:table-cell>
          <table:table-cell table:formula="of:=IF(COUNTIF([$'Eth and RAM'.$Q$3:$'Eth and RAM'.$T$19];[.A37]);&quot;Eth&quot;;&quot;&quot;)">
            <text:p/>
          </table:table-cell>
          <table:table-cell table:formula="of:=IF(COUNTIF([$'Eth and RAM'.$Q$23:$'Eth and RAM'.$Q$77];[.A3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38]);&quot;LED&quot;;&quot;&quot;)">
            <text:p/>
          </table:table-cell>
          <table:table-cell table:formula="of:=IF(COUNTIF([$'Eth and RAM'.$Q$3:$'Eth and RAM'.$T$19];[.A38]);&quot;Eth&quot;;&quot;&quot;)">
            <text:p/>
          </table:table-cell>
          <table:table-cell table:formula="of:=IF(COUNTIF([$'Eth and RAM'.$Q$23:$'Eth and RAM'.$Q$77];[.A38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39]);&quot;LED&quot;;&quot;&quot;)">
            <text:p/>
          </table:table-cell>
          <table:table-cell table:formula="of:=IF(COUNTIF([$'Eth and RAM'.$Q$3:$'Eth and RAM'.$T$19];[.A39]);&quot;Eth&quot;;&quot;&quot;)">
            <text:p/>
          </table:table-cell>
          <table:table-cell table:formula="of:=IF(COUNTIF([$'Eth and RAM'.$Q$23:$'Eth and RAM'.$Q$77];[.A3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40]);&quot;LED&quot;;&quot;&quot;)">
            <text:p/>
          </table:table-cell>
          <table:table-cell table:formula="of:=IF(COUNTIF([$'Eth and RAM'.$Q$3:$'Eth and RAM'.$T$19];[.A40]);&quot;Eth&quot;;&quot;&quot;)">
            <text:p/>
          </table:table-cell>
          <table:table-cell table:formula="of:=IF(COUNTIF([$'Eth and RAM'.$Q$23:$'Eth and RAM'.$Q$77];[.A4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41]);&quot;LED&quot;;&quot;&quot;)">
            <text:p/>
          </table:table-cell>
          <table:table-cell table:formula="of:=IF(COUNTIF([$'Eth and RAM'.$Q$3:$'Eth and RAM'.$T$19];[.A41]);&quot;Eth&quot;;&quot;&quot;)">
            <text:p/>
          </table:table-cell>
          <table:table-cell table:formula="of:=IF(COUNTIF([$'Eth and RAM'.$Q$23:$'Eth and RAM'.$Q$77];[.A4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42]);&quot;LED&quot;;&quot;&quot;)">
            <text:p/>
          </table:table-cell>
          <table:table-cell table:formula="of:=IF(COUNTIF([$'Eth and RAM'.$Q$3:$'Eth and RAM'.$T$19];[.A42]);&quot;Eth&quot;;&quot;&quot;)">
            <text:p/>
          </table:table-cell>
          <table:table-cell table:formula="of:=IF(COUNTIF([$'Eth and RAM'.$Q$23:$'Eth and RAM'.$Q$77];[.A4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43]);&quot;LED&quot;;&quot;&quot;)">
            <text:p/>
          </table:table-cell>
          <table:table-cell table:formula="of:=IF(COUNTIF([$'Eth and RAM'.$Q$3:$'Eth and RAM'.$T$19];[.A43]);&quot;Eth&quot;;&quot;&quot;)">
            <text:p/>
          </table:table-cell>
          <table:table-cell table:formula="of:=IF(COUNTIF([$'Eth and RAM'.$Q$23:$'Eth and RAM'.$Q$77];[.A4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44]);&quot;LED&quot;;&quot;&quot;)">
            <text:p/>
          </table:table-cell>
          <table:table-cell table:formula="of:=IF(COUNTIF([$'Eth and RAM'.$Q$3:$'Eth and RAM'.$T$19];[.A44]);&quot;Eth&quot;;&quot;&quot;)">
            <text:p/>
          </table:table-cell>
          <table:table-cell table:formula="of:=IF(COUNTIF([$'Eth and RAM'.$Q$23:$'Eth and RAM'.$Q$77];[.A4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4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45]);&quot;Eth&quot;;&quot;&quot;)">
            <text:p/>
          </table:table-cell>
          <table:table-cell table:formula="of:=IF(COUNTIF([$'Eth and RAM'.$Q$23:$'Eth and RAM'.$Q$77];[.A4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4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46]);&quot;Eth&quot;;&quot;&quot;)">
            <text:p/>
          </table:table-cell>
          <table:table-cell table:formula="of:=IF(COUNTIF([$'Eth and RAM'.$Q$23:$'Eth and RAM'.$Q$77];[.A4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47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47]);&quot;Eth&quot;;&quot;&quot;)">
            <text:p/>
          </table:table-cell>
          <table:table-cell table:formula="of:=IF(COUNTIF([$'Eth and RAM'.$Q$23:$'Eth and RAM'.$Q$77];[.A4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4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48]);&quot;Eth&quot;;&quot;&quot;)">
            <text:p/>
          </table:table-cell>
          <table:table-cell table:formula="of:=IF(COUNTIF([$'Eth and RAM'.$Q$23:$'Eth and RAM'.$Q$77];[.A4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4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49]);&quot;Eth&quot;;&quot;&quot;)">
            <text:p/>
          </table:table-cell>
          <table:table-cell table:formula="of:=IF(COUNTIF([$'Eth and RAM'.$Q$23:$'Eth and RAM'.$Q$77];[.A4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office:value-type="string" calcext:value-type="string">
            <text:p>LVTTL33</text:p>
          </table:table-cell>
          <table:table-cell table:formula="of:=IF(COUNTIF([$LEDs.$N$3:$LEDs.$R$80];[.A5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50]);&quot;Eth&quot;;&quot;&quot;)">
            <text:p/>
          </table:table-cell>
          <table:table-cell table:formula="of:=IF(COUNTIF([$'Eth and RAM'.$Q$23:$'Eth and RAM'.$Q$77];[.A5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51]);&quot;LED&quot;;&quot;&quot;)">
            <text:p/>
          </table:table-cell>
          <table:table-cell table:formula="of:=IF(COUNTIF([$'Eth and RAM'.$Q$3:$'Eth and RAM'.$T$19];[.A51]);&quot;Eth&quot;;&quot;&quot;)">
            <text:p/>
          </table:table-cell>
          <table:table-cell table:formula="of:=IF(COUNTIF([$'Eth and RAM'.$Q$23:$'Eth and RAM'.$Q$77];[.A5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52]);&quot;LED&quot;;&quot;&quot;)">
            <text:p/>
          </table:table-cell>
          <table:table-cell table:formula="of:=IF(COUNTIF([$'Eth and RAM'.$Q$3:$'Eth and RAM'.$T$19];[.A52]);&quot;Eth&quot;;&quot;&quot;)">
            <text:p/>
          </table:table-cell>
          <table:table-cell table:formula="of:=IF(COUNTIF([$'Eth and RAM'.$Q$23:$'Eth and RAM'.$Q$77];[.A5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53]);&quot;LED&quot;;&quot;&quot;)">
            <text:p/>
          </table:table-cell>
          <table:table-cell table:formula="of:=IF(COUNTIF([$'Eth and RAM'.$Q$3:$'Eth and RAM'.$T$19];[.A53]);&quot;Eth&quot;;&quot;&quot;)">
            <text:p/>
          </table:table-cell>
          <table:table-cell table:formula="of:=IF(COUNTIF([$'Eth and RAM'.$Q$23:$'Eth and RAM'.$Q$77];[.A5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54]);&quot;LED&quot;;&quot;&quot;)">
            <text:p/>
          </table:table-cell>
          <table:table-cell table:formula="of:=IF(COUNTIF([$'Eth and RAM'.$Q$3:$'Eth and RAM'.$T$19];[.A54]);&quot;Eth&quot;;&quot;&quot;)">
            <text:p/>
          </table:table-cell>
          <table:table-cell table:formula="of:=IF(COUNTIF([$'Eth and RAM'.$Q$23:$'Eth and RAM'.$Q$77];[.A5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55]);&quot;LED&quot;;&quot;&quot;)">
            <text:p/>
          </table:table-cell>
          <table:table-cell table:formula="of:=IF(COUNTIF([$'Eth and RAM'.$Q$3:$'Eth and RAM'.$T$19];[.A55]);&quot;Eth&quot;;&quot;&quot;)">
            <text:p/>
          </table:table-cell>
          <table:table-cell table:formula="of:=IF(COUNTIF([$'Eth and RAM'.$Q$23:$'Eth and RAM'.$Q$77];[.A55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56]);&quot;LED&quot;;&quot;&quot;)">
            <text:p/>
          </table:table-cell>
          <table:table-cell table:formula="of:=IF(COUNTIF([$'Eth and RAM'.$Q$3:$'Eth and RAM'.$T$19];[.A56]);&quot;Eth&quot;;&quot;&quot;)">
            <text:p/>
          </table:table-cell>
          <table:table-cell table:formula="of:=IF(COUNTIF([$'Eth and RAM'.$Q$23:$'Eth and RAM'.$Q$77];[.A56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57]);&quot;LED&quot;;&quot;&quot;)">
            <text:p/>
          </table:table-cell>
          <table:table-cell table:formula="of:=IF(COUNTIF([$'Eth and RAM'.$Q$3:$'Eth and RAM'.$T$19];[.A57]);&quot;Eth&quot;;&quot;&quot;)">
            <text:p/>
          </table:table-cell>
          <table:table-cell table:formula="of:=IF(COUNTIF([$'Eth and RAM'.$Q$23:$'Eth and RAM'.$Q$77];[.A5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58]);&quot;LED&quot;;&quot;&quot;)">
            <text:p/>
          </table:table-cell>
          <table:table-cell table:formula="of:=IF(COUNTIF([$'Eth and RAM'.$Q$3:$'Eth and RAM'.$T$19];[.A58]);&quot;Eth&quot;;&quot;&quot;)">
            <text:p/>
          </table:table-cell>
          <table:table-cell table:formula="of:=IF(COUNTIF([$'Eth and RAM'.$Q$23:$'Eth and RAM'.$Q$77];[.A58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59]);&quot;LED&quot;;&quot;&quot;)">
            <text:p/>
          </table:table-cell>
          <table:table-cell table:formula="of:=IF(COUNTIF([$'Eth and RAM'.$Q$3:$'Eth and RAM'.$T$19];[.A59]);&quot;Eth&quot;;&quot;&quot;)">
            <text:p/>
          </table:table-cell>
          <table:table-cell table:formula="of:=IF(COUNTIF([$'Eth and RAM'.$Q$23:$'Eth and RAM'.$Q$77];[.A5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60]);&quot;LED&quot;;&quot;&quot;)">
            <text:p/>
          </table:table-cell>
          <table:table-cell table:formula="of:=IF(COUNTIF([$'Eth and RAM'.$Q$3:$'Eth and RAM'.$T$19];[.A60]);&quot;Eth&quot;;&quot;&quot;)">
            <text:p/>
          </table:table-cell>
          <table:table-cell table:formula="of:=IF(COUNTIF([$'Eth and RAM'.$Q$23:$'Eth and RAM'.$Q$77];[.A6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6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61]);&quot;Eth&quot;;&quot;&quot;)">
            <text:p/>
          </table:table-cell>
          <table:table-cell table:formula="of:=IF(COUNTIF([$'Eth and RAM'.$Q$23:$'Eth and RAM'.$Q$77];[.A6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6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62]);&quot;Eth&quot;;&quot;&quot;)">
            <text:p/>
          </table:table-cell>
          <table:table-cell table:formula="of:=IF(COUNTIF([$'Eth and RAM'.$Q$23:$'Eth and RAM'.$Q$77];[.A6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63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63]);&quot;Eth&quot;;&quot;&quot;)">
            <text:p/>
          </table:table-cell>
          <table:table-cell table:formula="of:=IF(COUNTIF([$'Eth and RAM'.$Q$23:$'Eth and RAM'.$Q$77];[.A6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64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64]);&quot;Eth&quot;;&quot;&quot;)">
            <text:p/>
          </table:table-cell>
          <table:table-cell table:formula="of:=IF(COUNTIF([$'Eth and RAM'.$Q$23:$'Eth and RAM'.$Q$77];[.A6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LEDs.$N$3:$LEDs.$R$80];[.A6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65]);&quot;Eth&quot;;&quot;&quot;)">
            <text:p/>
          </table:table-cell>
          <table:table-cell table:formula="of:=IF(COUNTIF([$'Eth and RAM'.$Q$23:$'Eth and RAM'.$Q$77];[.A6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66]);&quot;LED&quot;;&quot;&quot;)">
            <text:p/>
          </table:table-cell>
          <table:table-cell table:formula="of:=IF(COUNTIF([$'Eth and RAM'.$Q$3:$'Eth and RAM'.$T$19];[.A66]);&quot;Eth&quot;;&quot;&quot;)">
            <text:p/>
          </table:table-cell>
          <table:table-cell table:formula="of:=IF(COUNTIF([$'Eth and RAM'.$Q$23:$'Eth and RAM'.$Q$77];[.A66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67]);&quot;LED&quot;;&quot;&quot;)">
            <text:p/>
          </table:table-cell>
          <table:table-cell table:formula="of:=IF(COUNTIF([$'Eth and RAM'.$Q$3:$'Eth and RAM'.$T$19];[.A67]);&quot;Eth&quot;;&quot;&quot;)">
            <text:p/>
          </table:table-cell>
          <table:table-cell table:formula="of:=IF(COUNTIF([$'Eth and RAM'.$Q$23:$'Eth and RAM'.$Q$77];[.A6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68]);&quot;LED&quot;;&quot;&quot;)">
            <text:p/>
          </table:table-cell>
          <table:table-cell table:formula="of:=IF(COUNTIF([$'Eth and RAM'.$Q$3:$'Eth and RAM'.$T$19];[.A68]);&quot;Eth&quot;;&quot;&quot;)">
            <text:p/>
          </table:table-cell>
          <table:table-cell table:formula="of:=IF(COUNTIF([$'Eth and RAM'.$Q$23:$'Eth and RAM'.$Q$77];[.A68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LEDs.$N$3:$LEDs.$R$80];[.A69]);&quot;LED&quot;;&quot;&quot;)">
            <text:p/>
          </table:table-cell>
          <table:table-cell table:formula="of:=IF(COUNTIF([$'Eth and RAM'.$Q$3:$'Eth and RAM'.$T$19];[.A69]);&quot;Eth&quot;;&quot;&quot;)">
            <text:p/>
          </table:table-cell>
          <table:table-cell table:formula="of:=IF(COUNTIF([$'Eth and RAM'.$Q$23:$'Eth and RAM'.$Q$77];[.A6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70]);&quot;LED&quot;;&quot;&quot;)">
            <text:p/>
          </table:table-cell>
          <table:table-cell table:formula="of:=IF(COUNTIF([$'Eth and RAM'.$Q$3:$'Eth and RAM'.$T$19];[.A70]);&quot;Eth&quot;;&quot;&quot;)">
            <text:p/>
          </table:table-cell>
          <table:table-cell table:formula="of:=IF(COUNTIF([$'Eth and RAM'.$Q$23:$'Eth and RAM'.$Q$77];[.A7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71]);&quot;LED&quot;;&quot;&quot;)">
            <text:p/>
          </table:table-cell>
          <table:table-cell table:formula="of:=IF(COUNTIF([$'Eth and RAM'.$Q$3:$'Eth and RAM'.$T$19];[.A71]);&quot;Eth&quot;;&quot;&quot;)">
            <text:p/>
          </table:table-cell>
          <table:table-cell table:formula="of:=IF(COUNTIF([$'Eth and RAM'.$Q$23:$'Eth and RAM'.$Q$77];[.A7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72]);&quot;LED&quot;;&quot;&quot;)">
            <text:p/>
          </table:table-cell>
          <table:table-cell table:formula="of:=IF(COUNTIF([$'Eth and RAM'.$Q$3:$'Eth and RAM'.$T$19];[.A72]);&quot;Eth&quot;;&quot;&quot;)">
            <text:p/>
          </table:table-cell>
          <table:table-cell table:formula="of:=IF(COUNTIF([$'Eth and RAM'.$Q$23:$'Eth and RAM'.$Q$77];[.A7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73]);&quot;LED&quot;;&quot;&quot;)">
            <text:p/>
          </table:table-cell>
          <table:table-cell table:formula="of:=IF(COUNTIF([$'Eth and RAM'.$Q$3:$'Eth and RAM'.$T$19];[.A73]);&quot;Eth&quot;;&quot;&quot;)">
            <text:p/>
          </table:table-cell>
          <table:table-cell table:formula="of:=IF(COUNTIF([$'Eth and RAM'.$Q$23:$'Eth and RAM'.$Q$77];[.A73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74]);&quot;LED&quot;;&quot;&quot;)">
            <text:p/>
          </table:table-cell>
          <table:table-cell table:formula="of:=IF(COUNTIF([$'Eth and RAM'.$Q$3:$'Eth and RAM'.$T$19];[.A74]);&quot;Eth&quot;;&quot;&quot;)">
            <text:p/>
          </table:table-cell>
          <table:table-cell table:formula="of:=IF(COUNTIF([$'Eth and RAM'.$Q$23:$'Eth and RAM'.$Q$77];[.A74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7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75]);&quot;Eth&quot;;&quot;&quot;)">
            <text:p/>
          </table:table-cell>
          <table:table-cell table:formula="of:=IF(COUNTIF([$'Eth and RAM'.$Q$23:$'Eth and RAM'.$Q$77];[.A7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7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76]);&quot;Eth&quot;;&quot;&quot;)">
            <text:p/>
          </table:table-cell>
          <table:table-cell table:formula="of:=IF(COUNTIF([$'Eth and RAM'.$Q$23:$'Eth and RAM'.$Q$77];[.A7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77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77]);&quot;Eth&quot;;&quot;&quot;)">
            <text:p/>
          </table:table-cell>
          <table:table-cell table:formula="of:=IF(COUNTIF([$'Eth and RAM'.$Q$23:$'Eth and RAM'.$Q$77];[.A7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7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78]);&quot;Eth&quot;;&quot;&quot;)">
            <text:p/>
          </table:table-cell>
          <table:table-cell table:formula="of:=IF(COUNTIF([$'Eth and RAM'.$Q$23:$'Eth and RAM'.$Q$77];[.A7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7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79]);&quot;Eth&quot;;&quot;&quot;)">
            <text:p/>
          </table:table-cell>
          <table:table-cell table:formula="of:=IF(COUNTIF([$'Eth and RAM'.$Q$23:$'Eth and RAM'.$Q$77];[.A7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0]);&quot;Eth&quot;;&quot;&quot;)">
            <text:p/>
          </table:table-cell>
          <table:table-cell table:formula="of:=IF(COUNTIF([$'Eth and RAM'.$Q$23:$'Eth and RAM'.$Q$77];[.A8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1]);&quot;Eth&quot;;&quot;&quot;)">
            <text:p/>
          </table:table-cell>
          <table:table-cell table:formula="of:=IF(COUNTIF([$'Eth and RAM'.$Q$23:$'Eth and RAM'.$Q$77];[.A8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2]);&quot;Eth&quot;;&quot;&quot;)">
            <text:p/>
          </table:table-cell>
          <table:table-cell table:formula="of:=IF(COUNTIF([$'Eth and RAM'.$Q$23:$'Eth and RAM'.$Q$77];[.A8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3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3]);&quot;Eth&quot;;&quot;&quot;)">
            <text:p/>
          </table:table-cell>
          <table:table-cell table:formula="of:=IF(COUNTIF([$'Eth and RAM'.$Q$23:$'Eth and RAM'.$Q$77];[.A8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4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4]);&quot;Eth&quot;;&quot;&quot;)">
            <text:p/>
          </table:table-cell>
          <table:table-cell table:formula="of:=IF(COUNTIF([$'Eth and RAM'.$Q$23:$'Eth and RAM'.$Q$77];[.A8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5]);&quot;Eth&quot;;&quot;&quot;)">
            <text:p/>
          </table:table-cell>
          <table:table-cell table:formula="of:=IF(COUNTIF([$'Eth and RAM'.$Q$23:$'Eth and RAM'.$Q$77];[.A8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6]);&quot;Eth&quot;;&quot;&quot;)">
            <text:p/>
          </table:table-cell>
          <table:table-cell table:formula="of:=IF(COUNTIF([$'Eth and RAM'.$Q$23:$'Eth and RAM'.$Q$77];[.A8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7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7]);&quot;Eth&quot;;&quot;&quot;)">
            <text:p/>
          </table:table-cell>
          <table:table-cell table:formula="of:=IF(COUNTIF([$'Eth and RAM'.$Q$23:$'Eth and RAM'.$Q$77];[.A8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8]);&quot;Eth&quot;;&quot;&quot;)">
            <text:p/>
          </table:table-cell>
          <table:table-cell table:formula="of:=IF(COUNTIF([$'Eth and RAM'.$Q$23:$'Eth and RAM'.$Q$77];[.A8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8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89]);&quot;Eth&quot;;&quot;&quot;)">
            <text:p/>
          </table:table-cell>
          <table:table-cell table:formula="of:=IF(COUNTIF([$'Eth and RAM'.$Q$23:$'Eth and RAM'.$Q$77];[.A8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0]);&quot;Eth&quot;;&quot;&quot;)">
            <text:p/>
          </table:table-cell>
          <table:table-cell table:formula="of:=IF(COUNTIF([$'Eth and RAM'.$Q$23:$'Eth and RAM'.$Q$77];[.A9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1]);&quot;Eth&quot;;&quot;&quot;)">
            <text:p/>
          </table:table-cell>
          <table:table-cell table:formula="of:=IF(COUNTIF([$'Eth and RAM'.$Q$23:$'Eth and RAM'.$Q$77];[.A9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2]);&quot;Eth&quot;;&quot;&quot;)">
            <text:p/>
          </table:table-cell>
          <table:table-cell table:formula="of:=IF(COUNTIF([$'Eth and RAM'.$Q$23:$'Eth and RAM'.$Q$77];[.A9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3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3]);&quot;Eth&quot;;&quot;&quot;)">
            <text:p/>
          </table:table-cell>
          <table:table-cell table:formula="of:=IF(COUNTIF([$'Eth and RAM'.$Q$23:$'Eth and RAM'.$Q$77];[.A9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4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4]);&quot;Eth&quot;;&quot;&quot;)">
            <text:p/>
          </table:table-cell>
          <table:table-cell table:formula="of:=IF(COUNTIF([$'Eth and RAM'.$Q$23:$'Eth and RAM'.$Q$77];[.A9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5]);&quot;Eth&quot;;&quot;&quot;)">
            <text:p/>
          </table:table-cell>
          <table:table-cell table:formula="of:=IF(COUNTIF([$'Eth and RAM'.$Q$23:$'Eth and RAM'.$Q$77];[.A9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6]);&quot;Eth&quot;;&quot;&quot;)">
            <text:p/>
          </table:table-cell>
          <table:table-cell table:formula="of:=IF(COUNTIF([$'Eth and RAM'.$Q$23:$'Eth and RAM'.$Q$77];[.A9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7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7]);&quot;Eth&quot;;&quot;&quot;)">
            <text:p/>
          </table:table-cell>
          <table:table-cell table:formula="of:=IF(COUNTIF([$'Eth and RAM'.$Q$23:$'Eth and RAM'.$Q$77];[.A9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8]);&quot;Eth&quot;;&quot;&quot;)">
            <text:p/>
          </table:table-cell>
          <table:table-cell table:formula="of:=IF(COUNTIF([$'Eth and RAM'.$Q$23:$'Eth and RAM'.$Q$77];[.A9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9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99]);&quot;Eth&quot;;&quot;&quot;)">
            <text:p/>
          </table:table-cell>
          <table:table-cell table:formula="of:=IF(COUNTIF([$'Eth and RAM'.$Q$23:$'Eth and RAM'.$Q$77];[.A9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0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00]);&quot;Eth&quot;;&quot;&quot;)">
            <text:p/>
          </table:table-cell>
          <table:table-cell table:formula="of:=IF(COUNTIF([$'Eth and RAM'.$Q$23:$'Eth and RAM'.$Q$77];[.A10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0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01]);&quot;Eth&quot;;&quot;&quot;)">
            <text:p/>
          </table:table-cell>
          <table:table-cell table:formula="of:=IF(COUNTIF([$'Eth and RAM'.$Q$23:$'Eth and RAM'.$Q$77];[.A10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0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02]);&quot;Eth&quot;;&quot;&quot;)">
            <text:p/>
          </table:table-cell>
          <table:table-cell table:formula="of:=IF(COUNTIF([$'Eth and RAM'.$Q$23:$'Eth and RAM'.$Q$77];[.A10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03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03]);&quot;Eth&quot;;&quot;&quot;)">
            <text:p/>
          </table:table-cell>
          <table:table-cell table:formula="of:=IF(COUNTIF([$'Eth and RAM'.$Q$23:$'Eth and RAM'.$Q$77];[.A10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04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04]);&quot;Eth&quot;;&quot;&quot;)">
            <text:p/>
          </table:table-cell>
          <table:table-cell table:formula="of:=IF(COUNTIF([$'Eth and RAM'.$Q$23:$'Eth and RAM'.$Q$77];[.A10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0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05]);&quot;Eth&quot;;&quot;&quot;)">
            <text:p/>
          </table:table-cell>
          <table:table-cell table:formula="of:=IF(COUNTIF([$'Eth and RAM'.$Q$23:$'Eth and RAM'.$Q$77];[.A10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06]);&quot;LED&quot;;&quot;&quot;)">
            <text:p/>
          </table:table-cell>
          <table:table-cell table:formula="of:=IF(COUNTIF([$'Eth and RAM'.$Q$3:$'Eth and RAM'.$T$19];[.A106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0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07]);&quot;LED&quot;;&quot;&quot;)">
            <text:p/>
          </table:table-cell>
          <table:table-cell table:formula="of:=IF(COUNTIF([$'Eth and RAM'.$Q$3:$'Eth and RAM'.$T$19];[.A107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0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08]);&quot;LED&quot;;&quot;&quot;)">
            <text:p/>
          </table:table-cell>
          <table:table-cell table:formula="of:=IF(COUNTIF([$'Eth and RAM'.$Q$3:$'Eth and RAM'.$T$19];[.A108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0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0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09]);&quot;Eth&quot;;&quot;&quot;)">
            <text:p/>
          </table:table-cell>
          <table:table-cell table:formula="of:=IF(COUNTIF([$'Eth and RAM'.$Q$23:$'Eth and RAM'.$Q$77];[.A10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1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10]);&quot;Eth&quot;;&quot;&quot;)">
            <text:p/>
          </table:table-cell>
          <table:table-cell table:formula="of:=IF(COUNTIF([$'Eth and RAM'.$Q$23:$'Eth and RAM'.$Q$77];[.A11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1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11]);&quot;Eth&quot;;&quot;&quot;)">
            <text:p/>
          </table:table-cell>
          <table:table-cell table:formula="of:=IF(COUNTIF([$'Eth and RAM'.$Q$23:$'Eth and RAM'.$Q$77];[.A11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1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12]);&quot;Eth&quot;;&quot;&quot;)">
            <text:p/>
          </table:table-cell>
          <table:table-cell table:formula="of:=IF(COUNTIF([$'Eth and RAM'.$Q$23:$'Eth and RAM'.$Q$77];[.A11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13]);&quot;LED&quot;;&quot;&quot;)">
            <text:p/>
          </table:table-cell>
          <table:table-cell table:formula="of:=IF(COUNTIF([$'Eth and RAM'.$Q$3:$'Eth and RAM'.$T$19];[.A113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1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14]);&quot;LED&quot;;&quot;&quot;)">
            <text:p/>
          </table:table-cell>
          <table:table-cell table:formula="of:=IF(COUNTIF([$'Eth and RAM'.$Q$3:$'Eth and RAM'.$T$19];[.A114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1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15]);&quot;LED&quot;;&quot;&quot;)">
            <text:p/>
          </table:table-cell>
          <table:table-cell table:formula="of:=IF(COUNTIF([$'Eth and RAM'.$Q$3:$'Eth and RAM'.$T$19];[.A115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1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16]);&quot;LED&quot;;&quot;&quot;)">
            <text:p/>
          </table:table-cell>
          <table:table-cell table:formula="of:=IF(COUNTIF([$'Eth and RAM'.$Q$3:$'Eth and RAM'.$T$19];[.A116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1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17]);&quot;LED&quot;;&quot;&quot;)">
            <text:p/>
          </table:table-cell>
          <table:table-cell table:formula="of:=IF(COUNTIF([$'Eth and RAM'.$Q$3:$'Eth and RAM'.$T$19];[.A117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1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18]);&quot;LED&quot;;&quot;&quot;)">
            <text:p/>
          </table:table-cell>
          <table:table-cell table:formula="of:=IF(COUNTIF([$'Eth and RAM'.$Q$3:$'Eth and RAM'.$T$19];[.A118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1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1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19]);&quot;Eth&quot;;&quot;&quot;)">
            <text:p/>
          </table:table-cell>
          <table:table-cell table:formula="of:=IF(COUNTIF([$'Eth and RAM'.$Q$23:$'Eth and RAM'.$Q$77];[.A11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2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20]);&quot;Eth&quot;;&quot;&quot;)">
            <text:p/>
          </table:table-cell>
          <table:table-cell table:formula="of:=IF(COUNTIF([$'Eth and RAM'.$Q$23:$'Eth and RAM'.$Q$77];[.A12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_II</text:p>
          </table:table-cell>
          <table:table-cell/>
          <table:table-cell table:formula="of:=IF(COUNTIF([$LEDs.$N$3:$LEDs.$R$80];[.A121]);&quot;LED&quot;;&quot;&quot;)">
            <text:p/>
          </table:table-cell>
          <table:table-cell table:formula="of:=IF(COUNTIF([$'Eth and RAM'.$Q$3:$'Eth and RAM'.$T$19];[.A121]);&quot;Eth&quot;;&quot;&quot;)">
            <text:p/>
          </table:table-cell>
          <table:table-cell table:formula="of:=IF(COUNTIF([$'Eth and RAM'.$Q$23:$'Eth and RAM'.$Q$77];[.A121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2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22]);&quot;Eth&quot;;&quot;&quot;)">
            <text:p/>
          </table:table-cell>
          <table:table-cell table:formula="of:=IF(COUNTIF([$'Eth and RAM'.$Q$23:$'Eth and RAM'.$Q$77];[.A12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23]);&quot;LED&quot;;&quot;&quot;)">
            <text:p/>
          </table:table-cell>
          <table:table-cell table:formula="of:=IF(COUNTIF([$'Eth and RAM'.$Q$3:$'Eth and RAM'.$T$19];[.A123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2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24]);&quot;LED&quot;;&quot;&quot;)">
            <text:p/>
          </table:table-cell>
          <table:table-cell table:formula="of:=IF(COUNTIF([$'Eth and RAM'.$Q$3:$'Eth and RAM'.$T$19];[.A124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2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25]);&quot;LED&quot;;&quot;&quot;)">
            <text:p/>
          </table:table-cell>
          <table:table-cell table:formula="of:=IF(COUNTIF([$'Eth and RAM'.$Q$3:$'Eth and RAM'.$T$19];[.A125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2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26]);&quot;LED&quot;;&quot;&quot;)">
            <text:p/>
          </table:table-cell>
          <table:table-cell table:formula="of:=IF(COUNTIF([$'Eth and RAM'.$Q$3:$'Eth and RAM'.$T$19];[.A126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2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27]);&quot;LED&quot;;&quot;&quot;)">
            <text:p/>
          </table:table-cell>
          <table:table-cell table:formula="of:=IF(COUNTIF([$'Eth and RAM'.$Q$3:$'Eth and RAM'.$T$19];[.A127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2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2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28]);&quot;Eth&quot;;&quot;&quot;)">
            <text:p/>
          </table:table-cell>
          <table:table-cell table:formula="of:=IF(COUNTIF([$'Eth and RAM'.$Q$23:$'Eth and RAM'.$Q$77];[.A12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2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29]);&quot;Eth&quot;;&quot;&quot;)">
            <text:p/>
          </table:table-cell>
          <table:table-cell table:formula="of:=IF(COUNTIF([$'Eth and RAM'.$Q$23:$'Eth and RAM'.$Q$77];[.A12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3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30]);&quot;Eth&quot;;&quot;&quot;)">
            <text:p/>
          </table:table-cell>
          <table:table-cell table:formula="of:=IF(COUNTIF([$'Eth and RAM'.$Q$23:$'Eth and RAM'.$Q$77];[.A13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3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31]);&quot;Eth&quot;;&quot;&quot;)">
            <text:p/>
          </table:table-cell>
          <table:table-cell table:formula="of:=IF(COUNTIF([$'Eth and RAM'.$Q$23:$'Eth and RAM'.$Q$77];[.A13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3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32]);&quot;Eth&quot;;&quot;&quot;)">
            <text:p/>
          </table:table-cell>
          <table:table-cell table:formula="of:=IF(COUNTIF([$'Eth and RAM'.$Q$23:$'Eth and RAM'.$Q$77];[.A13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33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33]);&quot;Eth&quot;;&quot;&quot;)">
            <text:p/>
          </table:table-cell>
          <table:table-cell table:formula="of:=IF(COUNTIF([$'Eth and RAM'.$Q$23:$'Eth and RAM'.$Q$77];[.A13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34]);&quot;LED&quot;;&quot;&quot;)">
            <text:p/>
          </table:table-cell>
          <table:table-cell table:formula="of:=IF(COUNTIF([$'Eth and RAM'.$Q$3:$'Eth and RAM'.$T$19];[.A134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3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35]);&quot;LED&quot;;&quot;&quot;)">
            <text:p/>
          </table:table-cell>
          <table:table-cell table:formula="of:=IF(COUNTIF([$'Eth and RAM'.$Q$3:$'Eth and RAM'.$T$19];[.A135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3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36]);&quot;LED&quot;;&quot;&quot;)">
            <text:p/>
          </table:table-cell>
          <table:table-cell table:formula="of:=IF(COUNTIF([$'Eth and RAM'.$Q$3:$'Eth and RAM'.$T$19];[.A136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3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37]);&quot;LED&quot;;&quot;&quot;)">
            <text:p/>
          </table:table-cell>
          <table:table-cell table:formula="of:=IF(COUNTIF([$'Eth and RAM'.$Q$3:$'Eth and RAM'.$T$19];[.A137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3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3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38]);&quot;Eth&quot;;&quot;&quot;)">
            <text:p/>
          </table:table-cell>
          <table:table-cell table:formula="of:=IF(COUNTIF([$'Eth and RAM'.$Q$23:$'Eth and RAM'.$Q$77];[.A13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D_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3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39]);&quot;Eth&quot;;&quot;&quot;)">
            <text:p/>
          </table:table-cell>
          <table:table-cell table:formula="of:=IF(COUNTIF([$'Eth and RAM'.$Q$23:$'Eth and RAM'.$Q$77];[.A13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D_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4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40]);&quot;Eth&quot;;&quot;&quot;)">
            <text:p/>
          </table:table-cell>
          <table:table-cell table:formula="of:=IF(COUNTIF([$'Eth and RAM'.$Q$23:$'Eth and RAM'.$Q$77];[.A14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_II</text:p>
          </table:table-cell>
          <table:table-cell/>
          <table:table-cell table:formula="of:=IF(COUNTIF([$LEDs.$N$3:$LEDs.$R$80];[.A141]);&quot;LED&quot;;&quot;&quot;)">
            <text:p/>
          </table:table-cell>
          <table:table-cell table:formula="of:=IF(COUNTIF([$'Eth and RAM'.$Q$3:$'Eth and RAM'.$T$19];[.A141]);&quot;Eth&quot;;&quot;&quot;)">
            <text:p/>
          </table:table-cell>
          <table:table-cell table:formula="of:=IF(COUNTIF([$'Eth and RAM'.$Q$23:$'Eth and RAM'.$Q$77];[.A141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LEDs.$N$3:$LEDs.$R$80];[.A14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42]);&quot;Eth&quot;;&quot;&quot;)">
            <text:p/>
          </table:table-cell>
          <table:table-cell table:formula="of:=IF(COUNTIF([$'Eth and RAM'.$Q$23:$'Eth and RAM'.$Q$77];[.A14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LEDs.$N$3:$LEDs.$R$80];[.A143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43]);&quot;Eth&quot;;&quot;&quot;)">
            <text:p/>
          </table:table-cell>
          <table:table-cell table:formula="of:=IF(COUNTIF([$'Eth and RAM'.$Q$23:$'Eth and RAM'.$Q$77];[.A14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LEDs.$N$3:$LEDs.$R$80];[.A144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44]);&quot;Eth&quot;;&quot;&quot;)">
            <text:p/>
          </table:table-cell>
          <table:table-cell table:formula="of:=IF(COUNTIF([$'Eth and RAM'.$Q$23:$'Eth and RAM'.$Q$77];[.A14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4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45]);&quot;Eth&quot;;&quot;&quot;)">
            <text:p/>
          </table:table-cell>
          <table:table-cell table:formula="of:=IF(COUNTIF([$'Eth and RAM'.$Q$23:$'Eth and RAM'.$Q$77];[.A14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4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46]);&quot;Eth&quot;;&quot;&quot;)">
            <text:p/>
          </table:table-cell>
          <table:table-cell table:formula="of:=IF(COUNTIF([$'Eth and RAM'.$Q$23:$'Eth and RAM'.$Q$77];[.A14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_II</text:p>
          </table:table-cell>
          <table:table-cell/>
          <table:table-cell table:formula="of:=IF(COUNTIF([$LEDs.$N$3:$LEDs.$R$80];[.A147]);&quot;LED&quot;;&quot;&quot;)">
            <text:p/>
          </table:table-cell>
          <table:table-cell table:formula="of:=IF(COUNTIF([$'Eth and RAM'.$Q$3:$'Eth and RAM'.$T$19];[.A147]);&quot;Eth&quot;;&quot;&quot;)">
            <text:p/>
          </table:table-cell>
          <table:table-cell table:formula="of:=IF(COUNTIF([$'Eth and RAM'.$Q$23:$'Eth and RAM'.$Q$77];[.A147]);&quot;RAM&quot;;&quot;&quot;)">
            <text:p/>
          </table:table-cell>
          <table:table-cell table:style-name="ce2"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4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48]);&quot;Eth&quot;;&quot;&quot;)">
            <text:p/>
          </table:table-cell>
          <table:table-cell table:formula="of:=IF(COUNTIF([$'Eth and RAM'.$Q$23:$'Eth and RAM'.$Q$77];[.A14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49]);&quot;LED&quot;;&quot;&quot;)">
            <text:p/>
          </table:table-cell>
          <table:table-cell table:formula="of:=IF(COUNTIF([$'Eth and RAM'.$Q$3:$'Eth and RAM'.$T$19];[.A149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4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50]);&quot;LED&quot;;&quot;&quot;)">
            <text:p/>
          </table:table-cell>
          <table:table-cell table:formula="of:=IF(COUNTIF([$'Eth and RAM'.$Q$3:$'Eth and RAM'.$T$19];[.A150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5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5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51]);&quot;Eth&quot;;&quot;&quot;)">
            <text:p/>
          </table:table-cell>
          <table:table-cell table:formula="of:=IF(COUNTIF([$'Eth and RAM'.$Q$23:$'Eth and RAM'.$Q$77];[.A15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5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52]);&quot;Eth&quot;;&quot;&quot;)">
            <text:p/>
          </table:table-cell>
          <table:table-cell table:formula="of:=IF(COUNTIF([$'Eth and RAM'.$Q$23:$'Eth and RAM'.$Q$77];[.A15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53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53]);&quot;Eth&quot;;&quot;&quot;)">
            <text:p/>
          </table:table-cell>
          <table:table-cell table:formula="of:=IF(COUNTIF([$'Eth and RAM'.$Q$23:$'Eth and RAM'.$Q$77];[.A15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54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54]);&quot;Eth&quot;;&quot;&quot;)">
            <text:p/>
          </table:table-cell>
          <table:table-cell table:formula="of:=IF(COUNTIF([$'Eth and RAM'.$Q$23:$'Eth and RAM'.$Q$77];[.A15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5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55]);&quot;Eth&quot;;&quot;&quot;)">
            <text:p/>
          </table:table-cell>
          <table:table-cell table:formula="of:=IF(COUNTIF([$'Eth and RAM'.$Q$23:$'Eth and RAM'.$Q$77];[.A15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LEDs.$N$3:$LEDs.$R$80];[.A15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56]);&quot;Eth&quot;;&quot;&quot;)">
            <text:p/>
          </table:table-cell>
          <table:table-cell table:formula="of:=IF(COUNTIF([$'Eth and RAM'.$Q$23:$'Eth and RAM'.$Q$77];[.A15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57]);&quot;LED&quot;;&quot;&quot;)">
            <text:p/>
          </table:table-cell>
          <table:table-cell table:formula="of:=IF(COUNTIF([$'Eth and RAM'.$Q$3:$'Eth and RAM'.$T$19];[.A157]);&quot;Eth&quot;;&quot;&quot;)">
            <text:p/>
          </table:table-cell>
          <table:table-cell table:formula="of:=IF(COUNTIF([$'Eth and RAM'.$Q$23:$'Eth and RAM'.$Q$77];[.A157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special</text:p>
          </table:table-cell>
          <table:table-cell table:number-columns-repeated="2"/>
          <table:table-cell table:formula="of:=IF(COUNTIF([$LEDs.$N$3:$LEDs.$R$80];[.A158]);&quot;LED&quot;;&quot;&quot;)">
            <text:p/>
          </table:table-cell>
          <table:table-cell table:formula="of:=IF(COUNTIF([$'Eth and RAM'.$Q$3:$'Eth and RAM'.$T$19];[.A158]);&quot;Eth&quot;;&quot;&quot;)">
            <text:p/>
          </table:table-cell>
          <table:table-cell table:formula="of:=IF(COUNTIF([$'Eth and RAM'.$Q$23:$'Eth and RAM'.$Q$77];[.A158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5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59]);&quot;Eth&quot;;&quot;&quot;)">
            <text:p/>
          </table:table-cell>
          <table:table-cell table:formula="of:=IF(COUNTIF([$'Eth and RAM'.$Q$23:$'Eth and RAM'.$Q$77];[.A15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6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60]);&quot;Eth&quot;;&quot;&quot;)">
            <text:p/>
          </table:table-cell>
          <table:table-cell table:formula="of:=IF(COUNTIF([$'Eth and RAM'.$Q$23:$'Eth and RAM'.$Q$77];[.A16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6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61]);&quot;Eth&quot;;&quot;&quot;)">
            <text:p/>
          </table:table-cell>
          <table:table-cell table:formula="of:=IF(COUNTIF([$'Eth and RAM'.$Q$23:$'Eth and RAM'.$Q$77];[.A16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6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62]);&quot;Eth&quot;;&quot;&quot;)">
            <text:p/>
          </table:table-cell>
          <table:table-cell table:formula="of:=IF(COUNTIF([$'Eth and RAM'.$Q$23:$'Eth and RAM'.$Q$77];[.A16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6</text:p>
          </table:table-cell>
          <table:table-cell table:style-name="ce2" office:value-type="string" calcext:value-type="string">
            <text:p>unused</text:p>
          </table:table-cell>
          <table:table-cell table:number-columns-repeated="2"/>
          <table:table-cell table:formula="of:=IF(COUNTIF([$LEDs.$N$3:$LEDs.$R$80];[.A163]);&quot;LED&quot;;&quot;&quot;)">
            <text:p/>
          </table:table-cell>
          <table:table-cell table:formula="of:=IF(COUNTIF([$'Eth and RAM'.$Q$3:$'Eth and RAM'.$T$19];[.A163]);&quot;Eth&quot;;&quot;&quot;)">
            <text:p/>
          </table:table-cell>
          <table:table-cell table:formula="of:=IF(COUNTIF([$'Eth and RAM'.$Q$23:$'Eth and RAM'.$Q$77];[.A16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64]);&quot;LED&quot;;&quot;&quot;)">
            <text:p/>
          </table:table-cell>
          <table:table-cell table:formula="of:=IF(COUNTIF([$'Eth and RAM'.$Q$3:$'Eth and RAM'.$T$19];[.A164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6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6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65]);&quot;Eth&quot;;&quot;&quot;)">
            <text:p/>
          </table:table-cell>
          <table:table-cell table:formula="of:=IF(COUNTIF([$'Eth and RAM'.$Q$23:$'Eth and RAM'.$Q$77];[.A16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6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66]);&quot;Eth&quot;;&quot;&quot;)">
            <text:p/>
          </table:table-cell>
          <table:table-cell table:formula="of:=IF(COUNTIF([$'Eth and RAM'.$Q$23:$'Eth and RAM'.$Q$77];[.A16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67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67]);&quot;Eth&quot;;&quot;&quot;)">
            <text:p/>
          </table:table-cell>
          <table:table-cell table:formula="of:=IF(COUNTIF([$'Eth and RAM'.$Q$23:$'Eth and RAM'.$Q$77];[.A16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6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68]);&quot;Eth&quot;;&quot;&quot;)">
            <text:p/>
          </table:table-cell>
          <table:table-cell table:formula="of:=IF(COUNTIF([$'Eth and RAM'.$Q$23:$'Eth and RAM'.$Q$77];[.A16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69]);&quot;LED&quot;;&quot;&quot;)">
            <text:p/>
          </table:table-cell>
          <table:table-cell table:formula="of:=IF(COUNTIF([$'Eth and RAM'.$Q$3:$'Eth and RAM'.$T$19];[.A169]);&quot;Eth&quot;;&quot;&quot;)">
            <text:p/>
          </table:table-cell>
          <table:table-cell table:formula="of:=IF(COUNTIF([$'Eth and RAM'.$Q$23:$'Eth and RAM'.$Q$77];[.A169]);&quot;RAM&quot;;&quot;&quot;)">
            <text:p/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LEDs.$N$3:$LEDs.$R$80];[.A17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70]);&quot;Eth&quot;;&quot;&quot;)">
            <text:p/>
          </table:table-cell>
          <table:table-cell table:formula="of:=IF(COUNTIF([$'Eth and RAM'.$Q$23:$'Eth and RAM'.$Q$77];[.A17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LEDs.$N$3:$LEDs.$R$80];[.A17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71]);&quot;Eth&quot;;&quot;&quot;)">
            <text:p/>
          </table:table-cell>
          <table:table-cell table:formula="of:=IF(COUNTIF([$'Eth and RAM'.$Q$23:$'Eth and RAM'.$Q$77];[.A17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7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72]);&quot;Eth&quot;;&quot;&quot;)">
            <text:p/>
          </table:table-cell>
          <table:table-cell table:formula="of:=IF(COUNTIF([$'Eth and RAM'.$Q$23:$'Eth and RAM'.$Q$77];[.A17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73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73]);&quot;Eth&quot;;&quot;&quot;)">
            <text:p/>
          </table:table-cell>
          <table:table-cell table:formula="of:=IF(COUNTIF([$'Eth and RAM'.$Q$23:$'Eth and RAM'.$Q$77];[.A17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74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74]);&quot;Eth&quot;;&quot;&quot;)">
            <text:p/>
          </table:table-cell>
          <table:table-cell table:formula="of:=IF(COUNTIF([$'Eth and RAM'.$Q$23:$'Eth and RAM'.$Q$77];[.A17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7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75]);&quot;Eth&quot;;&quot;&quot;)">
            <text:p/>
          </table:table-cell>
          <table:table-cell table:formula="of:=IF(COUNTIF([$'Eth and RAM'.$Q$23:$'Eth and RAM'.$Q$77];[.A17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7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76]);&quot;Eth&quot;;&quot;&quot;)">
            <text:p/>
          </table:table-cell>
          <table:table-cell table:formula="of:=IF(COUNTIF([$'Eth and RAM'.$Q$23:$'Eth and RAM'.$Q$77];[.A17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77]);&quot;LED&quot;;&quot;&quot;)">
            <text:p/>
          </table:table-cell>
          <table:table-cell table:formula="of:=IF(COUNTIF([$'Eth and RAM'.$Q$3:$'Eth and RAM'.$T$19];[.A177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7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78]);&quot;LED&quot;;&quot;&quot;)">
            <text:p/>
          </table:table-cell>
          <table:table-cell table:formula="of:=IF(COUNTIF([$'Eth and RAM'.$Q$3:$'Eth and RAM'.$T$19];[.A178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7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7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79]);&quot;Eth&quot;;&quot;&quot;)">
            <text:p/>
          </table:table-cell>
          <table:table-cell table:formula="of:=IF(COUNTIF([$'Eth and RAM'.$Q$23:$'Eth and RAM'.$Q$77];[.A17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80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80]);&quot;Eth&quot;;&quot;&quot;)">
            <text:p/>
          </table:table-cell>
          <table:table-cell table:formula="of:=IF(COUNTIF([$'Eth and RAM'.$Q$23:$'Eth and RAM'.$Q$77];[.A18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8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81]);&quot;Eth&quot;;&quot;&quot;)">
            <text:p/>
          </table:table-cell>
          <table:table-cell table:formula="of:=IF(COUNTIF([$'Eth and RAM'.$Q$23:$'Eth and RAM'.$Q$77];[.A18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82]);&quot;LED&quot;;&quot;&quot;)">
            <text:p/>
          </table:table-cell>
          <table:table-cell table:formula="of:=IF(COUNTIF([$'Eth and RAM'.$Q$3:$'Eth and RAM'.$T$19];[.A182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8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83]);&quot;LED&quot;;&quot;&quot;)">
            <text:p/>
          </table:table-cell>
          <table:table-cell table:formula="of:=IF(COUNTIF([$'Eth and RAM'.$Q$3:$'Eth and RAM'.$T$19];[.A183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83]);&quot;RAM&quot;;&quot;&quot;)">
            <text:p/>
          </table:table-cell>
          <table:table-cell/>
          <table:table-cell office:value-type="string" calcext:value-type="string">
            <text:p>Reset#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84]);&quot;LED&quot;;&quot;&quot;)">
            <text:p/>
          </table:table-cell>
          <table:table-cell table:formula="of:=IF(COUNTIF([$'Eth and RAM'.$Q$3:$'Eth and RAM'.$T$19];[.A184]);&quot;Eth&quot;;&quot;&quot;)">
            <text:p/>
          </table:table-cell>
          <table:table-cell table:formula="of:=IF(COUNTIF([$'Eth and RAM'.$Q$23:$'Eth and RAM'.$Q$77];[.A184]);&quot;RAM&quot;;&quot;&quot;)">
            <text:p/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LEDs.$N$3:$LEDs.$R$80];[.A185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85]);&quot;Eth&quot;;&quot;&quot;)">
            <text:p/>
          </table:table-cell>
          <table:table-cell table:formula="of:=IF(COUNTIF([$'Eth and RAM'.$Q$23:$'Eth and RAM'.$Q$77];[.A18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86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86]);&quot;Eth&quot;;&quot;&quot;)">
            <text:p/>
          </table:table-cell>
          <table:table-cell table:formula="of:=IF(COUNTIF([$'Eth and RAM'.$Q$23:$'Eth and RAM'.$Q$77];[.A18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87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87]);&quot;Eth&quot;;&quot;&quot;)">
            <text:p/>
          </table:table-cell>
          <table:table-cell table:formula="of:=IF(COUNTIF([$'Eth and RAM'.$Q$23:$'Eth and RAM'.$Q$77];[.A18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8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88]);&quot;Eth&quot;;&quot;&quot;)">
            <text:p/>
          </table:table-cell>
          <table:table-cell table:formula="of:=IF(COUNTIF([$'Eth and RAM'.$Q$23:$'Eth and RAM'.$Q$77];[.A18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8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89]);&quot;Eth&quot;;&quot;&quot;)">
            <text:p/>
          </table:table-cell>
          <table:table-cell table:formula="of:=IF(COUNTIF([$'Eth and RAM'.$Q$23:$'Eth and RAM'.$Q$77];[.A18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90]);&quot;LED&quot;;&quot;&quot;)">
            <text:p/>
          </table:table-cell>
          <table:table-cell table:formula="of:=IF(COUNTIF([$'Eth and RAM'.$Q$3:$'Eth and RAM'.$T$19];[.A190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9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91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91]);&quot;Eth&quot;;&quot;&quot;)">
            <text:p/>
          </table:table-cell>
          <table:table-cell table:formula="of:=IF(COUNTIF([$'Eth and RAM'.$Q$23:$'Eth and RAM'.$Q$77];[.A19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92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92]);&quot;Eth&quot;;&quot;&quot;)">
            <text:p/>
          </table:table-cell>
          <table:table-cell table:formula="of:=IF(COUNTIF([$'Eth and RAM'.$Q$23:$'Eth and RAM'.$Q$77];[.A19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93]);&quot;LED&quot;;&quot;&quot;)">
            <text:p/>
          </table:table-cell>
          <table:table-cell table:formula="of:=IF(COUNTIF([$'Eth and RAM'.$Q$3:$'Eth and RAM'.$T$19];[.A193]);&quot;Eth&quot;;&quot;&quot;)" office:value-type="string" office:string-value="Eth" calcext:value-type="string">
            <text:p>Eth</text:p>
          </table:table-cell>
          <table:table-cell table:formula="of:=IF(COUNTIF([$'Eth and RAM'.$Q$23:$'Eth and RAM'.$Q$77];[.A19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LEDs.$N$3:$LEDs.$R$80];[.A194]);&quot;LED&quot;;&quot;&quot;)">
            <text:p/>
          </table:table-cell>
          <table:table-cell table:formula="of:=IF(COUNTIF([$'Eth and RAM'.$Q$3:$'Eth and RAM'.$T$19];[.A194]);&quot;Eth&quot;;&quot;&quot;)">
            <text:p/>
          </table:table-cell>
          <table:table-cell table:formula="of:=IF(COUNTIF([$'Eth and RAM'.$Q$23:$'Eth and RAM'.$Q$77];[.A194]);&quot;RAM&quot;;&quot;&quot;)">
            <text:p/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95]);&quot;LED&quot;;&quot;&quot;)">
            <text:p/>
          </table:table-cell>
          <table:table-cell table:formula="of:=IF(COUNTIF([$'Eth and RAM'.$Q$3:$'Eth and RAM'.$T$19];[.A195]);&quot;Eth&quot;;&quot;&quot;)">
            <text:p/>
          </table:table-cell>
          <table:table-cell table:formula="of:=IF(COUNTIF([$'Eth and RAM'.$Q$23:$'Eth and RAM'.$Q$77];[.A195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LEDs.$N$3:$LEDs.$R$80];[.A196]);&quot;LED&quot;;&quot;&quot;)">
            <text:p/>
          </table:table-cell>
          <table:table-cell table:formula="of:=IF(COUNTIF([$'Eth and RAM'.$Q$3:$'Eth and RAM'.$T$19];[.A196]);&quot;Eth&quot;;&quot;&quot;)">
            <text:p/>
          </table:table-cell>
          <table:table-cell table:formula="of:=IF(COUNTIF([$'Eth and RAM'.$Q$23:$'Eth and RAM'.$Q$77];[.A196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97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97]);&quot;Eth&quot;;&quot;&quot;)">
            <text:p/>
          </table:table-cell>
          <table:table-cell table:formula="of:=IF(COUNTIF([$'Eth and RAM'.$Q$23:$'Eth and RAM'.$Q$77];[.A19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98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98]);&quot;Eth&quot;;&quot;&quot;)">
            <text:p/>
          </table:table-cell>
          <table:table-cell table:formula="of:=IF(COUNTIF([$'Eth and RAM'.$Q$23:$'Eth and RAM'.$Q$77];[.A19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LEDs.$N$3:$LEDs.$R$80];[.A199]);&quot;LED&quot;;&quot;&quot;)" office:value-type="string" office:string-value="LED" calcext:value-type="string">
            <text:p>LED</text:p>
          </table:table-cell>
          <table:table-cell table:formula="of:=IF(COUNTIF([$'Eth and RAM'.$Q$3:$'Eth and RAM'.$T$19];[.A199]);&quot;Eth&quot;;&quot;&quot;)">
            <text:p/>
          </table:table-cell>
          <table:table-cell table:formula="of:=IF(COUNTIF([$'Eth and RAM'.$Q$23:$'Eth and RAM'.$Q$77];[.A199]);&quot;RAM&quot;;&quot;&quot;)">
            <text:p/>
          </table:table-cell>
          <table:table-cell table:number-columns-repeated="1017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s" table:style-name="ta1">
        <table:table-column table:style-name="co6" table:number-columns-repeated="2" table:default-cell-style-name="ce6"/>
        <table:table-column table:style-name="co1" table:default-cell-style-name="ce6"/>
        <table:table-column table:style-name="co6" table:number-columns-repeated="2" table:default-cell-style-name="ce6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6"/>
        <table:table-column table:style-name="co1" table:default-cell-style-name="Default"/>
        <table:table-column table:style-name="co12" table:number-columns-repeated="2" table:default-cell-style-name="ce16"/>
        <table:table-column table:style-name="co1" table:default-cell-style-name="ce16"/>
        <table:table-column table:style-name="co10" table:number-columns-repeated="2" table:default-cell-style-name="ce16"/>
        <table:table-row table:style-name="ro1">
          <table:table-cell table:number-columns-repeated="2"/>
          <table:table-cell table:style-name="ce7" office:value-type="string" calcext:value-type="string">
            <text:p>IDs </text:p>
          </table:table-cell>
          <table:table-cell table:number-columns-repeated="6"/>
          <table:table-cell table:style-name="ce3" office:value-type="string" calcext:value-type="string" table:number-columns-spanned="2" table:number-rows-spanned="1">
            <text:p>Outputs:</text:p>
          </table:table-cell>
          <table:covered-table-cell table:style-name="ce3"/>
          <table:table-cell table:style-name="ce15"/>
          <table:table-cell table:number-columns-repeated="3"/>
          <table:table-cell table:style-name="ce22" office:value-type="string" calcext:value-type="string">
            <text:p>Pin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LED J1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ED J16</text:p>
          </table:table-cell>
          <table:covered-table-cell/>
          <table:table-cell table:number-columns-repeated="4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n</text:p>
          </table:table-cell>
          <table:table-cell table:style-name="ce15" office:value-type="string" calcext:value-type="string">
            <text:p>LED?</text:p>
          </table:table-cell>
          <table:table-cell/>
          <table:table-cell table:style-name="ce7" office:value-type="string" calcext:value-type="string" table:number-columns-spanned="2" table:number-rows-spanned="1">
            <text:p>LED J1</text:p>
          </table:table-cell>
          <table:covered-table-cell table:style-name="ce20"/>
          <table:table-cell table:style-name="ce20"/>
          <table:table-cell table:style-name="ce7" office:value-type="string" calcext:value-type="string" table:number-columns-spanned="2" table:number-rows-spanned="1">
            <text:p>LED J16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A</text:p>
          </table:table-cell>
          <table:table-cell/>
          <table:table-cell table:style-name="ce8" office:value-type="string" calcext:value-type="string">
            <text:p>3A</text:p>
          </table:table-cell>
          <table:table-cell table:style-name="ce8" office:value-type="string" calcext:value-type="string">
            <text:p>39</text:p>
          </table:table-cell>
          <table:table-cell/>
          <table:table-cell table:style-name="ce11" office:value-type="string" calcext:value-type="string">
            <text:p>R0</text:p>
          </table:table-cell>
          <table:table-cell table:style-name="ce11" office:value-type="string" calcext:value-type="string">
            <text:p>G0</text:p>
          </table:table-cell>
          <table:table-cell/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A6</text:p>
          </table:table-cell>
          <table:table-cell table:formula="of:=IF(COUNTIF([.$A$3:.$E$80];[.J3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3];[.$J$3:.$K$144];2)" office:value-type="string" office:string-value="C4" calcext:value-type="string">
            <text:p>C4</text:p>
          </table:table-cell>
          <table:table-cell table:style-name="ce18" table:formula="of:=VLOOKUP([.B3];[.$J$3:.$K$144];2)" office:value-type="string" office:string-value="D4" calcext:value-type="string">
            <text:p>D4</text:p>
          </table:table-cell>
          <table:table-cell table:style-name="ce20"/>
          <table:table-cell table:style-name="ce18" table:formula="of:=VLOOKUP([.D3];[.$J$3:.$K$144];2)" office:value-type="string" office:string-value="G14" calcext:value-type="string">
            <text:p>G14</text:p>
          </table:table-cell>
          <table:table-cell table:style-name="ce18" table:formula="of:=VLOOKUP([.E3];[.$J$3:.$K$144];2)" office:value-type="string" office:string-value="G13" calcext:value-type="string">
            <text:p>G13</text:p>
          </table:table-cell>
        </table:table-row>
        <table:table-row table:style-name="ro1">
          <table:table-cell table:style-name="ce8" office:value-type="string" calcext:value-type="string">
            <text:p>21</text:p>
          </table:table-cell>
          <table:table-cell table:style-name="ce10"/>
          <table:table-cell/>
          <table:table-cell table:style-name="ce8" office:value-type="string" calcext:value-type="string">
            <text:p>2E</text:p>
          </table:table-cell>
          <table:table-cell table:style-name="ce10"/>
          <table:table-cell/>
          <table:table-cell table:style-name="ce11" office:value-type="string" calcext:value-type="string">
            <text:p>B0</text:p>
          </table:table-cell>
          <table:table-cell table:style-name="ce13" office:value-type="string" calcext:value-type="string">
            <text:p>GND</text:p>
          </table:table-cell>
          <table:table-cell/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A7</text:p>
          </table:table-cell>
          <table:table-cell table:formula="of:=IF(COUNTIF([.$A$3:.$E$80];[.J4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4];[.$J$3:.$K$144];2)" office:value-type="string" office:string-value="E4" calcext:value-type="string">
            <text:p>E4</text:p>
          </table:table-cell>
          <table:table-cell table:style-name="ce21"/>
          <table:table-cell table:style-name="ce20"/>
          <table:table-cell table:style-name="ce18" table:formula="of:=VLOOKUP([.D4];[.$J$3:.$K$144];2)" office:value-type="string" office:string-value="F12" calcext:value-type="string">
            <text:p>F12</text:p>
          </table:table-cell>
          <table:table-cell table:style-name="ce21"/>
        </table:table-row>
        <table:table-row table:style-name="ro1"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20</text:p>
          </table:table-cell>
          <table:table-cell/>
          <table:table-cell table:style-name="ce8" office:value-type="string" calcext:value-type="string">
            <text:p>2F</text:p>
          </table:table-cell>
          <table:table-cell table:style-name="ce8" office:value-type="string" calcext:value-type="string">
            <text:p>30</text:p>
          </table:table-cell>
          <table:table-cell/>
          <table:table-cell table:style-name="ce11" office:value-type="string" calcext:value-type="string">
            <text:p>R1</text:p>
          </table:table-cell>
          <table:table-cell table:style-name="ce11" office:value-type="string" calcext:value-type="string">
            <text:p>G1</text:p>
          </table:table-cell>
          <table:table-cell/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A8</text:p>
          </table:table-cell>
          <table:table-cell table:formula="of:=IF(COUNTIF([.$A$3:.$E$80];[.J5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5];[.$J$3:.$K$144];2)" office:value-type="string" office:string-value="D3" calcext:value-type="string">
            <text:p>D3</text:p>
          </table:table-cell>
          <table:table-cell table:style-name="ce18" table:formula="of:=VLOOKUP([.B5];[.$J$3:.$K$144];2)" office:value-type="string" office:string-value="E3" calcext:value-type="string">
            <text:p>E3</text:p>
          </table:table-cell>
          <table:table-cell table:style-name="ce20"/>
          <table:table-cell table:style-name="ce18" table:formula="of:=VLOOKUP([.D5];[.$J$3:.$K$144];2)" office:value-type="string" office:string-value="F13" calcext:value-type="string">
            <text:p>F13</text:p>
          </table:table-cell>
          <table:table-cell table:style-name="ce18" table:formula="of:=VLOOKUP([.E5];[.$J$3:.$K$144];2)" office:value-type="string" office:string-value="F14" calcext:value-type="string">
            <text:p>F14</text:p>
          </table:table-cell>
        </table:table-row>
        <table:table-row table:style-name="ro1">
          <table:table-cell table:style-name="ce8" office:value-type="string" calcext:value-type="string">
            <text:p>2C</text:p>
          </table:table-cell>
          <table:table-cell table:style-name="ce9" office:value-type="string" calcext:value-type="string">
            <text:p>6A</text:p>
          </table:table-cell>
          <table:table-cell/>
          <table:table-cell table:style-name="ce8" office:value-type="string" calcext:value-type="string">
            <text:p>26</text:p>
          </table:table-cell>
          <table:table-cell table:style-name="ce9"/>
          <table:table-cell/>
          <table:table-cell table:style-name="ce11" office:value-type="string" calcext:value-type="string">
            <text:p>B1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A9</text:p>
          </table:table-cell>
          <table:table-cell table:formula="of:=IF(COUNTIF([.$A$3:.$E$80];[.J6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6];[.$J$3:.$K$144];2)" office:value-type="string" office:string-value="F4" calcext:value-type="string">
            <text:p>F4</text:p>
          </table:table-cell>
          <table:table-cell table:style-name="ce19" table:formula="of:=VLOOKUP([.B6];[.$J$3:.$K$144];2)" office:value-type="string" office:string-value="N4" calcext:value-type="string">
            <text:p>N4</text:p>
          </table:table-cell>
          <table:table-cell table:style-name="ce20"/>
          <table:table-cell table:style-name="ce18" table:formula="of:=VLOOKUP([.D6];[.$J$3:.$K$144];2)" office:value-type="string" office:string-value="E14" calcext:value-type="string">
            <text:p>E14</text:p>
          </table:table-cell>
          <table:table-cell table:style-name="ce19"/>
        </table:table-row>
        <table:table-row table:style-name="ro1"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69</text:p>
          </table:table-cell>
          <table:table-cell/>
          <table:table-cell table:style-name="ce9" table:number-columns-repeated="2"/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14" office:value-type="string" calcext:value-type="string">
            <text:p>04</text:p>
          </table:table-cell>
          <table:table-cell table:style-name="ce14" office:value-type="string" calcext:value-type="string">
            <text:p>A15</text:p>
          </table:table-cell>
          <table:table-cell table:formula="of:=IF(COUNTIF([.$A$3:.$E$80];[.J7]);&quot;Yes&quot;;&quot;No&quot;)" office:value-type="string" office:string-value="No" calcext:value-type="string">
            <text:p>No</text:p>
          </table:table-cell>
          <table:table-cell/>
          <table:table-cell table:style-name="ce19" table:formula="of:=VLOOKUP([.A7];[.$J$3:.$K$144];2)" office:value-type="string" office:string-value="N5" calcext:value-type="string">
            <text:p>N5</text:p>
          </table:table-cell>
          <table:table-cell table:style-name="ce19" table:formula="of:=VLOOKUP([.B7];[.$J$3:.$K$144];2)" office:value-type="string" office:string-value="N3" calcext:value-type="string">
            <text:p>N3</text:p>
          </table:table-cell>
          <table:table-cell table:style-name="ce20"/>
          <table:table-cell table:style-name="ce19" table:number-columns-repeated="2"/>
        </table:table-row>
        <table:table-row table:style-name="ro1">
          <table:table-cell table:style-name="ce9" office:value-type="string" calcext:value-type="string">
            <text:p>74</text:p>
          </table:table-cell>
          <table:table-cell table:style-name="ce9" office:value-type="string" calcext:value-type="string">
            <text:p>75</text:p>
          </table:table-cell>
          <table:table-cell/>
          <table:table-cell table:style-name="ce9" table:number-columns-repeated="2"/>
          <table:table-cell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B1</text:p>
          </table:table-cell>
          <table:table-cell table:formula="of:=IF(COUNTIF([.$A$3:.$E$80];[.J8]);&quot;Yes&quot;;&quot;No&quot;)" office:value-type="string" office:string-value="Yes" calcext:value-type="string">
            <text:p>Yes</text:p>
          </table:table-cell>
          <table:table-cell/>
          <table:table-cell table:style-name="ce19" table:formula="of:=VLOOKUP([.A8];[.$J$3:.$K$144];2)" office:value-type="string" office:string-value="P3" calcext:value-type="string">
            <text:p>P3</text:p>
          </table:table-cell>
          <table:table-cell table:style-name="ce19" table:formula="of:=VLOOKUP([.B8];[.$J$3:.$K$144];2)" office:value-type="string" office:string-value="P4" calcext:value-type="string">
            <text:p>P4</text:p>
          </table:table-cell>
          <table:table-cell table:style-name="ce20"/>
          <table:table-cell table:style-name="ce19" table:number-columns-repeated="2"/>
        </table:table-row>
        <table:table-row table:style-name="ro1"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68</text:p>
          </table:table-cell>
          <table:table-cell/>
          <table:table-cell table:style-name="ce9" table:number-columns-repeated="2"/>
          <table:table-cell/>
          <table:table-cell table:style-name="ce12" office:value-type="string" calcext:value-type="string">
            <text:p>CLK</text:p>
          </table:table-cell>
          <table:table-cell table:style-name="ce12" office:value-type="string" calcext:value-type="string">
            <text:p>LAT</text:p>
          </table:table-cell>
          <table:table-cell/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B5</text:p>
          </table:table-cell>
          <table:table-cell table:formula="of:=IF(COUNTIF([.$A$3:.$E$80];[.J9]);&quot;Yes&quot;;&quot;No&quot;)" office:value-type="string" office:string-value="No" calcext:value-type="string">
            <text:p>No</text:p>
          </table:table-cell>
          <table:table-cell/>
          <table:table-cell table:style-name="ce19" table:formula="of:=VLOOKUP([.A9];[.$J$3:.$K$144];2)" office:value-type="string" office:string-value="M3" calcext:value-type="string">
            <text:p>M3</text:p>
          </table:table-cell>
          <table:table-cell table:style-name="ce19" table:formula="of:=VLOOKUP([.B9];[.$J$3:.$K$144];2)" office:value-type="string" office:string-value="N1" calcext:value-type="string">
            <text:p>N1</text:p>
          </table:table-cell>
          <table:table-cell table:style-name="ce20"/>
          <table:table-cell table:style-name="ce19" table:number-columns-repeated="2"/>
        </table:table-row>
        <table:table-row table:style-name="ro1">
          <table:table-cell table:style-name="ce9" office:value-type="string" calcext:value-type="string">
            <text:p>5E</text:p>
          </table:table-cell>
          <table:table-cell table:style-name="ce10"/>
          <table:table-cell/>
          <table:table-cell table:style-name="ce9"/>
          <table:table-cell table:style-name="ce10"/>
          <table:table-cell/>
          <table:table-cell table:style-name="ce12" office:value-type="string" calcext:value-type="string">
            <text:p>OE</text:p>
          </table:table-cell>
          <table:table-cell table:style-name="ce13" office:value-type="string" calcext:value-type="string">
            <text:p>GND</text:p>
          </table:table-cell>
          <table:table-cell/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B6</text:p>
          </table:table-cell>
          <table:table-cell table:formula="of:=IF(COUNTIF([.$A$3:.$E$80];[.J10]);&quot;Yes&quot;;&quot;No&quot;)" office:value-type="string" office:string-value="No" calcext:value-type="string">
            <text:p>No</text:p>
          </table:table-cell>
          <table:table-cell/>
          <table:table-cell table:style-name="ce19" table:formula="of:=VLOOKUP([.A10];[.$J$3:.$K$144];2)" office:value-type="string" office:string-value="M4" calcext:value-type="string">
            <text:p>M4</text:p>
          </table:table-cell>
          <table:table-cell table:style-name="ce21"/>
          <table:table-cell table:style-name="ce20"/>
          <table:table-cell table:style-name="ce19"/>
          <table:table-cell table:style-name="ce21"/>
        </table:table-row>
        <table:table-row table:style-name="ro1">
          <table:table-cell table:number-columns-repeated="9"/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B7</text:p>
          </table:table-cell>
          <table:table-cell table:formula="of:=IF(COUNTIF([.$A$3:.$E$80];[.J11]);&quot;Yes&quot;;&quot;No&quot;)" office:value-type="string" office:string-value="No" calcext:value-type="string">
            <text:p>No</text:p>
          </table:table-cell>
          <table:table-cell/>
          <table:table-cell table:style-name="ce20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LED J2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ED J15</text:p>
          </table:table-cell>
          <table:covered-table-cell/>
          <table:table-cell table:number-columns-repeated="4"/>
          <table:table-cell table:style-name="ce14" office:value-type="string" calcext:value-type="string">
            <text:p>09</text:p>
          </table:table-cell>
          <table:table-cell table:style-name="ce14" office:value-type="string" calcext:value-type="string">
            <text:p>B8</text:p>
          </table:table-cell>
          <table:table-cell table:formula="of:=IF(COUNTIF([.$A$3:.$E$80];[.J12]);&quot;Yes&quot;;&quot;No&quot;)" office:value-type="string" office:string-value="No" calcext:value-type="string">
            <text:p>No</text:p>
          </table:table-cell>
          <table:table-cell/>
          <table:table-cell table:style-name="ce7" office:value-type="string" calcext:value-type="string" table:number-columns-spanned="2" table:number-rows-spanned="1">
            <text:p>LED J2</text:p>
          </table:table-cell>
          <table:covered-table-cell table:style-name="ce20"/>
          <table:table-cell table:style-name="ce20"/>
          <table:table-cell table:style-name="ce7" office:value-type="string" calcext:value-type="string" table:number-columns-spanned="2" table:number-rows-spanned="1">
            <text:p>LED J15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>
            <text:p>2B</text:p>
          </table:table-cell>
          <table:table-cell table:style-name="ce8" office:value-type="string" calcext:value-type="string">
            <text:p>2D</text:p>
          </table:table-cell>
          <table:table-cell/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4F</text:p>
          </table:table-cell>
          <table:table-cell table:number-columns-repeated="4"/>
          <table:table-cell table:style-name="ce14" office:value-type="string" calcext:value-type="string">
            <text:p>0A</text:p>
          </table:table-cell>
          <table:table-cell table:style-name="ce14" office:value-type="string" calcext:value-type="string">
            <text:p>B9</text:p>
          </table:table-cell>
          <table:table-cell table:formula="of:=IF(COUNTIF([.$A$3:.$E$80];[.J13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13];[.$J$3:.$K$144];2)" office:value-type="string" office:string-value="F3" calcext:value-type="string">
            <text:p>F3</text:p>
          </table:table-cell>
          <table:table-cell table:style-name="ce18" table:formula="of:=VLOOKUP([.B13];[.$J$3:.$K$144];2)" office:value-type="string" office:string-value="F5" calcext:value-type="string">
            <text:p>F5</text:p>
          </table:table-cell>
          <table:table-cell table:style-name="ce20"/>
          <table:table-cell table:style-name="ce18" table:formula="of:=VLOOKUP([.D13];[.$J$3:.$K$144];2)" office:value-type="string" office:string-value="J13" calcext:value-type="string">
            <text:p>J13</text:p>
          </table:table-cell>
          <table:table-cell table:style-name="ce18" table:formula="of:=VLOOKUP([.E13];[.$J$3:.$K$144];2)" office:value-type="string" office:string-value="K13" calcext:value-type="string">
            <text:p>K13</text:p>
          </table:table-cell>
        </table:table-row>
        <table:table-row table:style-name="ro1">
          <table:table-cell table:style-name="ce8" office:value-type="string" calcext:value-type="string">
            <text:p>35</text:p>
          </table:table-cell>
          <table:table-cell table:style-name="ce10"/>
          <table:table-cell/>
          <table:table-cell table:style-name="ce8" office:value-type="string" calcext:value-type="string">
            <text:p>47</text:p>
          </table:table-cell>
          <table:table-cell table:style-name="ce10"/>
          <table:table-cell table:number-columns-repeated="4"/>
          <table:table-cell table:style-name="ce14" office:value-type="string" calcext:value-type="string">
            <text:p>0B</text:p>
          </table:table-cell>
          <table:table-cell table:style-name="ce14" office:value-type="string" calcext:value-type="string">
            <text:p>B10</text:p>
          </table:table-cell>
          <table:table-cell table:formula="of:=IF(COUNTIF([.$A$3:.$E$80];[.J14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14];[.$J$3:.$K$144];2)" office:value-type="string" office:string-value="G3" calcext:value-type="string">
            <text:p>G3</text:p>
          </table:table-cell>
          <table:table-cell table:style-name="ce21"/>
          <table:table-cell table:style-name="ce20"/>
          <table:table-cell table:style-name="ce18" table:formula="of:=VLOOKUP([.D14];[.$J$3:.$K$144];2)" office:value-type="string" office:string-value="J12" calcext:value-type="string">
            <text:p>J12</text:p>
          </table:table-cell>
          <table:table-cell table:style-name="ce21"/>
        </table:table-row>
        <table:table-row table:style-name="ro1"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E</text:p>
          </table:table-cell>
          <table:table-cell/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41</text:p>
          </table:table-cell>
          <table:table-cell table:number-columns-repeated="4"/>
          <table:table-cell table:style-name="ce14" office:value-type="string" calcext:value-type="string">
            <text:p>0C</text:p>
          </table:table-cell>
          <table:table-cell table:style-name="ce14" office:value-type="string" calcext:value-type="string">
            <text:p>B15</text:p>
          </table:table-cell>
          <table:table-cell table:formula="of:=IF(COUNTIF([.$A$3:.$E$80];[.J15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15];[.$J$3:.$K$144];2)" office:value-type="string" office:string-value="G4" calcext:value-type="string">
            <text:p>G4</text:p>
          </table:table-cell>
          <table:table-cell table:style-name="ce18" table:formula="of:=VLOOKUP([.B15];[.$J$3:.$K$144];2)" office:value-type="string" office:string-value="H3" calcext:value-type="string">
            <text:p>H3</text:p>
          </table:table-cell>
          <table:table-cell table:style-name="ce20"/>
          <table:table-cell table:style-name="ce18" table:formula="of:=VLOOKUP([.D15];[.$J$3:.$K$144];2)" office:value-type="string" office:string-value="H13" calcext:value-type="string">
            <text:p>H13</text:p>
          </table:table-cell>
          <table:table-cell table:style-name="ce18" table:formula="of:=VLOOKUP([.E15];[.$J$3:.$K$144];2)" office:value-type="string" office:string-value="H12" calcext:value-type="string">
            <text:p>H12</text:p>
          </table:table-cell>
        </table:table-row>
        <table:table-row table:style-name="ro1">
          <table:table-cell table:style-name="ce8" office:value-type="string" calcext:value-type="string">
            <text:p>3F</text:p>
          </table:table-cell>
          <table:table-cell table:style-name="ce9"/>
          <table:table-cell/>
          <table:table-cell table:style-name="ce8" office:value-type="string" calcext:value-type="string">
            <text:p>38</text:p>
          </table:table-cell>
          <table:table-cell table:style-name="ce9"/>
          <table:table-cell table:number-columns-repeated="4"/>
          <table:table-cell table:style-name="ce14" office:value-type="string" calcext:value-type="string">
            <text:p>0D</text:p>
          </table:table-cell>
          <table:table-cell table:style-name="ce14" office:value-type="string" calcext:value-type="string">
            <text:p>B16</text:p>
          </table:table-cell>
          <table:table-cell table:formula="of:=IF(COUNTIF([.$A$3:.$E$80];[.J16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16];[.$J$3:.$K$144];2)" office:value-type="string" office:string-value="H4" calcext:value-type="string">
            <text:p>H4</text:p>
          </table:table-cell>
          <table:table-cell table:style-name="ce19"/>
          <table:table-cell table:style-name="ce20"/>
          <table:table-cell table:style-name="ce18" table:formula="of:=VLOOKUP([.D16];[.$J$3:.$K$144];2)" office:value-type="string" office:string-value="G12" calcext:value-type="string">
            <text:p>G12</text:p>
          </table:table-cell>
          <table:table-cell table:style-name="ce19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0E</text:p>
          </table:table-cell>
          <table:table-cell table:style-name="ce14" office:value-type="string" calcext:value-type="string">
            <text:p>C1</text:p>
          </table:table-cell>
          <table:table-cell table:formula="of:=IF(COUNTIF([.$A$3:.$E$80];[.J17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0F</text:p>
          </table:table-cell>
          <table:table-cell table:style-name="ce14" office:value-type="string" calcext:value-type="string">
            <text:p>C2</text:p>
          </table:table-cell>
          <table:table-cell table:formula="of:=IF(COUNTIF([.$A$3:.$E$80];[.J18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C4</text:p>
          </table:table-cell>
          <table:table-cell table:formula="of:=IF(COUNTIF([.$A$3:.$E$80];[.J19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/>
          <table:table-cell table:style-name="ce10"/>
          <table:table-cell/>
          <table:table-cell table:style-name="ce9"/>
          <table:table-cell table:style-name="ce10"/>
          <table:table-cell table:number-columns-repeated="4"/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C7</text:p>
          </table:table-cell>
          <table:table-cell table:formula="of:=IF(COUNTIF([.$A$3:.$E$80];[.J20]);&quot;Yes&quot;;&quot;No&quot;)" office:value-type="string" office:string-value="No" calcext:value-type="string">
            <text:p>No</text:p>
          </table:table-cell>
          <table:table-cell/>
          <table:table-cell table:style-name="ce19"/>
          <table:table-cell table:style-name="ce21"/>
          <table:table-cell table:style-name="ce20"/>
          <table:table-cell table:style-name="ce19"/>
          <table:table-cell table:style-name="ce21"/>
        </table:table-row>
        <table:table-row table:style-name="ro1">
          <table:table-cell table:number-columns-repeated="9"/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C8</text:p>
          </table:table-cell>
          <table:table-cell table:formula="of:=IF(COUNTIF([.$A$3:.$E$80];[.J21]);&quot;Yes&quot;;&quot;No&quot;)" office:value-type="string" office:string-value="No" calcext:value-type="string">
            <text:p>No</text:p>
          </table:table-cell>
          <table:table-cell/>
          <table:table-cell table:style-name="ce20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LED J3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ED J14</text:p>
          </table:table-cell>
          <table:covered-table-cell/>
          <table:table-cell table:number-columns-repeated="4"/>
          <table:table-cell table:style-name="ce14" office:value-type="string" calcext:value-type="string">
            <text:p>13</text:p>
          </table:table-cell>
          <table:table-cell table:style-name="ce14" office:value-type="string" calcext:value-type="string">
            <text:p>C9</text:p>
          </table:table-cell>
          <table:table-cell table:formula="of:=IF(COUNTIF([.$A$3:.$E$80];[.J22]);&quot;Yes&quot;;&quot;No&quot;)" office:value-type="string" office:string-value="No" calcext:value-type="string">
            <text:p>No</text:p>
          </table:table-cell>
          <table:table-cell/>
          <table:table-cell table:style-name="ce7" office:value-type="string" calcext:value-type="string" table:number-columns-spanned="2" table:number-rows-spanned="1">
            <text:p>LED J3</text:p>
          </table:table-cell>
          <table:covered-table-cell table:style-name="ce20"/>
          <table:table-cell table:style-name="ce20"/>
          <table:table-cell table:style-name="ce7" office:value-type="string" calcext:value-type="string" table:number-columns-spanned="2" table:number-rows-spanned="1">
            <text:p>LED J14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40</text:p>
          </table:table-cell>
          <table:table-cell/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28</text:p>
          </table:table-cell>
          <table:table-cell table:number-columns-repeated="4"/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C10</text:p>
          </table:table-cell>
          <table:table-cell table:formula="of:=IF(COUNTIF([.$A$3:.$E$80];[.J23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23];[.$J$3:.$K$144];2)" office:value-type="string" office:string-value="G5" calcext:value-type="string">
            <text:p>G5</text:p>
          </table:table-cell>
          <table:table-cell table:style-name="ce18" table:formula="of:=VLOOKUP([.B23];[.$J$3:.$K$144];2)" office:value-type="string" office:string-value="H5" calcext:value-type="string">
            <text:p>H5</text:p>
          </table:table-cell>
          <table:table-cell table:style-name="ce20"/>
          <table:table-cell table:style-name="ce18" table:formula="of:=VLOOKUP([.D23];[.$J$3:.$K$144];2)" office:value-type="string" office:string-value="E15" calcext:value-type="string">
            <text:p>E15</text:p>
          </table:table-cell>
          <table:table-cell table:style-name="ce18" table:formula="of:=VLOOKUP([.E23];[.$J$3:.$K$144];2)" office:value-type="string" office:string-value="E16" calcext:value-type="string">
            <text:p>E16</text:p>
          </table:table-cell>
        </table:table-row>
        <table:table-row table:style-name="ro1">
          <table:table-cell table:style-name="ce8" office:value-type="string" calcext:value-type="string">
            <text:p>46</text:p>
          </table:table-cell>
          <table:table-cell table:style-name="ce10"/>
          <table:table-cell/>
          <table:table-cell table:style-name="ce8" office:value-type="string" calcext:value-type="string">
            <text:p>58</text:p>
          </table:table-cell>
          <table:table-cell table:style-name="ce10"/>
          <table:table-cell table:number-columns-repeated="4"/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C14</text:p>
          </table:table-cell>
          <table:table-cell table:formula="of:=IF(COUNTIF([.$A$3:.$E$80];[.J24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24];[.$J$3:.$K$144];2)" office:value-type="string" office:string-value="J5" calcext:value-type="string">
            <text:p>J5</text:p>
          </table:table-cell>
          <table:table-cell table:style-name="ce21"/>
          <table:table-cell table:style-name="ce20"/>
          <table:table-cell table:style-name="ce18" table:formula="of:=VLOOKUP([.D24];[.$J$3:.$K$144];2)" office:value-type="string" office:string-value="L12" calcext:value-type="string">
            <text:p>L12</text:p>
          </table:table-cell>
          <table:table-cell table:style-name="ce21"/>
        </table:table-row>
        <table:table-row table:style-name="ro1"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05</text:p>
          </table:table-cell>
          <table:table-cell/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67</text:p>
          </table:table-cell>
          <table:table-cell table:number-columns-repeated="4"/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C15</text:p>
          </table:table-cell>
          <table:table-cell table:formula="of:=IF(COUNTIF([.$A$3:.$E$80];[.J25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25];[.$J$3:.$K$144];2)" office:value-type="string" office:string-value="J4" calcext:value-type="string">
            <text:p>J4</text:p>
          </table:table-cell>
          <table:table-cell table:style-name="ce18" table:formula="of:=VLOOKUP([.B25];[.$J$3:.$K$144];2)" office:value-type="string" office:string-value="B1" calcext:value-type="string">
            <text:p>B1</text:p>
          </table:table-cell>
          <table:table-cell table:style-name="ce20"/>
          <table:table-cell table:style-name="ce18" table:formula="of:=VLOOKUP([.D25];[.$J$3:.$K$144];2)" office:value-type="string" office:string-value="L13" calcext:value-type="string">
            <text:p>L13</text:p>
          </table:table-cell>
          <table:table-cell table:style-name="ce18" table:formula="of:=VLOOKUP([.E25];[.$J$3:.$K$144];2)" office:value-type="string" office:string-value="M14" calcext:value-type="string">
            <text:p>M14</text:p>
          </table:table-cell>
        </table:table-row>
        <table:table-row table:style-name="ro1">
          <table:table-cell table:style-name="ce8" office:value-type="string" calcext:value-type="string">
            <text:p>0F</text:p>
          </table:table-cell>
          <table:table-cell table:style-name="ce9"/>
          <table:table-cell/>
          <table:table-cell table:style-name="ce8" office:value-type="string" calcext:value-type="string">
            <text:p>5A</text:p>
          </table:table-cell>
          <table:table-cell table:style-name="ce9"/>
          <table:table-cell table:number-columns-repeated="4"/>
          <table:table-cell table:style-name="ce14" office:value-type="string" calcext:value-type="string">
            <text:p>17</text:p>
          </table:table-cell>
          <table:table-cell table:style-name="ce14" office:value-type="string" calcext:value-type="string">
            <text:p>C16</text:p>
          </table:table-cell>
          <table:table-cell table:formula="of:=IF(COUNTIF([.$A$3:.$E$80];[.J26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26];[.$J$3:.$K$144];2)" office:value-type="string" office:string-value="C2" calcext:value-type="string">
            <text:p>C2</text:p>
          </table:table-cell>
          <table:table-cell table:style-name="ce19"/>
          <table:table-cell table:style-name="ce20"/>
          <table:table-cell table:style-name="ce18" table:formula="of:=VLOOKUP([.D26];[.$J$3:.$K$144];2)" office:value-type="string" office:string-value="L14" calcext:value-type="string">
            <text:p>L14</text:p>
          </table:table-cell>
          <table:table-cell table:style-name="ce19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18</text:p>
          </table:table-cell>
          <table:table-cell table:style-name="ce14" office:value-type="string" calcext:value-type="string">
            <text:p>D1</text:p>
          </table:table-cell>
          <table:table-cell table:formula="of:=IF(COUNTIF([.$A$3:.$E$80];[.J27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D3</text:p>
          </table:table-cell>
          <table:table-cell table:formula="of:=IF(COUNTIF([.$A$3:.$E$80];[.J28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1A</text:p>
          </table:table-cell>
          <table:table-cell table:style-name="ce14" office:value-type="string" calcext:value-type="string">
            <text:p>D4</text:p>
          </table:table-cell>
          <table:table-cell table:formula="of:=IF(COUNTIF([.$A$3:.$E$80];[.J29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/>
          <table:table-cell table:style-name="ce10"/>
          <table:table-cell/>
          <table:table-cell table:style-name="ce9"/>
          <table:table-cell table:style-name="ce10"/>
          <table:table-cell table:number-columns-repeated="4"/>
          <table:table-cell table:style-name="ce14" office:value-type="string" calcext:value-type="string">
            <text:p>1B</text:p>
          </table:table-cell>
          <table:table-cell table:style-name="ce14" office:value-type="string" calcext:value-type="string">
            <text:p>D8</text:p>
          </table:table-cell>
          <table:table-cell table:formula="of:=IF(COUNTIF([.$A$3:.$E$80];[.J30]);&quot;Yes&quot;;&quot;No&quot;)" office:value-type="string" office:string-value="No" calcext:value-type="string">
            <text:p>No</text:p>
          </table:table-cell>
          <table:table-cell/>
          <table:table-cell table:style-name="ce19"/>
          <table:table-cell table:style-name="ce21"/>
          <table:table-cell table:style-name="ce20"/>
          <table:table-cell table:style-name="ce19"/>
          <table:table-cell table:style-name="ce21"/>
        </table:table-row>
        <table:table-row table:style-name="ro1">
          <table:table-cell table:number-columns-repeated="9"/>
          <table:table-cell table:style-name="ce14" office:value-type="string" calcext:value-type="string">
            <text:p>1C</text:p>
          </table:table-cell>
          <table:table-cell table:style-name="ce14" office:value-type="string" calcext:value-type="string">
            <text:p>D9</text:p>
          </table:table-cell>
          <table:table-cell table:formula="of:=IF(COUNTIF([.$A$3:.$E$80];[.J31]);&quot;Yes&quot;;&quot;No&quot;)" office:value-type="string" office:string-value="No" calcext:value-type="string">
            <text:p>No</text:p>
          </table:table-cell>
          <table:table-cell/>
          <table:table-cell table:style-name="ce20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LED J4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ED J13</text:p>
          </table:table-cell>
          <table:covered-table-cell/>
          <table:table-cell table:number-columns-repeated="4"/>
          <table:table-cell table:style-name="ce14" office:value-type="string" calcext:value-type="string">
            <text:p>1D</text:p>
          </table:table-cell>
          <table:table-cell table:style-name="ce14" office:value-type="string" calcext:value-type="string">
            <text:p>D16</text:p>
          </table:table-cell>
          <table:table-cell table:formula="of:=IF(COUNTIF([.$A$3:.$E$80];[.J32]);&quot;Yes&quot;;&quot;No&quot;)" office:value-type="string" office:string-value="Yes" calcext:value-type="string">
            <text:p>Yes</text:p>
          </table:table-cell>
          <table:table-cell/>
          <table:table-cell table:style-name="ce7" office:value-type="string" calcext:value-type="string" table:number-columns-spanned="2" table:number-rows-spanned="1">
            <text:p>LED J4</text:p>
          </table:table-cell>
          <table:covered-table-cell table:style-name="ce20"/>
          <table:table-cell table:style-name="ce20"/>
          <table:table-cell table:style-name="ce7" office:value-type="string" calcext:value-type="string" table:number-columns-spanned="2" table:number-rows-spanned="1">
            <text:p>LED J13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>
            <text:p>0E</text:p>
          </table:table-cell>
          <table:table-cell table:style-name="ce8" office:value-type="string" calcext:value-type="string">
            <text:p>18</text:p>
          </table:table-cell>
          <table:table-cell/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43</text:p>
          </table:table-cell>
          <table:table-cell table:number-columns-repeated="4"/>
          <table:table-cell table:style-name="ce14" office:value-type="string" calcext:value-type="string">
            <text:p>1E</text:p>
          </table:table-cell>
          <table:table-cell table:style-name="ce14" office:value-type="string" calcext:value-type="string">
            <text:p>E1</text:p>
          </table:table-cell>
          <table:table-cell table:formula="of:=IF(COUNTIF([.$A$3:.$E$80];[.J33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33];[.$J$3:.$K$144];2)" office:value-type="string" office:string-value="C1" calcext:value-type="string">
            <text:p>C1</text:p>
          </table:table-cell>
          <table:table-cell table:style-name="ce18" table:formula="of:=VLOOKUP([.B33];[.$J$3:.$K$144];2)" office:value-type="string" office:string-value="D1" calcext:value-type="string">
            <text:p>D1</text:p>
          </table:table-cell>
          <table:table-cell table:style-name="ce20"/>
          <table:table-cell table:style-name="ce18" table:formula="of:=VLOOKUP([.D33];[.$J$3:.$K$144];2)" office:value-type="string" office:string-value="H15" calcext:value-type="string">
            <text:p>H15</text:p>
          </table:table-cell>
          <table:table-cell table:style-name="ce18" table:formula="of:=VLOOKUP([.E33];[.$J$3:.$K$144];2)" office:value-type="string" office:string-value="H14" calcext:value-type="string">
            <text:p>H14</text:p>
          </table:table-cell>
        </table:table-row>
        <table:table-row table:style-name="ro1">
          <table:table-cell table:style-name="ce8" office:value-type="string" calcext:value-type="string">
            <text:p>1F</text:p>
          </table:table-cell>
          <table:table-cell table:style-name="ce10"/>
          <table:table-cell/>
          <table:table-cell table:style-name="ce8" office:value-type="string" calcext:value-type="string">
            <text:p>3C</text:p>
          </table:table-cell>
          <table:table-cell table:style-name="ce10"/>
          <table:table-cell table:number-columns-repeated="4"/>
          <table:table-cell table:style-name="ce14" office:value-type="string" calcext:value-type="string">
            <text:p>1F</text:p>
          </table:table-cell>
          <table:table-cell table:style-name="ce14" office:value-type="string" calcext:value-type="string">
            <text:p>E2</text:p>
          </table:table-cell>
          <table:table-cell table:formula="of:=IF(COUNTIF([.$A$3:.$E$80];[.J34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34];[.$J$3:.$K$144];2)" office:value-type="string" office:string-value="E2" calcext:value-type="string">
            <text:p>E2</text:p>
          </table:table-cell>
          <table:table-cell table:style-name="ce21"/>
          <table:table-cell table:style-name="ce20"/>
          <table:table-cell table:style-name="ce18" table:formula="of:=VLOOKUP([.D34];[.$J$3:.$K$144];2)" office:value-type="string" office:string-value="G16" calcext:value-type="string">
            <text:p>G16</text:p>
          </table:table-cell>
          <table:table-cell table:style-name="ce21"/>
        </table:table-row>
        <table:table-row table:style-name="ro1"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2A</text:p>
          </table:table-cell>
          <table:table-cell/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3B</text:p>
          </table:table-cell>
          <table:table-cell table:number-columns-repeated="4"/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E3</text:p>
          </table:table-cell>
          <table:table-cell table:formula="of:=IF(COUNTIF([.$A$3:.$E$80];[.J35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35];[.$J$3:.$K$144];2)" office:value-type="string" office:string-value="E1" calcext:value-type="string">
            <text:p>E1</text:p>
          </table:table-cell>
          <table:table-cell table:style-name="ce18" table:formula="of:=VLOOKUP([.B35];[.$J$3:.$K$144];2)" office:value-type="string" office:string-value="F2" calcext:value-type="string">
            <text:p>F2</text:p>
          </table:table-cell>
          <table:table-cell table:style-name="ce20"/>
          <table:table-cell table:style-name="ce18" table:formula="of:=VLOOKUP([.D35];[.$J$3:.$K$144];2)" office:value-type="string" office:string-value="F16" calcext:value-type="string">
            <text:p>F16</text:p>
          </table:table-cell>
          <table:table-cell table:style-name="ce18" table:formula="of:=VLOOKUP([.E35];[.$J$3:.$K$144];2)" office:value-type="string" office:string-value="G15" calcext:value-type="string">
            <text:p>G15</text:p>
          </table:table-cell>
        </table:table-row>
        <table:table-row table:style-name="ro1">
          <table:table-cell table:style-name="ce8" office:value-type="string" calcext:value-type="string">
            <text:p>29</text:p>
          </table:table-cell>
          <table:table-cell table:style-name="ce9"/>
          <table:table-cell/>
          <table:table-cell table:style-name="ce8" office:value-type="string" calcext:value-type="string">
            <text:p>31</text:p>
          </table:table-cell>
          <table:table-cell table:style-name="ce9"/>
          <table:table-cell table:number-columns-repeated="4"/>
          <table:table-cell table:style-name="ce14" office:value-type="string" calcext:value-type="string">
            <text:p>21</text:p>
          </table:table-cell>
          <table:table-cell table:style-name="ce14" office:value-type="string" calcext:value-type="string">
            <text:p>E4</text:p>
          </table:table-cell>
          <table:table-cell table:formula="of:=IF(COUNTIF([.$A$3:.$E$80];[.J36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36];[.$J$3:.$K$144];2)" office:value-type="string" office:string-value="F1" calcext:value-type="string">
            <text:p>F1</text:p>
          </table:table-cell>
          <table:table-cell table:style-name="ce19"/>
          <table:table-cell table:style-name="ce20"/>
          <table:table-cell table:style-name="ce18" table:formula="of:=VLOOKUP([.D36];[.$J$3:.$K$144];2)" office:value-type="string" office:string-value="F15" calcext:value-type="string">
            <text:p>F15</text:p>
          </table:table-cell>
          <table:table-cell table:style-name="ce19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22</text:p>
          </table:table-cell>
          <table:table-cell table:style-name="ce14" office:value-type="string" calcext:value-type="string">
            <text:p>E8</text:p>
          </table:table-cell>
          <table:table-cell table:formula="of:=IF(COUNTIF([.$A$3:.$E$80];[.J37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23</text:p>
          </table:table-cell>
          <table:table-cell table:style-name="ce14" office:value-type="string" calcext:value-type="string">
            <text:p>E9</text:p>
          </table:table-cell>
          <table:table-cell table:formula="of:=IF(COUNTIF([.$A$3:.$E$80];[.J38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24</text:p>
          </table:table-cell>
          <table:table-cell table:style-name="ce14" office:value-type="string" calcext:value-type="string">
            <text:p>E12</text:p>
          </table:table-cell>
          <table:table-cell table:formula="of:=IF(COUNTIF([.$A$3:.$E$80];[.J39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/>
          <table:table-cell table:style-name="ce10"/>
          <table:table-cell/>
          <table:table-cell table:style-name="ce9"/>
          <table:table-cell table:style-name="ce10"/>
          <table:table-cell table:number-columns-repeated="4"/>
          <table:table-cell table:style-name="ce14" office:value-type="string" calcext:value-type="string">
            <text:p>25</text:p>
          </table:table-cell>
          <table:table-cell table:style-name="ce14" office:value-type="string" calcext:value-type="string">
            <text:p>E13</text:p>
          </table:table-cell>
          <table:table-cell table:formula="of:=IF(COUNTIF([.$A$3:.$E$80];[.J40]);&quot;Yes&quot;;&quot;No&quot;)" office:value-type="string" office:string-value="No" calcext:value-type="string">
            <text:p>No</text:p>
          </table:table-cell>
          <table:table-cell/>
          <table:table-cell table:style-name="ce19"/>
          <table:table-cell table:style-name="ce21"/>
          <table:table-cell table:style-name="ce20"/>
          <table:table-cell table:style-name="ce19"/>
          <table:table-cell table:style-name="ce21"/>
        </table:table-row>
        <table:table-row table:style-name="ro1">
          <table:table-cell table:number-columns-repeated="9"/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E14</text:p>
          </table:table-cell>
          <table:table-cell table:formula="of:=IF(COUNTIF([.$A$3:.$E$80];[.J41]);&quot;Yes&quot;;&quot;No&quot;)" office:value-type="string" office:string-value="Yes" calcext:value-type="string">
            <text:p>Yes</text:p>
          </table:table-cell>
          <table:table-cell/>
          <table:table-cell table:style-name="ce20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LED J5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ED J12</text:p>
          </table:table-cell>
          <table:covered-table-cell/>
          <table:table-cell table:number-columns-repeated="4"/>
          <table:table-cell table:style-name="ce14" office:value-type="string" calcext:value-type="string">
            <text:p>27</text:p>
          </table:table-cell>
          <table:table-cell table:style-name="ce14" office:value-type="string" calcext:value-type="string">
            <text:p>E15</text:p>
          </table:table-cell>
          <table:table-cell table:formula="of:=IF(COUNTIF([.$A$3:.$E$80];[.J42]);&quot;Yes&quot;;&quot;No&quot;)" office:value-type="string" office:string-value="Yes" calcext:value-type="string">
            <text:p>Yes</text:p>
          </table:table-cell>
          <table:table-cell/>
          <table:table-cell table:style-name="ce7" office:value-type="string" calcext:value-type="string" table:number-columns-spanned="2" table:number-rows-spanned="1">
            <text:p>LED J5</text:p>
          </table:table-cell>
          <table:covered-table-cell table:style-name="ce20"/>
          <table:table-cell table:style-name="ce20"/>
          <table:table-cell table:style-name="ce7" office:value-type="string" calcext:value-type="string" table:number-columns-spanned="2" table:number-rows-spanned="1">
            <text:p>LED J12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33</text:p>
          </table:table-cell>
          <table:table-cell/>
          <table:table-cell table:style-name="ce8" office:value-type="string" calcext:value-type="string">
            <text:p>7B</text:p>
          </table:table-cell>
          <table:table-cell table:style-name="ce8" office:value-type="string" calcext:value-type="string">
            <text:p>6F</text:p>
          </table:table-cell>
          <table:table-cell table:number-columns-repeated="4"/>
          <table:table-cell table:style-name="ce14" office:value-type="string" calcext:value-type="string">
            <text:p>28</text:p>
          </table:table-cell>
          <table:table-cell table:style-name="ce14" office:value-type="string" calcext:value-type="string">
            <text:p>E16</text:p>
          </table:table-cell>
          <table:table-cell table:formula="of:=IF(COUNTIF([.$A$3:.$E$80];[.J43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43];[.$J$3:.$K$144];2)" office:value-type="string" office:string-value="G2" calcext:value-type="string">
            <text:p>G2</text:p>
          </table:table-cell>
          <table:table-cell table:style-name="ce18" table:formula="of:=VLOOKUP([.B43];[.$J$3:.$K$144];2)" office:value-type="string" office:string-value="G1" calcext:value-type="string">
            <text:p>G1</text:p>
          </table:table-cell>
          <table:table-cell table:style-name="ce20"/>
          <table:table-cell table:style-name="ce18" table:formula="of:=VLOOKUP([.D43];[.$J$3:.$K$144];2)" office:value-type="string" office:string-value="P13" calcext:value-type="string">
            <text:p>P13</text:p>
          </table:table-cell>
          <table:table-cell table:style-name="ce18" table:formula="of:=VLOOKUP([.E43];[.$J$3:.$K$144];2)" office:value-type="string" office:string-value="N12" calcext:value-type="string">
            <text:p>N12</text:p>
          </table:table-cell>
        </table:table-row>
        <table:table-row table:style-name="ro1">
          <table:table-cell table:style-name="ce8" office:value-type="string" calcext:value-type="string">
            <text:p>3D</text:p>
          </table:table-cell>
          <table:table-cell table:style-name="ce10"/>
          <table:table-cell/>
          <table:table-cell table:style-name="ce8" office:value-type="string" calcext:value-type="string">
            <text:p>70</text:p>
          </table:table-cell>
          <table:table-cell table:style-name="ce10"/>
          <table:table-cell table:number-columns-repeated="4"/>
          <table:table-cell table:style-name="ce14" office:value-type="string" calcext:value-type="string">
            <text:p>29</text:p>
          </table:table-cell>
          <table:table-cell table:style-name="ce14" office:value-type="string" calcext:value-type="string">
            <text:p>F1</text:p>
          </table:table-cell>
          <table:table-cell table:formula="of:=IF(COUNTIF([.$A$3:.$E$80];[.J44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44];[.$J$3:.$K$144];2)" office:value-type="string" office:string-value="H2" calcext:value-type="string">
            <text:p>H2</text:p>
          </table:table-cell>
          <table:table-cell table:style-name="ce21"/>
          <table:table-cell table:style-name="ce20"/>
          <table:table-cell table:style-name="ce18" table:formula="of:=VLOOKUP([.D44];[.$J$3:.$K$144];2)" office:value-type="string" office:string-value="N13" calcext:value-type="string">
            <text:p>N13</text:p>
          </table:table-cell>
          <table:table-cell table:style-name="ce21"/>
        </table:table-row>
        <table:table-row table:style-name="ro1">
          <table:table-cell table:style-name="ce8" office:value-type="string" calcext:value-type="string">
            <text:p>4D</text:p>
          </table:table-cell>
          <table:table-cell table:style-name="ce8" office:value-type="string" calcext:value-type="string">
            <text:p>4C</text:p>
          </table:table-cell>
          <table:table-cell/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C</text:p>
          </table:table-cell>
          <table:table-cell table:number-columns-repeated="4"/>
          <table:table-cell table:style-name="ce14" office:value-type="string" calcext:value-type="string">
            <text:p>2A</text:p>
          </table:table-cell>
          <table:table-cell table:style-name="ce14" office:value-type="string" calcext:value-type="string">
            <text:p>F2</text:p>
          </table:table-cell>
          <table:table-cell table:formula="of:=IF(COUNTIF([.$A$3:.$E$80];[.J45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45];[.$J$3:.$K$144];2)" office:value-type="string" office:string-value="K5" calcext:value-type="string">
            <text:p>K5</text:p>
          </table:table-cell>
          <table:table-cell table:style-name="ce18" table:formula="of:=VLOOKUP([.B45];[.$J$3:.$K$144];2)" office:value-type="string" office:string-value="K4" calcext:value-type="string">
            <text:p>K4</text:p>
          </table:table-cell>
          <table:table-cell table:style-name="ce20"/>
          <table:table-cell table:style-name="ce18" table:formula="of:=VLOOKUP([.D45];[.$J$3:.$K$144];2)" office:value-type="string" office:string-value="M12" calcext:value-type="string">
            <text:p>M12</text:p>
          </table:table-cell>
          <table:table-cell table:style-name="ce18" table:formula="of:=VLOOKUP([.E45];[.$J$3:.$K$144];2)" office:value-type="string" office:string-value="P14" calcext:value-type="string">
            <text:p>P14</text:p>
          </table:table-cell>
        </table:table-row>
        <table:table-row table:style-name="ro1">
          <table:table-cell table:style-name="ce8" office:value-type="string" calcext:value-type="string">
            <text:p>55</text:p>
          </table:table-cell>
          <table:table-cell table:style-name="ce9"/>
          <table:table-cell/>
          <table:table-cell table:style-name="ce8" office:value-type="string" calcext:value-type="string">
            <text:p>71</text:p>
          </table:table-cell>
          <table:table-cell table:style-name="ce9"/>
          <table:table-cell table:number-columns-repeated="4"/>
          <table:table-cell table:style-name="ce14" office:value-type="string" calcext:value-type="string">
            <text:p>2B</text:p>
          </table:table-cell>
          <table:table-cell table:style-name="ce14" office:value-type="string" calcext:value-type="string">
            <text:p>F3</text:p>
          </table:table-cell>
          <table:table-cell table:formula="of:=IF(COUNTIF([.$A$3:.$E$80];[.J46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46];[.$J$3:.$K$144];2)" office:value-type="string" office:string-value="L3" calcext:value-type="string">
            <text:p>L3</text:p>
          </table:table-cell>
          <table:table-cell table:style-name="ce19"/>
          <table:table-cell table:style-name="ce20"/>
          <table:table-cell table:style-name="ce18" table:formula="of:=VLOOKUP([.D46];[.$J$3:.$K$144];2)" office:value-type="string" office:string-value="N14" calcext:value-type="string">
            <text:p>N14</text:p>
          </table:table-cell>
          <table:table-cell table:style-name="ce19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2C</text:p>
          </table:table-cell>
          <table:table-cell table:style-name="ce14" office:value-type="string" calcext:value-type="string">
            <text:p>F4</text:p>
          </table:table-cell>
          <table:table-cell table:formula="of:=IF(COUNTIF([.$A$3:.$E$80];[.J47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2D</text:p>
          </table:table-cell>
          <table:table-cell table:style-name="ce14" office:value-type="string" calcext:value-type="string">
            <text:p>F5</text:p>
          </table:table-cell>
          <table:table-cell table:formula="of:=IF(COUNTIF([.$A$3:.$E$80];[.J48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2E</text:p>
          </table:table-cell>
          <table:table-cell table:style-name="ce14" office:value-type="string" calcext:value-type="string">
            <text:p>F12</text:p>
          </table:table-cell>
          <table:table-cell table:formula="of:=IF(COUNTIF([.$A$3:.$E$80];[.J49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/>
          <table:table-cell table:style-name="ce10"/>
          <table:table-cell/>
          <table:table-cell table:style-name="ce9"/>
          <table:table-cell table:style-name="ce10"/>
          <table:table-cell table:number-columns-repeated="4"/>
          <table:table-cell table:style-name="ce14" office:value-type="string" calcext:value-type="string">
            <text:p>2F</text:p>
          </table:table-cell>
          <table:table-cell table:style-name="ce14" office:value-type="string" calcext:value-type="string">
            <text:p>F13</text:p>
          </table:table-cell>
          <table:table-cell table:formula="of:=IF(COUNTIF([.$A$3:.$E$80];[.J50]);&quot;Yes&quot;;&quot;No&quot;)" office:value-type="string" office:string-value="Yes" calcext:value-type="string">
            <text:p>Yes</text:p>
          </table:table-cell>
          <table:table-cell/>
          <table:table-cell table:style-name="ce19"/>
          <table:table-cell table:style-name="ce21"/>
          <table:table-cell table:style-name="ce20"/>
          <table:table-cell table:style-name="ce19"/>
          <table:table-cell table:style-name="ce21"/>
        </table:table-row>
        <table:table-row table:style-name="ro1">
          <table:table-cell table:number-columns-repeated="9"/>
          <table:table-cell table:style-name="ce14" office:value-type="string" calcext:value-type="string">
            <text:p>30</text:p>
          </table:table-cell>
          <table:table-cell table:style-name="ce14" office:value-type="string" calcext:value-type="string">
            <text:p>F14</text:p>
          </table:table-cell>
          <table:table-cell table:formula="of:=IF(COUNTIF([.$A$3:.$E$80];[.J51]);&quot;Yes&quot;;&quot;No&quot;)" office:value-type="string" office:string-value="Yes" calcext:value-type="string">
            <text:p>Yes</text:p>
          </table:table-cell>
          <table:table-cell/>
          <table:table-cell table:style-name="ce20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LED J6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ED J11</text:p>
          </table:table-cell>
          <table:covered-table-cell/>
          <table:table-cell table:number-columns-repeated="4"/>
          <table:table-cell table:style-name="ce14" office:value-type="string" calcext:value-type="string">
            <text:p>31</text:p>
          </table:table-cell>
          <table:table-cell table:style-name="ce14" office:value-type="string" calcext:value-type="string">
            <text:p>F15</text:p>
          </table:table-cell>
          <table:table-cell table:formula="of:=IF(COUNTIF([.$A$3:.$E$80];[.J52]);&quot;Yes&quot;;&quot;No&quot;)" office:value-type="string" office:string-value="Yes" calcext:value-type="string">
            <text:p>Yes</text:p>
          </table:table-cell>
          <table:table-cell/>
          <table:table-cell table:style-name="ce7" office:value-type="string" calcext:value-type="string" table:number-columns-spanned="2" table:number-rows-spanned="1">
            <text:p>LED J6</text:p>
          </table:table-cell>
          <table:covered-table-cell table:style-name="ce20"/>
          <table:table-cell table:style-name="ce20"/>
          <table:table-cell table:style-name="ce7" office:value-type="string" calcext:value-type="string" table:number-columns-spanned="2" table:number-rows-spanned="1">
            <text:p>LED J11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7</text:p>
          </table:table-cell>
          <table:table-cell/>
          <table:table-cell table:style-name="ce8" office:value-type="string" calcext:value-type="string">
            <text:p>0C</text:p>
          </table:table-cell>
          <table:table-cell table:style-name="ce8" office:value-type="string" calcext:value-type="string">
            <text:p>15</text:p>
          </table:table-cell>
          <table:table-cell table:number-columns-repeated="4"/>
          <table:table-cell table:style-name="ce14" office:value-type="string" calcext:value-type="string">
            <text:p>32</text:p>
          </table:table-cell>
          <table:table-cell table:style-name="ce14" office:value-type="string" calcext:value-type="string">
            <text:p>F16</text:p>
          </table:table-cell>
          <table:table-cell table:formula="of:=IF(COUNTIF([.$A$3:.$E$80];[.J53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53];[.$J$3:.$K$144];2)" office:value-type="string" office:string-value="L4" calcext:value-type="string">
            <text:p>L4</text:p>
          </table:table-cell>
          <table:table-cell table:style-name="ce18" table:formula="of:=VLOOKUP([.B53];[.$J$3:.$K$144];2)" office:value-type="string" office:string-value="L5" calcext:value-type="string">
            <text:p>L5</text:p>
          </table:table-cell>
          <table:table-cell table:style-name="ce20"/>
          <table:table-cell table:style-name="ce18" table:formula="of:=VLOOKUP([.D53];[.$J$3:.$K$144];2)" office:value-type="string" office:string-value="B15" calcext:value-type="string">
            <text:p>B15</text:p>
          </table:table-cell>
          <table:table-cell table:style-name="ce18" table:formula="of:=VLOOKUP([.E53];[.$J$3:.$K$144];2)" office:value-type="string" office:string-value="C14" calcext:value-type="string">
            <text:p>C14</text:p>
          </table:table-cell>
        </table:table-row>
        <table:table-row table:style-name="ro1">
          <table:table-cell table:style-name="ce8" office:value-type="string" calcext:value-type="string">
            <text:p>73</text:p>
          </table:table-cell>
          <table:table-cell table:style-name="ce10"/>
          <table:table-cell/>
          <table:table-cell table:style-name="ce8" office:value-type="string" calcext:value-type="string">
            <text:p>8C</text:p>
          </table:table-cell>
          <table:table-cell table:style-name="ce10"/>
          <table:table-cell table:number-columns-repeated="4"/>
          <table:table-cell table:style-name="ce14" office:value-type="string" calcext:value-type="string">
            <text:p>33</text:p>
          </table:table-cell>
          <table:table-cell table:style-name="ce14" office:value-type="string" calcext:value-type="string">
            <text:p>G1</text:p>
          </table:table-cell>
          <table:table-cell table:formula="of:=IF(COUNTIF([.$A$3:.$E$80];[.J54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54];[.$J$3:.$K$144];2)" office:value-type="string" office:string-value="P2" calcext:value-type="string">
            <text:p>P2</text:p>
          </table:table-cell>
          <table:table-cell table:style-name="ce21"/>
          <table:table-cell table:style-name="ce20"/>
          <table:table-cell table:style-name="ce18" table:formula="of:=VLOOKUP([.D54];[.$J$3:.$K$144];2)" office:value-type="string" office:string-value="T15" calcext:value-type="string">
            <text:p>T15</text:p>
          </table:table-cell>
          <table:table-cell table:style-name="ce21"/>
        </table:table-row>
        <table:table-row table:style-name="ro1">
          <table:table-cell table:style-name="ce8" office:value-type="string" calcext:value-type="string">
            <text:p>7F</text:p>
          </table:table-cell>
          <table:table-cell table:style-name="ce8" office:value-type="string" calcext:value-type="string">
            <text:p>88</text:p>
          </table:table-cell>
          <table:table-cell/>
          <table:table-cell table:style-name="ce8" office:value-type="string" calcext:value-type="string">
            <text:p>7D</text:p>
          </table:table-cell>
          <table:table-cell table:style-name="ce8" office:value-type="string" calcext:value-type="string">
            <text:p>87</text:p>
          </table:table-cell>
          <table:table-cell table:number-columns-repeated="4"/>
          <table:table-cell table:style-name="ce14" office:value-type="string" calcext:value-type="string">
            <text:p>34</text:p>
          </table:table-cell>
          <table:table-cell table:style-name="ce14" office:value-type="string" calcext:value-type="string">
            <text:p>G2</text:p>
          </table:table-cell>
          <table:table-cell table:formula="of:=IF(COUNTIF([.$A$3:.$E$80];[.J55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55];[.$J$3:.$K$144];2)" office:value-type="string" office:string-value="R2" calcext:value-type="string">
            <text:p>R2</text:p>
          </table:table-cell>
          <table:table-cell table:style-name="ce18" table:formula="of:=VLOOKUP([.B55];[.$J$3:.$K$144];2)" office:value-type="string" office:string-value="T2" calcext:value-type="string">
            <text:p>T2</text:p>
          </table:table-cell>
          <table:table-cell table:style-name="ce20"/>
          <table:table-cell table:style-name="ce18" table:formula="of:=VLOOKUP([.D55];[.$J$3:.$K$144];2)" office:value-type="string" office:string-value="P15" calcext:value-type="string">
            <text:p>P15</text:p>
          </table:table-cell>
          <table:table-cell table:style-name="ce18" table:formula="of:=VLOOKUP([.E55];[.$J$3:.$K$144];2)" office:value-type="string" office:string-value="R15" calcext:value-type="string">
            <text:p>R15</text:p>
          </table:table-cell>
        </table:table-row>
        <table:table-row table:style-name="ro1">
          <table:table-cell table:style-name="ce8" office:value-type="string" calcext:value-type="string">
            <text:p>80</text:p>
          </table:table-cell>
          <table:table-cell table:style-name="ce9"/>
          <table:table-cell/>
          <table:table-cell table:style-name="ce8" office:value-type="string" calcext:value-type="string">
            <text:p>7A</text:p>
          </table:table-cell>
          <table:table-cell table:style-name="ce9"/>
          <table:table-cell table:number-columns-repeated="4"/>
          <table:table-cell table:style-name="ce14" office:value-type="string" calcext:value-type="string">
            <text:p>35</text:p>
          </table:table-cell>
          <table:table-cell table:style-name="ce14" office:value-type="string" calcext:value-type="string">
            <text:p>G3</text:p>
          </table:table-cell>
          <table:table-cell table:formula="of:=IF(COUNTIF([.$A$3:.$E$80];[.J56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56];[.$J$3:.$K$144];2)" office:value-type="string" office:string-value="R3" calcext:value-type="string">
            <text:p>R3</text:p>
          </table:table-cell>
          <table:table-cell table:style-name="ce19"/>
          <table:table-cell table:style-name="ce20"/>
          <table:table-cell table:style-name="ce18" table:formula="of:=VLOOKUP([.D56];[.$J$3:.$K$144];2)" office:value-type="string" office:string-value="P12" calcext:value-type="string">
            <text:p>P12</text:p>
          </table:table-cell>
          <table:table-cell table:style-name="ce19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36</text:p>
          </table:table-cell>
          <table:table-cell table:style-name="ce14" office:value-type="string" calcext:value-type="string">
            <text:p>G4</text:p>
          </table:table-cell>
          <table:table-cell table:formula="of:=IF(COUNTIF([.$A$3:.$E$80];[.J57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37</text:p>
          </table:table-cell>
          <table:table-cell table:style-name="ce14" office:value-type="string" calcext:value-type="string">
            <text:p>G5</text:p>
          </table:table-cell>
          <table:table-cell table:formula="of:=IF(COUNTIF([.$A$3:.$E$80];[.J58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38</text:p>
          </table:table-cell>
          <table:table-cell table:style-name="ce14" office:value-type="string" calcext:value-type="string">
            <text:p>G12</text:p>
          </table:table-cell>
          <table:table-cell table:formula="of:=IF(COUNTIF([.$A$3:.$E$80];[.J59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/>
          <table:table-cell table:style-name="ce10"/>
          <table:table-cell/>
          <table:table-cell table:style-name="ce9"/>
          <table:table-cell table:style-name="ce10"/>
          <table:table-cell table:number-columns-repeated="4"/>
          <table:table-cell table:style-name="ce14" office:value-type="string" calcext:value-type="string">
            <text:p>39</text:p>
          </table:table-cell>
          <table:table-cell table:style-name="ce14" office:value-type="string" calcext:value-type="string">
            <text:p>G13</text:p>
          </table:table-cell>
          <table:table-cell table:formula="of:=IF(COUNTIF([.$A$3:.$E$80];[.J60]);&quot;Yes&quot;;&quot;No&quot;)" office:value-type="string" office:string-value="Yes" calcext:value-type="string">
            <text:p>Yes</text:p>
          </table:table-cell>
          <table:table-cell/>
          <table:table-cell table:style-name="ce19"/>
          <table:table-cell table:style-name="ce21"/>
          <table:table-cell table:style-name="ce20"/>
          <table:table-cell table:style-name="ce19"/>
          <table:table-cell table:style-name="ce21"/>
        </table:table-row>
        <table:table-row table:style-name="ro1">
          <table:table-cell table:number-columns-repeated="9"/>
          <table:table-cell table:style-name="ce14" office:value-type="string" calcext:value-type="string">
            <text:p>3A</text:p>
          </table:table-cell>
          <table:table-cell table:style-name="ce14" office:value-type="string" calcext:value-type="string">
            <text:p>G14</text:p>
          </table:table-cell>
          <table:table-cell table:formula="of:=IF(COUNTIF([.$A$3:.$E$80];[.J61]);&quot;Yes&quot;;&quot;No&quot;)" office:value-type="string" office:string-value="Yes" calcext:value-type="string">
            <text:p>Yes</text:p>
          </table:table-cell>
          <table:table-cell/>
          <table:table-cell table:style-name="ce20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LED J7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ED J10</text:p>
          </table:table-cell>
          <table:covered-table-cell/>
          <table:table-cell table:number-columns-repeated="4"/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G15</text:p>
          </table:table-cell>
          <table:table-cell table:formula="of:=IF(COUNTIF([.$A$3:.$E$80];[.J62]);&quot;Yes&quot;;&quot;No&quot;)" office:value-type="string" office:string-value="Yes" calcext:value-type="string">
            <text:p>Yes</text:p>
          </table:table-cell>
          <table:table-cell/>
          <table:table-cell table:style-name="ce7" office:value-type="string" calcext:value-type="string" table:number-columns-spanned="2" table:number-rows-spanned="1">
            <text:p>LED J7</text:p>
          </table:table-cell>
          <table:covered-table-cell table:style-name="ce20"/>
          <table:table-cell table:style-name="ce20"/>
          <table:table-cell table:style-name="ce7" office:value-type="string" calcext:value-type="string" table:number-columns-spanned="2" table:number-rows-spanned="1">
            <text:p>LED J10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>
            <text:p>89</text:p>
          </table:table-cell>
          <table:table-cell table:style-name="ce8" office:value-type="string" calcext:value-type="string">
            <text:p>81</text:p>
          </table:table-cell>
          <table:table-cell/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8B</text:p>
          </table:table-cell>
          <table:table-cell table:number-columns-repeated="4"/>
          <table:table-cell table:style-name="ce14" office:value-type="string" calcext:value-type="string">
            <text:p>3C</text:p>
          </table:table-cell>
          <table:table-cell table:style-name="ce14" office:value-type="string" calcext:value-type="string">
            <text:p>G16</text:p>
          </table:table-cell>
          <table:table-cell table:formula="of:=IF(COUNTIF([.$A$3:.$E$80];[.J63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63];[.$J$3:.$K$144];2)" office:value-type="string" office:string-value="T3" calcext:value-type="string">
            <text:p>T3</text:p>
          </table:table-cell>
          <table:table-cell table:style-name="ce18" table:formula="of:=VLOOKUP([.B63];[.$J$3:.$K$144];2)" office:value-type="string" office:string-value="R4" calcext:value-type="string">
            <text:p>R4</text:p>
          </table:table-cell>
          <table:table-cell table:style-name="ce20"/>
          <table:table-cell table:style-name="ce18" table:formula="of:=VLOOKUP([.D63];[.$J$3:.$K$144];2)" office:value-type="string" office:string-value="R14" calcext:value-type="string">
            <text:p>R14</text:p>
          </table:table-cell>
          <table:table-cell table:style-name="ce18" table:formula="of:=VLOOKUP([.E63];[.$J$3:.$K$144];2)" office:value-type="string" office:string-value="T14" calcext:value-type="string">
            <text:p>T14</text:p>
          </table:table-cell>
        </table:table-row>
        <table:table-row table:style-name="ro1">
          <table:table-cell table:style-name="ce8" office:value-type="string" calcext:value-type="string">
            <text:p>5F</text:p>
          </table:table-cell>
          <table:table-cell table:style-name="ce10"/>
          <table:table-cell/>
          <table:table-cell table:style-name="ce8" office:value-type="string" calcext:value-type="string">
            <text:p>1D</text:p>
          </table:table-cell>
          <table:table-cell table:style-name="ce10"/>
          <table:table-cell table:number-columns-repeated="4"/>
          <table:table-cell table:style-name="ce14" office:value-type="string" calcext:value-type="string">
            <text:p>3D</text:p>
          </table:table-cell>
          <table:table-cell table:style-name="ce14" office:value-type="string" calcext:value-type="string">
            <text:p>H2</text:p>
          </table:table-cell>
          <table:table-cell table:formula="of:=IF(COUNTIF([.$A$3:.$E$80];[.J64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64];[.$J$3:.$K$144];2)" office:value-type="string" office:string-value="M5" calcext:value-type="string">
            <text:p>M5</text:p>
          </table:table-cell>
          <table:table-cell table:style-name="ce21"/>
          <table:table-cell table:style-name="ce20"/>
          <table:table-cell table:style-name="ce18" table:formula="of:=VLOOKUP([.D64];[.$J$3:.$K$144];2)" office:value-type="string" office:string-value="D16" calcext:value-type="string">
            <text:p>D16</text:p>
          </table:table-cell>
          <table:table-cell table:style-name="ce21"/>
        </table:table-row>
        <table:table-row table:style-name="ro1"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6C</text:p>
          </table:table-cell>
          <table:table-cell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7</text:p>
          </table:table-cell>
          <table:table-cell table:number-columns-repeated="4"/>
          <table:table-cell table:style-name="ce14" office:value-type="string" calcext:value-type="string">
            <text:p>3E</text:p>
          </table:table-cell>
          <table:table-cell table:style-name="ce14" office:value-type="string" calcext:value-type="string">
            <text:p>H3</text:p>
          </table:table-cell>
          <table:table-cell table:formula="of:=IF(COUNTIF([.$A$3:.$E$80];[.J65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65];[.$J$3:.$K$144];2)" office:value-type="string" office:string-value="P5" calcext:value-type="string">
            <text:p>P5</text:p>
          </table:table-cell>
          <table:table-cell table:style-name="ce18" table:formula="of:=VLOOKUP([.B65];[.$J$3:.$K$144];2)" office:value-type="string" office:string-value="N6" calcext:value-type="string">
            <text:p>N6</text:p>
          </table:table-cell>
          <table:table-cell table:style-name="ce20"/>
          <table:table-cell table:style-name="ce18" table:formula="of:=VLOOKUP([.D65];[.$J$3:.$K$144];2)" office:value-type="string" office:string-value="C15" calcext:value-type="string">
            <text:p>C15</text:p>
          </table:table-cell>
          <table:table-cell table:style-name="ce18" table:formula="of:=VLOOKUP([.E65];[.$J$3:.$K$144];2)" office:value-type="string" office:string-value="C16" calcext:value-type="string">
            <text:p>C16</text:p>
          </table:table-cell>
        </table:table-row>
        <table:table-row table:style-name="ro1">
          <table:table-cell table:style-name="ce8" office:value-type="string" calcext:value-type="string">
            <text:p>6D</text:p>
          </table:table-cell>
          <table:table-cell table:style-name="ce9"/>
          <table:table-cell/>
          <table:table-cell table:style-name="ce8" office:value-type="string" calcext:value-type="string">
            <text:p>0D</text:p>
          </table:table-cell>
          <table:table-cell table:style-name="ce9"/>
          <table:table-cell table:number-columns-repeated="4"/>
          <table:table-cell table:style-name="ce14" office:value-type="string" calcext:value-type="string">
            <text:p>3F</text:p>
          </table:table-cell>
          <table:table-cell table:style-name="ce14" office:value-type="string" calcext:value-type="string">
            <text:p>H4</text:p>
          </table:table-cell>
          <table:table-cell table:formula="of:=IF(COUNTIF([.$A$3:.$E$80];[.J66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66];[.$J$3:.$K$144];2)" office:value-type="string" office:string-value="N7" calcext:value-type="string">
            <text:p>N7</text:p>
          </table:table-cell>
          <table:table-cell table:style-name="ce19"/>
          <table:table-cell table:style-name="ce20"/>
          <table:table-cell table:style-name="ce18" table:formula="of:=VLOOKUP([.D66];[.$J$3:.$K$144];2)" office:value-type="string" office:string-value="B16" calcext:value-type="string">
            <text:p>B16</text:p>
          </table:table-cell>
          <table:table-cell table:style-name="ce19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H5</text:p>
          </table:table-cell>
          <table:table-cell table:formula="of:=IF(COUNTIF([.$A$3:.$E$80];[.J67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41</text:p>
          </table:table-cell>
          <table:table-cell table:style-name="ce14" office:value-type="string" calcext:value-type="string">
            <text:p>H12</text:p>
          </table:table-cell>
          <table:table-cell table:formula="of:=IF(COUNTIF([.$A$3:.$E$80];[.J68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42</text:p>
          </table:table-cell>
          <table:table-cell table:style-name="ce14" office:value-type="string" calcext:value-type="string">
            <text:p>H13</text:p>
          </table:table-cell>
          <table:table-cell table:formula="of:=IF(COUNTIF([.$A$3:.$E$80];[.J69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/>
          <table:table-cell table:style-name="ce10"/>
          <table:table-cell/>
          <table:table-cell table:style-name="ce9"/>
          <table:table-cell table:style-name="ce10"/>
          <table:table-cell table:number-columns-repeated="4"/>
          <table:table-cell table:style-name="ce14" office:value-type="string" calcext:value-type="string">
            <text:p>43</text:p>
          </table:table-cell>
          <table:table-cell table:style-name="ce14" office:value-type="string" calcext:value-type="string">
            <text:p>H14</text:p>
          </table:table-cell>
          <table:table-cell table:formula="of:=IF(COUNTIF([.$A$3:.$E$80];[.J70]);&quot;Yes&quot;;&quot;No&quot;)" office:value-type="string" office:string-value="Yes" calcext:value-type="string">
            <text:p>Yes</text:p>
          </table:table-cell>
          <table:table-cell/>
          <table:table-cell table:style-name="ce19"/>
          <table:table-cell table:style-name="ce21"/>
          <table:table-cell table:style-name="ce20"/>
          <table:table-cell table:style-name="ce19"/>
          <table:table-cell table:style-name="ce21"/>
        </table:table-row>
        <table:table-row table:style-name="ro1">
          <table:table-cell table:number-columns-repeated="9"/>
          <table:table-cell table:style-name="ce14" office:value-type="string" calcext:value-type="string">
            <text:p>44</text:p>
          </table:table-cell>
          <table:table-cell table:style-name="ce14" office:value-type="string" calcext:value-type="string">
            <text:p>H15</text:p>
          </table:table-cell>
          <table:table-cell table:formula="of:=IF(COUNTIF([.$A$3:.$E$80];[.J71]);&quot;Yes&quot;;&quot;No&quot;)" office:value-type="string" office:string-value="Yes" calcext:value-type="string">
            <text:p>Yes</text:p>
          </table:table-cell>
          <table:table-cell/>
          <table:table-cell table:style-name="ce20"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LED J8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ED J9</text:p>
          </table:table-cell>
          <table:covered-table-cell/>
          <table:table-cell table:number-columns-repeated="4"/>
          <table:table-cell table:style-name="ce14" office:value-type="string" calcext:value-type="string">
            <text:p>45</text:p>
          </table:table-cell>
          <table:table-cell table:style-name="ce14" office:value-type="string" calcext:value-type="string">
            <text:p>J4</text:p>
          </table:table-cell>
          <table:table-cell table:formula="of:=IF(COUNTIF([.$A$3:.$E$80];[.J72]);&quot;Yes&quot;;&quot;No&quot;)" office:value-type="string" office:string-value="Yes" calcext:value-type="string">
            <text:p>Yes</text:p>
          </table:table-cell>
          <table:table-cell/>
          <table:table-cell table:style-name="ce7" office:value-type="string" calcext:value-type="string" table:number-columns-spanned="2" table:number-rows-spanned="1">
            <text:p>LED J8</text:p>
          </table:table-cell>
          <table:covered-table-cell table:style-name="ce20"/>
          <table:table-cell table:style-name="ce20"/>
          <table:table-cell table:style-name="ce7" office:value-type="string" calcext:value-type="string" table:number-columns-spanned="2" table:number-rows-spanned="1">
            <text:p>LED J9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>
            <text:p>77</text:p>
          </table:table-cell>
          <table:table-cell table:style-name="ce8" office:value-type="string" calcext:value-type="string">
            <text:p>61</text:p>
          </table:table-cell>
          <table:table-cell/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6E</text:p>
          </table:table-cell>
          <table:table-cell table:number-columns-repeated="4"/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J5</text:p>
          </table:table-cell>
          <table:table-cell table:formula="of:=IF(COUNTIF([.$A$3:.$E$80];[.J73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73];[.$J$3:.$K$144];2)" office:value-type="string" office:string-value="P7" calcext:value-type="string">
            <text:p>P7</text:p>
          </table:table-cell>
          <table:table-cell table:style-name="ce18" table:formula="of:=VLOOKUP([.B73];[.$J$3:.$K$144];2)" office:value-type="string" office:string-value="M7" calcext:value-type="string">
            <text:p>M7</text:p>
          </table:table-cell>
          <table:table-cell table:style-name="ce20"/>
          <table:table-cell table:style-name="ce18" table:formula="of:=VLOOKUP([.D73];[.$J$3:.$K$144];2)" office:value-type="string" office:string-value="P11" calcext:value-type="string">
            <text:p>P11</text:p>
          </table:table-cell>
          <table:table-cell table:style-name="ce18" table:formula="of:=VLOOKUP([.E73];[.$J$3:.$K$144];2)" office:value-type="string" office:string-value="N11" calcext:value-type="string">
            <text:p>N11</text:p>
          </table:table-cell>
        </table:table-row>
        <table:table-row table:style-name="ro1">
          <table:table-cell table:style-name="ce8" office:value-type="string" calcext:value-type="string">
            <text:p>78</text:p>
          </table:table-cell>
          <table:table-cell table:style-name="ce10"/>
          <table:table-cell/>
          <table:table-cell table:style-name="ce8" office:value-type="string" calcext:value-type="string">
            <text:p>64</text:p>
          </table:table-cell>
          <table:table-cell table:style-name="ce10"/>
          <table:table-cell table:number-columns-repeated="4"/>
          <table:table-cell table:style-name="ce14" office:value-type="string" calcext:value-type="string">
            <text:p>47</text:p>
          </table:table-cell>
          <table:table-cell table:style-name="ce14" office:value-type="string" calcext:value-type="string">
            <text:p>J12</text:p>
          </table:table-cell>
          <table:table-cell table:formula="of:=IF(COUNTIF([.$A$3:.$E$80];[.J74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74];[.$J$3:.$K$144];2)" office:value-type="string" office:string-value="P8" calcext:value-type="string">
            <text:p>P8</text:p>
          </table:table-cell>
          <table:table-cell table:style-name="ce21"/>
          <table:table-cell table:style-name="ce20"/>
          <table:table-cell table:style-name="ce18" table:formula="of:=VLOOKUP([.D74];[.$J$3:.$K$144];2)" office:value-type="string" office:string-value="M11" calcext:value-type="string">
            <text:p>M11</text:p>
          </table:table-cell>
          <table:table-cell table:style-name="ce21"/>
        </table:table-row>
        <table:table-row table:style-name="ro1"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62</text:p>
          </table:table-cell>
          <table:table-cell/>
          <table:table-cell table:style-name="ce8" office:value-type="string" calcext:value-type="string">
            <text:p>8A</text:p>
          </table:table-cell>
          <table:table-cell table:style-name="ce8" office:value-type="string" calcext:value-type="string">
            <text:p>84</text:p>
          </table:table-cell>
          <table:table-cell table:number-columns-repeated="4"/>
          <table:table-cell table:style-name="ce14" office:value-type="string" calcext:value-type="string">
            <text:p>48</text:p>
          </table:table-cell>
          <table:table-cell table:style-name="ce14" office:value-type="string" calcext:value-type="string">
            <text:p>J13</text:p>
          </table:table-cell>
          <table:table-cell table:formula="of:=IF(COUNTIF([.$A$3:.$E$80];[.J75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75];[.$J$3:.$K$144];2)" office:value-type="string" office:string-value="R8" calcext:value-type="string">
            <text:p>R8</text:p>
          </table:table-cell>
          <table:table-cell table:style-name="ce18" table:formula="of:=VLOOKUP([.B75];[.$J$3:.$K$144];2)" office:value-type="string" office:string-value="M8" calcext:value-type="string">
            <text:p>M8</text:p>
          </table:table-cell>
          <table:table-cell table:style-name="ce20"/>
          <table:table-cell table:style-name="ce18" table:formula="of:=VLOOKUP([.D75];[.$J$3:.$K$144];2)" office:value-type="string" office:string-value="T13" calcext:value-type="string">
            <text:p>T13</text:p>
          </table:table-cell>
          <table:table-cell table:style-name="ce18" table:formula="of:=VLOOKUP([.E75];[.$J$3:.$K$144];2)" office:value-type="string" office:string-value="R12" calcext:value-type="string">
            <text:p>R12</text:p>
          </table:table-cell>
        </table:table-row>
        <table:table-row table:style-name="ro1">
          <table:table-cell table:style-name="ce8" office:value-type="string" calcext:value-type="string">
            <text:p>63</text:p>
          </table:table-cell>
          <table:table-cell table:style-name="ce9"/>
          <table:table-cell/>
          <table:table-cell table:style-name="ce8" office:value-type="string" calcext:value-type="string">
            <text:p>85</text:p>
          </table:table-cell>
          <table:table-cell table:style-name="ce9"/>
          <table:table-cell table:number-columns-repeated="4"/>
          <table:table-cell table:style-name="ce14" office:value-type="string" calcext:value-type="string">
            <text:p>49</text:p>
          </table:table-cell>
          <table:table-cell table:style-name="ce14" office:value-type="string" calcext:value-type="string">
            <text:p>J14</text:p>
          </table:table-cell>
          <table:table-cell table:formula="of:=IF(COUNTIF([.$A$3:.$E$80];[.J76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76];[.$J$3:.$K$144];2)" office:value-type="string" office:string-value="M9" calcext:value-type="string">
            <text:p>M9</text:p>
          </table:table-cell>
          <table:table-cell table:style-name="ce19"/>
          <table:table-cell table:style-name="ce20"/>
          <table:table-cell table:style-name="ce18" table:formula="of:=VLOOKUP([.D76];[.$J$3:.$K$144];2)" office:value-type="string" office:string-value="R13" calcext:value-type="string">
            <text:p>R13</text:p>
          </table:table-cell>
          <table:table-cell table:style-name="ce19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4A</text:p>
          </table:table-cell>
          <table:table-cell table:style-name="ce14" office:value-type="string" calcext:value-type="string">
            <text:p>J15</text:p>
          </table:table-cell>
          <table:table-cell table:formula="of:=IF(COUNTIF([.$A$3:.$E$80];[.J77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4B</text:p>
          </table:table-cell>
          <table:table-cell table:style-name="ce14" office:value-type="string" calcext:value-type="string">
            <text:p>J16</text:p>
          </table:table-cell>
          <table:table-cell table:formula="of:=IF(COUNTIF([.$A$3:.$E$80];[.J78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 table:number-columns-repeated="4"/>
          <table:table-cell table:style-name="ce14" office:value-type="string" calcext:value-type="string">
            <text:p>4C</text:p>
          </table:table-cell>
          <table:table-cell table:style-name="ce14" office:value-type="string" calcext:value-type="string">
            <text:p>K4</text:p>
          </table:table-cell>
          <table:table-cell table:formula="of:=IF(COUNTIF([.$A$3:.$E$80];[.J79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2"/>
          <table:table-cell table:style-name="ce20"/>
          <table:table-cell table:style-name="ce19" table:number-columns-repeated="2"/>
        </table:table-row>
        <table:table-row table:style-name="ro1">
          <table:table-cell table:style-name="ce9"/>
          <table:table-cell table:style-name="ce10"/>
          <table:table-cell/>
          <table:table-cell table:style-name="ce9"/>
          <table:table-cell table:style-name="ce10"/>
          <table:table-cell table:number-columns-repeated="4"/>
          <table:table-cell table:style-name="ce14" office:value-type="string" calcext:value-type="string">
            <text:p>4D</text:p>
          </table:table-cell>
          <table:table-cell table:style-name="ce14" office:value-type="string" calcext:value-type="string">
            <text:p>K5</text:p>
          </table:table-cell>
          <table:table-cell table:formula="of:=IF(COUNTIF([.$A$3:.$E$80];[.J80]);&quot;Yes&quot;;&quot;No&quot;)" office:value-type="string" office:string-value="Yes" calcext:value-type="string">
            <text:p>Yes</text:p>
          </table:table-cell>
          <table:table-cell/>
          <table:table-cell table:style-name="ce19"/>
          <table:table-cell table:style-name="ce21"/>
          <table:table-cell table:style-name="ce20"/>
          <table:table-cell table:style-name="ce19"/>
          <table:table-cell table:style-name="ce21"/>
        </table:table-row>
        <table:table-row table:style-name="ro1">
          <table:table-cell table:number-columns-repeated="9"/>
          <table:table-cell table:style-name="ce14" office:value-type="string" calcext:value-type="string">
            <text:p>4E</text:p>
          </table:table-cell>
          <table:table-cell table:style-name="ce14" office:value-type="string" calcext:value-type="string">
            <text:p>K12</text:p>
          </table:table-cell>
          <table:table-cell table:formula="of:=IF(COUNTIF([.$A$3:.$E$80];[.J81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4F</text:p>
          </table:table-cell>
          <table:table-cell table:style-name="ce14" office:value-type="string" calcext:value-type="string">
            <text:p>K13</text:p>
          </table:table-cell>
          <table:table-cell table:formula="of:=IF(COUNTIF([.$A$3:.$E$80];[.J8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K14</text:p>
          </table:table-cell>
          <table:table-cell table:formula="of:=IF(COUNTIF([.$A$3:.$E$80];[.J83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1</text:p>
          </table:table-cell>
          <table:table-cell table:style-name="ce14" office:value-type="string" calcext:value-type="string">
            <text:p>K15</text:p>
          </table:table-cell>
          <table:table-cell table:formula="of:=IF(COUNTIF([.$A$3:.$E$80];[.J84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2</text:p>
          </table:table-cell>
          <table:table-cell table:style-name="ce14" office:value-type="string" calcext:value-type="string">
            <text:p>K16</text:p>
          </table:table-cell>
          <table:table-cell table:formula="of:=IF(COUNTIF([.$A$3:.$E$80];[.J85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3</text:p>
          </table:table-cell>
          <table:table-cell table:style-name="ce14" office:value-type="string" calcext:value-type="string">
            <text:p>L1</text:p>
          </table:table-cell>
          <table:table-cell table:formula="of:=IF(COUNTIF([.$A$3:.$E$80];[.J86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4</text:p>
          </table:table-cell>
          <table:table-cell table:style-name="ce14" office:value-type="string" calcext:value-type="string">
            <text:p>L2</text:p>
          </table:table-cell>
          <table:table-cell table:formula="of:=IF(COUNTIF([.$A$3:.$E$80];[.J87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5</text:p>
          </table:table-cell>
          <table:table-cell table:style-name="ce14" office:value-type="string" calcext:value-type="string">
            <text:p>L3</text:p>
          </table:table-cell>
          <table:table-cell table:formula="of:=IF(COUNTIF([.$A$3:.$E$80];[.J8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6</text:p>
          </table:table-cell>
          <table:table-cell table:style-name="ce14" office:value-type="string" calcext:value-type="string">
            <text:p>L4</text:p>
          </table:table-cell>
          <table:table-cell table:formula="of:=IF(COUNTIF([.$A$3:.$E$80];[.J8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7</text:p>
          </table:table-cell>
          <table:table-cell table:style-name="ce14" office:value-type="string" calcext:value-type="string">
            <text:p>L5</text:p>
          </table:table-cell>
          <table:table-cell table:formula="of:=IF(COUNTIF([.$A$3:.$E$80];[.J9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8</text:p>
          </table:table-cell>
          <table:table-cell table:style-name="ce14" office:value-type="string" calcext:value-type="string">
            <text:p>L12</text:p>
          </table:table-cell>
          <table:table-cell table:formula="of:=IF(COUNTIF([.$A$3:.$E$80];[.J9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9</text:p>
          </table:table-cell>
          <table:table-cell table:style-name="ce14" office:value-type="string" calcext:value-type="string">
            <text:p>L13</text:p>
          </table:table-cell>
          <table:table-cell table:formula="of:=IF(COUNTIF([.$A$3:.$E$80];[.J9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A</text:p>
          </table:table-cell>
          <table:table-cell table:style-name="ce14" office:value-type="string" calcext:value-type="string">
            <text:p>L14</text:p>
          </table:table-cell>
          <table:table-cell table:formula="of:=IF(COUNTIF([.$A$3:.$E$80];[.J9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B</text:p>
          </table:table-cell>
          <table:table-cell table:style-name="ce14" office:value-type="string" calcext:value-type="string">
            <text:p>M1</text:p>
          </table:table-cell>
          <table:table-cell table:formula="of:=IF(COUNTIF([.$A$3:.$E$80];[.J94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C</text:p>
          </table:table-cell>
          <table:table-cell table:style-name="ce14" office:value-type="string" calcext:value-type="string">
            <text:p>M2</text:p>
          </table:table-cell>
          <table:table-cell table:formula="of:=IF(COUNTIF([.$A$3:.$E$80];[.J95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D</text:p>
          </table:table-cell>
          <table:table-cell table:style-name="ce14" office:value-type="string" calcext:value-type="string">
            <text:p>M3</text:p>
          </table:table-cell>
          <table:table-cell table:formula="of:=IF(COUNTIF([.$A$3:.$E$80];[.J9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E</text:p>
          </table:table-cell>
          <table:table-cell table:style-name="ce14" office:value-type="string" calcext:value-type="string">
            <text:p>M4</text:p>
          </table:table-cell>
          <table:table-cell table:formula="of:=IF(COUNTIF([.$A$3:.$E$80];[.J9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5F</text:p>
          </table:table-cell>
          <table:table-cell table:style-name="ce14" office:value-type="string" calcext:value-type="string">
            <text:p>M5</text:p>
          </table:table-cell>
          <table:table-cell table:formula="of:=IF(COUNTIF([.$A$3:.$E$80];[.J9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M6</text:p>
          </table:table-cell>
          <table:table-cell table:formula="of:=IF(COUNTIF([.$A$3:.$E$80];[.J99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1</text:p>
          </table:table-cell>
          <table:table-cell table:style-name="ce14" office:value-type="string" calcext:value-type="string">
            <text:p>M7</text:p>
          </table:table-cell>
          <table:table-cell table:formula="of:=IF(COUNTIF([.$A$3:.$E$80];[.J10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2</text:p>
          </table:table-cell>
          <table:table-cell table:style-name="ce14" office:value-type="string" calcext:value-type="string">
            <text:p>M8</text:p>
          </table:table-cell>
          <table:table-cell table:formula="of:=IF(COUNTIF([.$A$3:.$E$80];[.J10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3</text:p>
          </table:table-cell>
          <table:table-cell table:style-name="ce14" office:value-type="string" calcext:value-type="string">
            <text:p>M9</text:p>
          </table:table-cell>
          <table:table-cell table:formula="of:=IF(COUNTIF([.$A$3:.$E$80];[.J10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4</text:p>
          </table:table-cell>
          <table:table-cell table:style-name="ce14" office:value-type="string" calcext:value-type="string">
            <text:p>M11</text:p>
          </table:table-cell>
          <table:table-cell table:formula="of:=IF(COUNTIF([.$A$3:.$E$80];[.J10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5</text:p>
          </table:table-cell>
          <table:table-cell table:style-name="ce14" office:value-type="string" calcext:value-type="string">
            <text:p>M12</text:p>
          </table:table-cell>
          <table:table-cell table:formula="of:=IF(COUNTIF([.$A$3:.$E$80];[.J10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M13</text:p>
          </table:table-cell>
          <table:table-cell table:formula="of:=IF(COUNTIF([.$A$3:.$E$80];[.J105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7</text:p>
          </table:table-cell>
          <table:table-cell table:style-name="ce14" office:value-type="string" calcext:value-type="string">
            <text:p>M14</text:p>
          </table:table-cell>
          <table:table-cell table:formula="of:=IF(COUNTIF([.$A$3:.$E$80];[.J10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8</text:p>
          </table:table-cell>
          <table:table-cell table:style-name="ce14" office:value-type="string" calcext:value-type="string">
            <text:p>N1</text:p>
          </table:table-cell>
          <table:table-cell table:formula="of:=IF(COUNTIF([.$A$3:.$E$80];[.J10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9</text:p>
          </table:table-cell>
          <table:table-cell table:style-name="ce14" office:value-type="string" calcext:value-type="string">
            <text:p>N3</text:p>
          </table:table-cell>
          <table:table-cell table:formula="of:=IF(COUNTIF([.$A$3:.$E$80];[.J10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A</text:p>
          </table:table-cell>
          <table:table-cell table:style-name="ce14" office:value-type="string" calcext:value-type="string">
            <text:p>N4</text:p>
          </table:table-cell>
          <table:table-cell table:formula="of:=IF(COUNTIF([.$A$3:.$E$80];[.J10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B</text:p>
          </table:table-cell>
          <table:table-cell table:style-name="ce14" office:value-type="string" calcext:value-type="string">
            <text:p>N5</text:p>
          </table:table-cell>
          <table:table-cell table:formula="of:=IF(COUNTIF([.$A$3:.$E$80];[.J11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C</text:p>
          </table:table-cell>
          <table:table-cell table:style-name="ce14" office:value-type="string" calcext:value-type="string">
            <text:p>N6</text:p>
          </table:table-cell>
          <table:table-cell table:formula="of:=IF(COUNTIF([.$A$3:.$E$80];[.J11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D</text:p>
          </table:table-cell>
          <table:table-cell table:style-name="ce14" office:value-type="string" calcext:value-type="string">
            <text:p>N7</text:p>
          </table:table-cell>
          <table:table-cell table:formula="of:=IF(COUNTIF([.$A$3:.$E$80];[.J11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E</text:p>
          </table:table-cell>
          <table:table-cell table:style-name="ce14" office:value-type="string" calcext:value-type="string">
            <text:p>N11</text:p>
          </table:table-cell>
          <table:table-cell table:formula="of:=IF(COUNTIF([.$A$3:.$E$80];[.J11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6F</text:p>
          </table:table-cell>
          <table:table-cell table:style-name="ce14" office:value-type="string" calcext:value-type="string">
            <text:p>N12</text:p>
          </table:table-cell>
          <table:table-cell table:formula="of:=IF(COUNTIF([.$A$3:.$E$80];[.J11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0</text:p>
          </table:table-cell>
          <table:table-cell table:style-name="ce14" office:value-type="string" calcext:value-type="string">
            <text:p>N13</text:p>
          </table:table-cell>
          <table:table-cell table:formula="of:=IF(COUNTIF([.$A$3:.$E$80];[.J115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1</text:p>
          </table:table-cell>
          <table:table-cell table:style-name="ce14" office:value-type="string" calcext:value-type="string">
            <text:p>N14</text:p>
          </table:table-cell>
          <table:table-cell table:formula="of:=IF(COUNTIF([.$A$3:.$E$80];[.J11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2</text:p>
          </table:table-cell>
          <table:table-cell table:style-name="ce14" office:value-type="string" calcext:value-type="string">
            <text:p>P1</text:p>
          </table:table-cell>
          <table:table-cell table:formula="of:=IF(COUNTIF([.$A$3:.$E$80];[.J117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3</text:p>
          </table:table-cell>
          <table:table-cell table:style-name="ce14" office:value-type="string" calcext:value-type="string">
            <text:p>P2</text:p>
          </table:table-cell>
          <table:table-cell table:formula="of:=IF(COUNTIF([.$A$3:.$E$80];[.J11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4</text:p>
          </table:table-cell>
          <table:table-cell table:style-name="ce14" office:value-type="string" calcext:value-type="string">
            <text:p>P3</text:p>
          </table:table-cell>
          <table:table-cell table:formula="of:=IF(COUNTIF([.$A$3:.$E$80];[.J11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5</text:p>
          </table:table-cell>
          <table:table-cell table:style-name="ce14" office:value-type="string" calcext:value-type="string">
            <text:p>P4</text:p>
          </table:table-cell>
          <table:table-cell table:formula="of:=IF(COUNTIF([.$A$3:.$E$80];[.J12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6</text:p>
          </table:table-cell>
          <table:table-cell table:style-name="ce14" office:value-type="string" calcext:value-type="string">
            <text:p>P5</text:p>
          </table:table-cell>
          <table:table-cell table:formula="of:=IF(COUNTIF([.$A$3:.$E$80];[.J12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7</text:p>
          </table:table-cell>
          <table:table-cell table:style-name="ce14" office:value-type="string" calcext:value-type="string">
            <text:p>P7</text:p>
          </table:table-cell>
          <table:table-cell table:formula="of:=IF(COUNTIF([.$A$3:.$E$80];[.J12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8</text:p>
          </table:table-cell>
          <table:table-cell table:style-name="ce14" office:value-type="string" calcext:value-type="string">
            <text:p>P8</text:p>
          </table:table-cell>
          <table:table-cell table:formula="of:=IF(COUNTIF([.$A$3:.$E$80];[.J12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9</text:p>
          </table:table-cell>
          <table:table-cell table:style-name="ce14" office:value-type="string" calcext:value-type="string">
            <text:p>P11</text:p>
          </table:table-cell>
          <table:table-cell table:formula="of:=IF(COUNTIF([.$A$3:.$E$80];[.J12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A</text:p>
          </table:table-cell>
          <table:table-cell table:style-name="ce14" office:value-type="string" calcext:value-type="string">
            <text:p>P12</text:p>
          </table:table-cell>
          <table:table-cell table:formula="of:=IF(COUNTIF([.$A$3:.$E$80];[.J125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B</text:p>
          </table:table-cell>
          <table:table-cell table:style-name="ce14" office:value-type="string" calcext:value-type="string">
            <text:p>P13</text:p>
          </table:table-cell>
          <table:table-cell table:formula="of:=IF(COUNTIF([.$A$3:.$E$80];[.J12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C</text:p>
          </table:table-cell>
          <table:table-cell table:style-name="ce14" office:value-type="string" calcext:value-type="string">
            <text:p>P14</text:p>
          </table:table-cell>
          <table:table-cell table:formula="of:=IF(COUNTIF([.$A$3:.$E$80];[.J12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D</text:p>
          </table:table-cell>
          <table:table-cell table:style-name="ce14" office:value-type="string" calcext:value-type="string">
            <text:p>P15</text:p>
          </table:table-cell>
          <table:table-cell table:formula="of:=IF(COUNTIF([.$A$3:.$E$80];[.J12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E</text:p>
          </table:table-cell>
          <table:table-cell table:style-name="ce14" office:value-type="string" calcext:value-type="string">
            <text:p>R1</text:p>
          </table:table-cell>
          <table:table-cell table:formula="of:=IF(COUNTIF([.$A$3:.$E$80];[.J129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7F</text:p>
          </table:table-cell>
          <table:table-cell table:style-name="ce14" office:value-type="string" calcext:value-type="string">
            <text:p>R2</text:p>
          </table:table-cell>
          <table:table-cell table:formula="of:=IF(COUNTIF([.$A$3:.$E$80];[.J13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0</text:p>
          </table:table-cell>
          <table:table-cell table:style-name="ce14" office:value-type="string" calcext:value-type="string">
            <text:p>R3</text:p>
          </table:table-cell>
          <table:table-cell table:formula="of:=IF(COUNTIF([.$A$3:.$E$80];[.J13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1</text:p>
          </table:table-cell>
          <table:table-cell table:style-name="ce14" office:value-type="string" calcext:value-type="string">
            <text:p>R4</text:p>
          </table:table-cell>
          <table:table-cell table:formula="of:=IF(COUNTIF([.$A$3:.$E$80];[.J13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2</text:p>
          </table:table-cell>
          <table:table-cell table:style-name="ce14" office:value-type="string" calcext:value-type="string">
            <text:p>R5</text:p>
          </table:table-cell>
          <table:table-cell table:formula="of:=IF(COUNTIF([.$A$3:.$E$80];[.J133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3</text:p>
          </table:table-cell>
          <table:table-cell table:style-name="ce14" office:value-type="string" calcext:value-type="string">
            <text:p>R8</text:p>
          </table:table-cell>
          <table:table-cell table:formula="of:=IF(COUNTIF([.$A$3:.$E$80];[.J13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4</text:p>
          </table:table-cell>
          <table:table-cell table:style-name="ce14" office:value-type="string" calcext:value-type="string">
            <text:p>R12</text:p>
          </table:table-cell>
          <table:table-cell table:formula="of:=IF(COUNTIF([.$A$3:.$E$80];[.J135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5</text:p>
          </table:table-cell>
          <table:table-cell table:style-name="ce14" office:value-type="string" calcext:value-type="string">
            <text:p>R13</text:p>
          </table:table-cell>
          <table:table-cell table:formula="of:=IF(COUNTIF([.$A$3:.$E$80];[.J13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6</text:p>
          </table:table-cell>
          <table:table-cell table:style-name="ce14" office:value-type="string" calcext:value-type="string">
            <text:p>R14</text:p>
          </table:table-cell>
          <table:table-cell table:formula="of:=IF(COUNTIF([.$A$3:.$E$80];[.J13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7</text:p>
          </table:table-cell>
          <table:table-cell table:style-name="ce14" office:value-type="string" calcext:value-type="string">
            <text:p>R15</text:p>
          </table:table-cell>
          <table:table-cell table:formula="of:=IF(COUNTIF([.$A$3:.$E$80];[.J13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8</text:p>
          </table:table-cell>
          <table:table-cell table:style-name="ce14" office:value-type="string" calcext:value-type="string">
            <text:p>T2</text:p>
          </table:table-cell>
          <table:table-cell table:formula="of:=IF(COUNTIF([.$A$3:.$E$80];[.J13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9</text:p>
          </table:table-cell>
          <table:table-cell table:style-name="ce14" office:value-type="string" calcext:value-type="string">
            <text:p>T3</text:p>
          </table:table-cell>
          <table:table-cell table:formula="of:=IF(COUNTIF([.$A$3:.$E$80];[.J14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A</text:p>
          </table:table-cell>
          <table:table-cell table:style-name="ce14" office:value-type="string" calcext:value-type="string">
            <text:p>T13</text:p>
          </table:table-cell>
          <table:table-cell table:formula="of:=IF(COUNTIF([.$A$3:.$E$80];[.J14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B</text:p>
          </table:table-cell>
          <table:table-cell table:style-name="ce14" office:value-type="string" calcext:value-type="string">
            <text:p>T14</text:p>
          </table:table-cell>
          <table:table-cell table:formula="of:=IF(COUNTIF([.$A$3:.$E$80];[.J14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office:value-type="string" calcext:value-type="string">
            <text:p>8C</text:p>
          </table:table-cell>
          <table:table-cell table:style-name="ce14" office:value-type="string" calcext:value-type="string">
            <text:p>T15</text:p>
          </table:table-cell>
          <table:table-cell table:formula="of:=IF(COUNTIF([.$A$3:.$E$80];[.J14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4" table:number-columns-repeated="2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/>
          <table:table-cell table:style-name="ce17" table:formula="of:=COUNTIF([.L2:.L144]; &quot;Yes&quot;)" office:value-type="float" office:value="104" calcext:value-type="float">
            <text:p>104</text:p>
          </table:table-cell>
          <table:table-cell table:number-columns-repeated="6"/>
        </table:table-row>
        <table:table-row table:style-name="ro1" table:number-rows-repeated="104842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th and RAM" table:style-name="ta1">
        <table:table-column table:style-name="co9" table:default-cell-style-name="Default"/>
        <table:table-column table:style-name="co13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6"/>
        <table:table-column table:style-name="co17" table:number-columns-repeated="2" table:default-cell-style-name="ce14"/>
        <table:table-column table:style-name="co26" table:default-cell-style-name="ce16"/>
        <table:table-row table:style-name="ro1">
          <table:table-cell table:style-name="ce1" office:value-type="string" calcext:value-type="string" table:number-columns-spanned="2" table:number-rows-spanned="1">
            <text:p>Outputs</text:p>
          </table:table-cell>
          <table:covered-table-cell table:style-name="ce3"/>
          <table:table-cell table:style-name="ce15"/>
          <table:table-cell/>
          <table:table-cell table:style-name="ce1" office:value-type="string" calcext:value-type="string" table:number-columns-spanned="2" table:number-rows-spanned="1">
            <text:p>Bidis</text:p>
          </table:table-cell>
          <table:covered-table-cell table:style-name="ce1"/>
          <table:table-cell table:style-name="ce1"/>
          <table:table-cell/>
          <table:table-cell table:style-name="ce1" office:value-type="string" calcext:value-type="string" table:number-columns-spanned="2" table:number-rows-spanned="1">
            <text:p>Inputs</text:p>
          </table:table-cell>
          <table:covered-table-cell table:style-name="ce1"/>
          <table:table-cell table:number-columns-repeated="2"/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PHY0 U32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PHY1 U40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</text:p>
          </table:table-cell>
          <table:table-cell table:style-name="ce22" office:value-type="string" calcext:value-type="string">
            <text:p>Got?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Got?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Got?</text:p>
          </table:table-cell>
          <table:table-cell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IC Pin</text:p>
          </table:table-cell>
          <table:table-cell table:style-name="ce25" office:value-type="string" calcext:value-type="string">
            <text:p>FPGA Type</text:p>
          </table:table-cell>
          <table:table-cell table:style-name="ce25" office:value-type="string" calcext:value-type="string">
            <text:p>ID</text:p>
          </table:table-cell>
          <table:table-cell table:style-name="ce15" office:value-type="string" calcext:value-type="string">
            <text:p>FPGA Pin</text:p>
          </table:table-cell>
          <table:table-cell table:style-name="ce25"/>
          <table:table-cell table:style-name="ce25" office:value-type="string" calcext:value-type="string">
            <text:p>ID</text:p>
          </table:table-cell>
          <table:table-cell table:style-name="ce15" office:value-type="string" calcext:value-type="string">
            <text:p>FPGA Pin</text:p>
          </table:table-cell>
        </table:table-row>
        <table:table-row table:style-name="ro1"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A6</text:p>
          </table:table-cell>
          <table:table-cell table:formula="of:=IF(COUNTIF([.$Q$3:.$T$77];[.B3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0</text:p>
          </table:table-cell>
          <table:table-cell table:style-name="ce14" office:value-type="string" calcext:value-type="string">
            <text:p>A2</text:p>
          </table:table-cell>
          <table:table-cell table:style-name="ce16" table:formula="of:=IF(COUNTIF([.$Q$3:.$T$77];[.F3]);&quot;Yes&quot;;&quot;No&quot;)" office:value-type="string" office:string-value="Yes" calcext:value-type="string">
            <text:p>Yes</text:p>
          </table:table-cell>
          <table:table-cell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A10</text:p>
          </table:table-cell>
          <table:table-cell table:style-name="ce24" table:formula="of:=IF(COUNTIF([.$Q$3:.$T$77];[.J3])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TX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C</text:p>
          </table:table-cell>
          <table:table-cell table:formula="of:=VLOOKUP([.P3];[.$A$3:.$B$39];2)" office:value-type="string" office:string-value="L1" calcext:value-type="string">
            <text:p>L1</text:p>
          </table:table-cell>
          <table:table-cell/>
          <table:table-cell office:value-type="string" calcext:value-type="string">
            <text:p>17</text:p>
          </table:table-cell>
          <table:table-cell table:formula="of:=VLOOKUP([.S3];[.$A$3:.$B$39];2)" office:value-type="string" office:string-value="J16" calcext:value-type="string">
            <text:p>J16</text:p>
          </table:table-cell>
        </table:table-row>
        <table:table-row table:style-name="ro1"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A7</text:p>
          </table:table-cell>
          <table:table-cell table:style-name="ce24" table:formula="of:=IF(COUNTIF([.$Q$3:.$T$77];[.B4]);&quot;Yes&quot;;&quot;No&quot;)" office:value-type="string" office:string-value="No" calcext:value-type="string">
            <text:p>No</text:p>
          </table:table-cell>
          <table:table-cell/>
          <table:table-cell table:style-name="ce14" office:value-type="string" calcext:value-type="string">
            <text:p>01</text:p>
          </table:table-cell>
          <table:table-cell table:style-name="ce14" office:value-type="string" calcext:value-type="string">
            <text:p>A3</text:p>
          </table:table-cell>
          <table:table-cell table:style-name="ce16" table:formula="of:=IF(COUNTIF([.$Q$3:.$T$77];[.F4]);&quot;Yes&quot;;&quot;No&quot;)" office:value-type="string" office:string-value="Yes" calcext:value-type="string">
            <text:p>Yes</text:p>
          </table:table-cell>
          <table:table-cell/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A12</text:p>
          </table:table-cell>
          <table:table-cell table:style-name="ce24" table:formula="of:=IF(COUNTIF([.$Q$3:.$T$77];[.J4])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TXD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F</text:p>
          </table:table-cell>
          <table:table-cell table:formula="of:=VLOOKUP([.P4];[.$A$3:.$B$39];2)" office:value-type="string" office:string-value="M2" calcext:value-type="string">
            <text:p>M2</text:p>
          </table:table-cell>
          <table:table-cell/>
          <table:table-cell office:value-type="string" calcext:value-type="string">
            <text:p>1B</text:p>
          </table:table-cell>
          <table:table-cell table:formula="of:=VLOOKUP([.S4];[.$A$3:.$B$39];2)" office:value-type="string" office:string-value="K16" calcext:value-type="string">
            <text:p>K16</text:p>
          </table:table-cell>
        </table:table-row>
        <table:table-row table:style-name="ro1"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A8</text:p>
          </table:table-cell>
          <table:table-cell table:formula="of:=IF(COUNTIF([.$Q$3:.$T$77];[.B5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A4</text:p>
          </table:table-cell>
          <table:table-cell table:style-name="ce16" table:formula="of:=IF(COUNTIF([.$Q$3:.$T$77];[.F5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J1</text:p>
          </table:table-cell>
          <table:table-cell table:style-name="ce16" table:formula="of:=IF(COUNTIF([.$Q$3:.$T$77];[.J5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TXD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E</text:p>
          </table:table-cell>
          <table:table-cell table:formula="of:=VLOOKUP([.P5];[.$A$3:.$B$39];2)" office:value-type="string" office:string-value="M1" calcext:value-type="string">
            <text:p>M1</text:p>
          </table:table-cell>
          <table:table-cell/>
          <table:table-cell office:value-type="string" calcext:value-type="string">
            <text:p>16</text:p>
          </table:table-cell>
          <table:table-cell table:formula="of:=VLOOKUP([.S5];[.$A$3:.$B$39];2)" office:value-type="string" office:string-value="J15" calcext:value-type="string">
            <text:p>J15</text:p>
          </table:table-cell>
        </table:table-row>
        <table:table-row table:style-name="ro1"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A9</text:p>
          </table:table-cell>
          <table:table-cell table:formula="of:=IF(COUNTIF([.$Q$3:.$T$77];[.B6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A5</text:p>
          </table:table-cell>
          <table:table-cell table:style-name="ce16" table:formula="of:=IF(COUNTIF([.$Q$3:.$T$77];[.F6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J2</text:p>
          </table:table-cell>
          <table:table-cell table:style-name="ce16" table:formula="of:=IF(COUNTIF([.$Q$3:.$T$77];[.J6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TXD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2</text:p>
          </table:table-cell>
          <table:table-cell table:formula="of:=VLOOKUP([.P6];[.$A$3:.$B$39];2)" office:value-type="string" office:string-value="P1" calcext:value-type="string">
            <text:p>P1</text:p>
          </table:table-cell>
          <table:table-cell/>
          <table:table-cell office:value-type="string" calcext:value-type="string">
            <text:p>15</text:p>
          </table:table-cell>
          <table:table-cell table:formula="of:=VLOOKUP([.S6];[.$A$3:.$B$39];2)" office:value-type="string" office:string-value="J14" calcext:value-type="string">
            <text:p>J14</text:p>
          </table:table-cell>
        </table:table-row>
        <table:table-row table:style-name="ro1">
          <table:table-cell table:style-name="ce23" office:value-type="string" calcext:value-type="string">
            <text:p>04</text:p>
          </table:table-cell>
          <table:table-cell table:style-name="ce23" office:value-type="string" calcext:value-type="string">
            <text:p>A15</text:p>
          </table:table-cell>
          <table:table-cell table:style-name="ce24" table:formula="of:=IF(COUNTIF([.$Q$3:.$T$77];[.B7]);&quot;Yes&quot;;&quot;No&quot;)" office:value-type="string" office:string-value="No" calcext:value-type="string">
            <text:p>No</text:p>
          </table:table-cell>
          <table:table-cell/>
          <table:table-cell table:style-name="ce14" office:value-type="string" calcext:value-type="string">
            <text:p>04</text:p>
          </table:table-cell>
          <table:table-cell table:style-name="ce14" office:value-type="string" calcext:value-type="string">
            <text:p>A11</text:p>
          </table:table-cell>
          <table:table-cell table:style-name="ce16" table:formula="of:=IF(COUNTIF([.$Q$3:.$T$77];[.F7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4</text:p>
          </table:table-cell>
          <table:table-cell table:style-name="ce14" office:value-type="string" calcext:value-type="string">
            <text:p>J3</text:p>
          </table:table-cell>
          <table:table-cell table:style-name="ce16" table:formula="of:=IF(COUNTIF([.$Q$3:.$T$77];[.J7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TXD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3</text:p>
          </table:table-cell>
          <table:table-cell table:formula="of:=VLOOKUP([.P7];[.$A$3:.$B$39];2)" office:value-type="string" office:string-value="R1" calcext:value-type="string">
            <text:p>R1</text:p>
          </table:table-cell>
          <table:table-cell/>
          <table:table-cell office:value-type="string" calcext:value-type="string">
            <text:p>1A</text:p>
          </table:table-cell>
          <table:table-cell table:formula="of:=VLOOKUP([.S7];[.$A$3:.$B$39];2)" office:value-type="string" office:string-value="K15" calcext:value-type="string">
            <text:p>K15</text:p>
          </table:table-cell>
        </table:table-row>
        <table:table-row table:style-name="ro1"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B5</text:p>
          </table:table-cell>
          <table:table-cell table:formula="of:=IF(COUNTIF([.$Q$3:.$T$77];[.B8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A13</text:p>
          </table:table-cell>
          <table:table-cell table:style-name="ce16" table:formula="of:=IF(COUNTIF([.$Q$3:.$T$77];[.F8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K1</text:p>
          </table:table-cell>
          <table:table-cell table:style-name="ce16" table:formula="of:=IF(COUNTIF([.$Q$3:.$T$77];[.J8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TXCT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D</text:p>
          </table:table-cell>
          <table:table-cell table:formula="of:=VLOOKUP([.P8];[.$A$3:.$B$39];2)" office:value-type="string" office:string-value="L2" calcext:value-type="string">
            <text:p>L2</text:p>
          </table:table-cell>
          <table:table-cell/>
          <table:table-cell office:value-type="string" calcext:value-type="string">
            <text:p>19</text:p>
          </table:table-cell>
          <table:table-cell table:formula="of:=VLOOKUP([.S8];[.$A$3:.$B$39];2)" office:value-type="string" office:string-value="K14" calcext:value-type="string">
            <text:p>K14</text:p>
          </table:table-cell>
        </table:table-row>
        <table:table-row table:style-name="ro1"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B6</text:p>
          </table:table-cell>
          <table:table-cell table:formula="of:=IF(COUNTIF([.$Q$3:.$T$77];[.B9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A14</text:p>
          </table:table-cell>
          <table:table-cell table:style-name="ce16" table:formula="of:=IF(COUNTIF([.$Q$3:.$T$77];[.F9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K2</text:p>
          </table:table-cell>
          <table:table-cell table:style-name="ce16" table:formula="of:=IF(COUNTIF([.$Q$3:.$T$77];[.J9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MD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4</text:p>
          </table:table-cell>
          <table:table-cell table:formula="of:=VLOOKUP([.P9];[.$A$3:.$B$39];2)" office:value-type="string" office:string-value="R5" calcext:value-type="string">
            <text:p>R5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B7</text:p>
          </table:table-cell>
          <table:table-cell table:formula="of:=IF(COUNTIF([.$Q$3:.$T$77];[.B10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B2</text:p>
          </table:table-cell>
          <table:table-cell table:style-name="ce16" table:formula="of:=IF(COUNTIF([.$Q$3:.$T$77];[.F10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K3</text:p>
          </table:table-cell>
          <table:table-cell table:style-name="ce16" table:formula="of:=IF(COUNTIF([.$Q$3:.$T$77];[.J10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PHYRST#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R6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B8</text:p>
          </table:table-cell>
          <table:table-cell table:formula="of:=IF(COUNTIF([.$Q$3:.$T$77];[.B11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B3</text:p>
          </table:table-cell>
          <table:table-cell table:style-name="ce16" table:formula="of:=IF(COUNTIF([.$Q$3:.$T$77];[.F11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L15</text:p>
          </table:table-cell>
          <table:table-cell table:style-name="ce16" table:formula="of:=IF(COUNTIF([.$Q$3:.$T$77];[.J11]);&quot;Yes&quot;;&quot;No&quot;)" office:value-type="string" office:string-value="Yes" calcext:value-type="string">
            <text:p>Yes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09</text:p>
          </table:table-cell>
          <table:table-cell table:style-name="ce14" office:value-type="string" calcext:value-type="string">
            <text:p>B9</text:p>
          </table:table-cell>
          <table:table-cell table:formula="of:=IF(COUNTIF([.$Q$3:.$T$77];[.B12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9</text:p>
          </table:table-cell>
          <table:table-cell table:style-name="ce14" office:value-type="string" calcext:value-type="string">
            <text:p>B4</text:p>
          </table:table-cell>
          <table:table-cell table:style-name="ce16" table:formula="of:=IF(COUNTIF([.$Q$3:.$T$77];[.F12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9</text:p>
          </table:table-cell>
          <table:table-cell table:style-name="ce14" office:value-type="string" calcext:value-type="string">
            <text:p>L16</text:p>
          </table:table-cell>
          <table:table-cell table:style-name="ce16" table:formula="of:=IF(COUNTIF([.$Q$3:.$T$77];[.J12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MDIO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21</text:p>
          </table:table-cell>
          <table:table-cell table:formula="of:=VLOOKUP([.P12];[.$E$3:.$F$39];2)" office:value-type="string" office:string-value="T4" calcext:value-type="string">
            <text:p>T4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0A</text:p>
          </table:table-cell>
          <table:table-cell table:style-name="ce14" office:value-type="string" calcext:value-type="string">
            <text:p>B10</text:p>
          </table:table-cell>
          <table:table-cell table:formula="of:=IF(COUNTIF([.$Q$3:.$T$77];[.B13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A</text:p>
          </table:table-cell>
          <table:table-cell table:style-name="ce14" office:value-type="string" calcext:value-type="string">
            <text:p>B11</text:p>
          </table:table-cell>
          <table:table-cell table:style-name="ce16" table:formula="of:=IF(COUNTIF([.$Q$3:.$T$77];[.F13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A</text:p>
          </table:table-cell>
          <table:table-cell table:style-name="ce14" office:value-type="string" calcext:value-type="string">
            <text:p>M15</text:p>
          </table:table-cell>
          <table:table-cell table:style-name="ce16" table:formula="of:=IF(COUNTIF([.$Q$3:.$T$77];[.J13]);&quot;Yes&quot;;&quot;No&quot;)" office:value-type="string" office:string-value="Yes" calcext:value-type="string">
            <text:p>Yes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0B</text:p>
          </table:table-cell>
          <table:table-cell table:style-name="ce14" office:value-type="string" calcext:value-type="string">
            <text:p>C7</text:p>
          </table:table-cell>
          <table:table-cell table:formula="of:=IF(COUNTIF([.$Q$3:.$T$77];[.B14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B</text:p>
          </table:table-cell>
          <table:table-cell table:style-name="ce14" office:value-type="string" calcext:value-type="string">
            <text:p>B12</text:p>
          </table:table-cell>
          <table:table-cell table:style-name="ce16" table:formula="of:=IF(COUNTIF([.$Q$3:.$T$77];[.F14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B</text:p>
          </table:table-cell>
          <table:table-cell table:style-name="ce14" office:value-type="string" calcext:value-type="string">
            <text:p>M16</text:p>
          </table:table-cell>
          <table:table-cell table:style-name="ce16" table:formula="of:=IF(COUNTIF([.$Q$3:.$T$77];[.J14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RX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2</text:p>
          </table:table-cell>
          <table:table-cell table:formula="of:=VLOOKUP([.P14];[.$I$3:.$J$39];2)" office:value-type="string" office:string-value="J1" calcext:value-type="string">
            <text:p>J1</text:p>
          </table:table-cell>
          <table:table-cell/>
          <table:table-cell office:value-type="string" calcext:value-type="string">
            <text:p>0B</text:p>
          </table:table-cell>
          <table:table-cell table:formula="of:=VLOOKUP([.S14];[.$I$3:.$J$39];2)" office:value-type="string" office:string-value="M16" calcext:value-type="string">
            <text:p>M16</text:p>
          </table:table-cell>
        </table:table-row>
        <table:table-row table:style-name="ro1">
          <table:table-cell table:style-name="ce14" office:value-type="string" calcext:value-type="string">
            <text:p>0C</text:p>
          </table:table-cell>
          <table:table-cell table:style-name="ce14" office:value-type="string" calcext:value-type="string">
            <text:p>C8</text:p>
          </table:table-cell>
          <table:table-cell table:formula="of:=IF(COUNTIF([.$Q$3:.$T$77];[.B15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C</text:p>
          </table:table-cell>
          <table:table-cell table:style-name="ce14" office:value-type="string" calcext:value-type="string">
            <text:p>B13</text:p>
          </table:table-cell>
          <table:table-cell table:style-name="ce16" table:formula="of:=IF(COUNTIF([.$Q$3:.$T$77];[.F15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C</text:p>
          </table:table-cell>
          <table:table-cell table:style-name="ce14" office:value-type="string" calcext:value-type="string">
            <text:p>P16</text:p>
          </table:table-cell>
          <table:table-cell table:style-name="ce16" table:formula="of:=IF(COUNTIF([.$Q$3:.$T$77];[.J15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RXD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4</text:p>
          </table:table-cell>
          <table:table-cell table:formula="of:=VLOOKUP([.P15];[.$I$3:.$J$39];2)" office:value-type="string" office:string-value="J3" calcext:value-type="string">
            <text:p>J3</text:p>
          </table:table-cell>
          <table:table-cell/>
          <table:table-cell office:value-type="string" calcext:value-type="string">
            <text:p>0A</text:p>
          </table:table-cell>
          <table:table-cell table:formula="of:=VLOOKUP([.S15];[.$I$3:.$J$39];2)" office:value-type="string" office:string-value="M15" calcext:value-type="string">
            <text:p>M15</text:p>
          </table:table-cell>
        </table:table-row>
        <table:table-row table:style-name="ro1">
          <table:table-cell table:style-name="ce14" office:value-type="string" calcext:value-type="string">
            <text:p>0D</text:p>
          </table:table-cell>
          <table:table-cell table:style-name="ce14" office:value-type="string" calcext:value-type="string">
            <text:p>C9</text:p>
          </table:table-cell>
          <table:table-cell table:formula="of:=IF(COUNTIF([.$Q$3:.$T$77];[.B16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D</text:p>
          </table:table-cell>
          <table:table-cell table:style-name="ce14" office:value-type="string" calcext:value-type="string">
            <text:p>B14</text:p>
          </table:table-cell>
          <table:table-cell table:style-name="ce16" table:formula="of:=IF(COUNTIF([.$Q$3:.$T$77];[.F16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D</text:p>
          </table:table-cell>
          <table:table-cell table:style-name="ce14" office:value-type="string" calcext:value-type="string">
            <text:p>R16</text:p>
          </table:table-cell>
          <table:table-cell table:style-name="ce16" table:formula="of:=IF(COUNTIF([.$Q$3:.$T$77];[.J16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RXD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6</text:p>
          </table:table-cell>
          <table:table-cell table:formula="of:=VLOOKUP([.P16];[.$I$3:.$J$39];2)" office:value-type="string" office:string-value="K2" calcext:value-type="string">
            <text:p>K2</text:p>
          </table:table-cell>
          <table:table-cell/>
          <table:table-cell office:value-type="string" calcext:value-type="string">
            <text:p>0D</text:p>
          </table:table-cell>
          <table:table-cell table:formula="of:=VLOOKUP([.S16];[.$I$3:.$J$39];2)" office:value-type="string" office:string-value="R16" calcext:value-type="string">
            <text:p>R16</text:p>
          </table:table-cell>
        </table:table-row>
        <table:table-row table:style-name="ro1">
          <table:table-cell table:style-name="ce14" office:value-type="string" calcext:value-type="string">
            <text:p>0E</text:p>
          </table:table-cell>
          <table:table-cell table:style-name="ce14" office:value-type="string" calcext:value-type="string">
            <text:p>C10</text:p>
          </table:table-cell>
          <table:table-cell table:formula="of:=IF(COUNTIF([.$Q$3:.$T$77];[.B17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E</text:p>
          </table:table-cell>
          <table:table-cell table:style-name="ce14" office:value-type="string" calcext:value-type="string">
            <text:p>C3</text:p>
          </table:table-cell>
          <table:table-cell table:style-name="ce16" table:formula="of:=IF(COUNTIF([.$Q$3:.$T$77];[.F17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RXD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5</text:p>
          </table:table-cell>
          <table:table-cell table:formula="of:=VLOOKUP([.P17];[.$I$3:.$J$39];2)" office:value-type="string" office:string-value="K1" calcext:value-type="string">
            <text:p>K1</text:p>
          </table:table-cell>
          <table:table-cell/>
          <table:table-cell office:value-type="string" calcext:value-type="string">
            <text:p>08</text:p>
          </table:table-cell>
          <table:table-cell table:formula="of:=VLOOKUP([.S17];[.$I$3:.$J$39];2)" office:value-type="string" office:string-value="L15" calcext:value-type="string">
            <text:p>L15</text:p>
          </table:table-cell>
        </table:table-row>
        <table:table-row table:style-name="ro1">
          <table:table-cell table:style-name="ce14" office:value-type="string" calcext:value-type="string">
            <text:p>0F</text:p>
          </table:table-cell>
          <table:table-cell table:style-name="ce14" office:value-type="string" calcext:value-type="string">
            <text:p>D8</text:p>
          </table:table-cell>
          <table:table-cell table:formula="of:=IF(COUNTIF([.$Q$3:.$T$77];[.B18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0F</text:p>
          </table:table-cell>
          <table:table-cell table:style-name="ce14" office:value-type="string" calcext:value-type="string">
            <text:p>C5</text:p>
          </table:table-cell>
          <table:table-cell table:style-name="ce16" table:formula="of:=IF(COUNTIF([.$Q$3:.$T$77];[.F18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RXD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7</text:p>
          </table:table-cell>
          <table:table-cell table:formula="of:=VLOOKUP([.P18];[.$I$3:.$J$39];2)" office:value-type="string" office:string-value="K3" calcext:value-type="string">
            <text:p>K3</text:p>
          </table:table-cell>
          <table:table-cell/>
          <table:table-cell office:value-type="string" calcext:value-type="string">
            <text:p>09</text:p>
          </table:table-cell>
          <table:table-cell table:formula="of:=VLOOKUP([.S18];[.$I$3:.$J$39];2)" office:value-type="string" office:string-value="L16" calcext:value-type="string">
            <text:p>L16</text:p>
          </table:table-cell>
        </table:table-row>
        <table:table-row table:style-name="ro1"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D9</text:p>
          </table:table-cell>
          <table:table-cell table:formula="of:=IF(COUNTIF([.$Q$3:.$T$77];[.B19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C6</text:p>
          </table:table-cell>
          <table:table-cell table:style-name="ce16" table:formula="of:=IF(COUNTIF([.$Q$3:.$T$77];[.F19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RXCTL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3</text:p>
          </table:table-cell>
          <table:table-cell table:formula="of:=VLOOKUP([.P19];[.$I$3:.$J$39];2)" office:value-type="string" office:string-value="J2" calcext:value-type="string">
            <text:p>J2</text:p>
          </table:table-cell>
          <table:table-cell/>
          <table:table-cell office:value-type="string" calcext:value-type="string">
            <text:p>0C</text:p>
          </table:table-cell>
          <table:table-cell table:formula="of:=VLOOKUP([.S19];[.$I$3:.$J$39];2)" office:value-type="string" office:string-value="P16" calcext:value-type="string">
            <text:p>P16</text:p>
          </table:table-cell>
        </table:table-row>
        <table:table-row table:style-name="ro1"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E8</text:p>
          </table:table-cell>
          <table:table-cell table:formula="of:=IF(COUNTIF([.$Q$3:.$T$77];[.B20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C11</text:p>
          </table:table-cell>
          <table:table-cell table:style-name="ce16" table:formula="of:=IF(COUNTIF([.$Q$3:.$T$77];[.F20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 table:number-columns-repeated="9"/>
        </table:table-row>
        <table:table-row table:style-name="ro1"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E9</text:p>
          </table:table-cell>
          <table:table-cell table:formula="of:=IF(COUNTIF([.$Q$3:.$T$77];[.B21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C12</text:p>
          </table:table-cell>
          <table:table-cell table:style-name="ce16" table:formula="of:=IF(COUNTIF([.$Q$3:.$T$77];[.F21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 table:number-columns-repeated="4"/>
          <table:table-cell table:style-name="ce25" office:value-type="string" calcext:value-type="string" table:number-columns-spanned="2" table:number-rows-spanned="1">
            <text:p>SRAM U29</text:p>
          </table:table-cell>
          <table:covered-table-cell/>
          <table:table-cell table:number-columns-repeated="3"/>
        </table:table-row>
        <table:table-row table:style-name="ro1">
          <table:table-cell table:style-name="ce23" office:value-type="string" calcext:value-type="string">
            <text:p>13</text:p>
          </table:table-cell>
          <table:table-cell table:style-name="ce23" office:value-type="string" calcext:value-type="string">
            <text:p>E12</text:p>
          </table:table-cell>
          <table:table-cell table:style-name="ce24" table:formula="of:=IF(COUNTIF([.$Q$3:.$T$77];[.B22]);&quot;Yes&quot;;&quot;No&quot;)" office:value-type="string" office:string-value="No" calcext:value-type="string">
            <text:p>No</text:p>
          </table:table-cell>
          <table:table-cell/>
          <table:table-cell table:style-name="ce14" office:value-type="string" calcext:value-type="string">
            <text:p>13</text:p>
          </table:table-cell>
          <table:table-cell table:style-name="ce14" office:value-type="string" calcext:value-type="string">
            <text:p>C13</text:p>
          </table:table-cell>
          <table:table-cell table:style-name="ce16" table:formula="of:=IF(COUNTIF([.$Q$3:.$T$77];[.F22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IC Pin</text:p>
          </table:table-cell>
          <table:table-cell table:style-name="ce25" office:value-type="string" calcext:value-type="string">
            <text:p>FPGA Type</text:p>
          </table:table-cell>
          <table:table-cell table:style-name="ce25" office:value-type="string" calcext:value-type="string">
            <text:p>ID</text:p>
          </table:table-cell>
          <table:table-cell table:style-name="ce15" office:value-type="string" calcext:value-type="string">
            <text:p>FPGA Pin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14</text:p>
          </table:table-cell>
          <table:table-cell table:style-name="ce23" office:value-type="string" calcext:value-type="string">
            <text:p>E13</text:p>
          </table:table-cell>
          <table:table-cell table:style-name="ce24" table:formula="of:=IF(COUNTIF([.$Q$3:.$T$77];[.B23]);&quot;Yes&quot;;&quot;No&quot;)" office:value-type="string" office:string-value="No" calcext:value-type="string">
            <text:p>No</text:p>
          </table:table-cell>
          <table:table-cell/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D5</text:p>
          </table:table-cell>
          <table:table-cell table:style-name="ce16" table:formula="of:=IF(COUNTIF([.$Q$3:.$T$77];[.F23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DQ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4</text:p>
          </table:table-cell>
          <table:table-cell table:formula="of:=VLOOKUP([.P23];[.$E$3:.$F$39];2)" office:value-type="string" office:string-value="D5" calcext:value-type="string">
            <text:p>D5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J14</text:p>
          </table:table-cell>
          <table:table-cell table:formula="of:=IF(COUNTIF([.$Q$3:.$T$77];[.B24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D6</text:p>
          </table:table-cell>
          <table:table-cell table:style-name="ce16" table:formula="of:=IF(COUNTIF([.$Q$3:.$T$77];[.F24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DQ1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F</text:p>
          </table:table-cell>
          <table:table-cell table:formula="of:=VLOOKUP([.P24];[.$E$3:.$F$39];2)" office:value-type="string" office:string-value="C5" calcext:value-type="string">
            <text:p>C5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J15</text:p>
          </table:table-cell>
          <table:table-cell table:formula="of:=IF(COUNTIF([.$Q$3:.$T$77];[.B25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D7</text:p>
          </table:table-cell>
          <table:table-cell table:style-name="ce16" table:formula="of:=IF(COUNTIF([.$Q$3:.$T$77];[.F25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DQ2</text:p>
          </table:table-cell>
          <table:table-cell office:value-type="string" calcext:value-type="string">
            <text:p>5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C</text:p>
          </table:table-cell>
          <table:table-cell table:formula="of:=VLOOKUP([.P25];[.$E$3:.$F$39];2)" office:value-type="string" office:string-value="E5" calcext:value-type="string">
            <text:p>E5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17</text:p>
          </table:table-cell>
          <table:table-cell table:style-name="ce14" office:value-type="string" calcext:value-type="string">
            <text:p>J16</text:p>
          </table:table-cell>
          <table:table-cell table:formula="of:=IF(COUNTIF([.$Q$3:.$T$77];[.B26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7</text:p>
          </table:table-cell>
          <table:table-cell table:style-name="ce14" office:value-type="string" calcext:value-type="string">
            <text:p>D10</text:p>
          </table:table-cell>
          <table:table-cell table:style-name="ce16" table:formula="of:=IF(COUNTIF([.$Q$3:.$T$77];[.F26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7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0</text:p>
          </table:table-cell>
          <table:table-cell table:formula="of:=VLOOKUP([.P26];[.$E$3:.$F$39];2)" office:value-type="string" office:string-value="C6" calcext:value-type="string">
            <text:p>C6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18</text:p>
          </table:table-cell>
          <table:table-cell table:style-name="ce23" office:value-type="string" calcext:value-type="string">
            <text:p>K12</text:p>
          </table:table-cell>
          <table:table-cell table:style-name="ce24" table:formula="of:=IF(COUNTIF([.$Q$3:.$T$77];[.B27]);&quot;Yes&quot;;&quot;No&quot;)" office:value-type="string" office:string-value="No" calcext:value-type="string">
            <text:p>No</text:p>
          </table:table-cell>
          <table:table-cell/>
          <table:table-cell table:style-name="ce14" office:value-type="string" calcext:value-type="string">
            <text:p>18</text:p>
          </table:table-cell>
          <table:table-cell table:style-name="ce14" office:value-type="string" calcext:value-type="string">
            <text:p>D11</text:p>
          </table:table-cell>
          <table:table-cell table:style-name="ce16" table:formula="of:=IF(COUNTIF([.$Q$3:.$T$77];[.F27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DQ4</text:p>
          </table:table-cell>
          <table:table-cell office:value-type="string" calcext:value-type="string">
            <text:p>8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5</text:p>
          </table:table-cell>
          <table:table-cell table:formula="of:=VLOOKUP([.P27];[.$E$3:.$F$39];2)" office:value-type="string" office:string-value="D6" calcext:value-type="string">
            <text:p>D6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K14</text:p>
          </table:table-cell>
          <table:table-cell table:formula="of:=IF(COUNTIF([.$Q$3:.$T$77];[.B28]);&quot;Yes&quot;;&quot;No&quot;)" office:value-type="string" office:string-value="Yes" calcext:value-type="string">
            <text:p>Yes</text:p>
          </table:table-cell>
          <table:table-cell/>
          <table:table-cell table:style-name="ce23" office:value-type="string" calcext:value-type="string">
            <text:p>19</text:p>
          </table:table-cell>
          <table:table-cell table:style-name="ce23" office:value-type="string" calcext:value-type="string">
            <text:p>D12</text:p>
          </table:table-cell>
          <table:table-cell table:style-name="ce24" table:formula="of:=IF(COUNTIF([.$Q$3:.$T$77];[.F28]);&quot;Yes&quot;;&quot;No&quot;)" office:value-type="string" office:string-value="No" calcext:value-type="string">
            <text:p>No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DQ5</text:p>
          </table:table-cell>
          <table:table-cell office:value-type="string" calcext:value-type="string">
            <text:p>10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D</text:p>
          </table:table-cell>
          <table:table-cell table:formula="of:=VLOOKUP([.P28];[.$E$3:.$F$39];2)" office:value-type="string" office:string-value="E6" calcext:value-type="string">
            <text:p>E6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1A</text:p>
          </table:table-cell>
          <table:table-cell table:style-name="ce14" office:value-type="string" calcext:value-type="string">
            <text:p>K15</text:p>
          </table:table-cell>
          <table:table-cell table:formula="of:=IF(COUNTIF([.$Q$3:.$T$77];[.B29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A</text:p>
          </table:table-cell>
          <table:table-cell table:style-name="ce14" office:value-type="string" calcext:value-type="string">
            <text:p>D13</text:p>
          </table:table-cell>
          <table:table-cell table:style-name="ce16" table:formula="of:=IF(COUNTIF([.$Q$3:.$T$77];[.F29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DQ6</text:p>
          </table:table-cell>
          <table:table-cell office:value-type="string" calcext:value-type="string">
            <text:p>11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6</text:p>
          </table:table-cell>
          <table:table-cell table:formula="of:=VLOOKUP([.P29];[.$E$3:.$F$39];2)" office:value-type="string" office:string-value="D7" calcext:value-type="string">
            <text:p>D7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1B</text:p>
          </table:table-cell>
          <table:table-cell table:style-name="ce14" office:value-type="string" calcext:value-type="string">
            <text:p>K16</text:p>
          </table:table-cell>
          <table:table-cell table:formula="of:=IF(COUNTIF([.$Q$3:.$T$77];[.B30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B</text:p>
          </table:table-cell>
          <table:table-cell table:style-name="ce14" office:value-type="string" calcext:value-type="string">
            <text:p>D14</text:p>
          </table:table-cell>
          <table:table-cell table:style-name="ce16" table:formula="of:=IF(COUNTIF([.$Q$3:.$T$77];[.F30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DQ7</text:p>
          </table:table-cell>
          <table:table-cell office:value-type="string" calcext:value-type="string">
            <text:p>13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E</text:p>
          </table:table-cell>
          <table:table-cell table:formula="of:=VLOOKUP([.P30];[.$E$3:.$F$39];2)" office:value-type="string" office:string-value="E7" calcext:value-type="string">
            <text:p>E7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1C</text:p>
          </table:table-cell>
          <table:table-cell table:style-name="ce14" office:value-type="string" calcext:value-type="string">
            <text:p>L1</text:p>
          </table:table-cell>
          <table:table-cell table:formula="of:=IF(COUNTIF([.$Q$3:.$T$77];[.B31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C</text:p>
          </table:table-cell>
          <table:table-cell table:style-name="ce14" office:value-type="string" calcext:value-type="string">
            <text:p>E5</text:p>
          </table:table-cell>
          <table:table-cell table:style-name="ce16" table:formula="of:=IF(COUNTIF([.$Q$3:.$T$77];[.F31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DQM0</text:p>
          </table:table-cell>
          <table:table-cell office:value-type="string" calcext:value-type="string">
            <text:p>16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1D</text:p>
          </table:table-cell>
          <table:table-cell table:style-name="ce14" office:value-type="string" calcext:value-type="string">
            <text:p>L2</text:p>
          </table:table-cell>
          <table:table-cell table:formula="of:=IF(COUNTIF([.$Q$3:.$T$77];[.B32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D</text:p>
          </table:table-cell>
          <table:table-cell table:style-name="ce14" office:value-type="string" calcext:value-type="string">
            <text:p>E6</text:p>
          </table:table-cell>
          <table:table-cell table:style-name="ce16" table:formula="of:=IF(COUNTIF([.$Q$3:.$T$77];[.F32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WE#</text:p>
          </table:table-cell>
          <table:table-cell office:value-type="string" calcext:value-type="string">
            <text:p>17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5</text:p>
          </table:table-cell>
          <table:table-cell table:formula="of:=VLOOKUP([.P32];[.$A$3:.$B$39];2)" office:value-type="string" office:string-value="B5" calcext:value-type="string">
            <text:p>B5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1E</text:p>
          </table:table-cell>
          <table:table-cell table:style-name="ce14" office:value-type="string" calcext:value-type="string">
            <text:p>M1</text:p>
          </table:table-cell>
          <table:table-cell table:formula="of:=IF(COUNTIF([.$Q$3:.$T$77];[.B33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E</text:p>
          </table:table-cell>
          <table:table-cell table:style-name="ce14" office:value-type="string" calcext:value-type="string">
            <text:p>E7</text:p>
          </table:table-cell>
          <table:table-cell table:style-name="ce16" table:formula="of:=IF(COUNTIF([.$Q$3:.$T$77];[.F33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CAS#</text:p>
          </table:table-cell>
          <table:table-cell office:value-type="string" calcext:value-type="string">
            <text:p>18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0</text:p>
          </table:table-cell>
          <table:table-cell table:formula="of:=VLOOKUP([.P33];[.$A$3:.$B$39];2)" office:value-type="string" office:string-value="A6" calcext:value-type="string">
            <text:p>A6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1F</text:p>
          </table:table-cell>
          <table:table-cell table:style-name="ce14" office:value-type="string" calcext:value-type="string">
            <text:p>M2</text:p>
          </table:table-cell>
          <table:table-cell table:formula="of:=IF(COUNTIF([.$Q$3:.$T$77];[.B34]);&quot;Yes&quot;;&quot;No&quot;)" office:value-type="string" office:string-value="Yes" calcext:value-type="string">
            <text:p>Yes</text:p>
          </table:table-cell>
          <table:table-cell/>
          <table:table-cell table:style-name="ce14" office:value-type="string" calcext:value-type="string">
            <text:p>1F</text:p>
          </table:table-cell>
          <table:table-cell table:style-name="ce14" office:value-type="string" calcext:value-type="string">
            <text:p>E10</text:p>
          </table:table-cell>
          <table:table-cell table:style-name="ce16" table:formula="of:=IF(COUNTIF([.$Q$3:.$T$77];[.F34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RAS#</text:p>
          </table:table-cell>
          <table:table-cell office:value-type="string" calcext:value-type="string">
            <text:p>19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6</text:p>
          </table:table-cell>
          <table:table-cell table:formula="of:=VLOOKUP([.P34];[.$A$3:.$B$39];2)" office:value-type="string" office:string-value="B6" calcext:value-type="string">
            <text:p>B6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20</text:p>
          </table:table-cell>
          <table:table-cell table:style-name="ce23" office:value-type="string" calcext:value-type="string">
            <text:p>M6</text:p>
          </table:table-cell>
          <table:table-cell table:style-name="ce24" table:formula="of:=IF(COUNTIF([.$Q$3:.$T$77];[.B35]);&quot;Yes&quot;;&quot;No&quot;)" office:value-type="string" office:string-value="No" calcext:value-type="string">
            <text:p>No</text:p>
          </table:table-cell>
          <table:table-cell/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E11</text:p>
          </table:table-cell>
          <table:table-cell table:style-name="ce16" table:formula="of:=IF(COUNTIF([.$Q$3:.$T$77];[.F35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CS#</text:p>
          </table:table-cell>
          <table:table-cell office:value-type="string" calcext:value-type="string">
            <text:p>20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21</text:p>
          </table:table-cell>
          <table:table-cell table:style-name="ce23" office:value-type="string" calcext:value-type="string">
            <text:p>M13</text:p>
          </table:table-cell>
          <table:table-cell table:style-name="ce24" table:formula="of:=IF(COUNTIF([.$Q$3:.$T$77];[.B36]);&quot;Yes&quot;;&quot;No&quot;)" office:value-type="string" office:string-value="No" calcext:value-type="string">
            <text:p>No</text:p>
          </table:table-cell>
          <table:table-cell/>
          <table:table-cell table:style-name="ce14" office:value-type="string" calcext:value-type="string">
            <text:p>21</text:p>
          </table:table-cell>
          <table:table-cell table:style-name="ce14" office:value-type="string" calcext:value-type="string">
            <text:p>T4</text:p>
          </table:table-cell>
          <table:table-cell table:style-name="ce16" table:formula="of:=IF(COUNTIF([.$Q$3:.$T$77];[.F36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BA0</text:p>
          </table:table-cell>
          <table:table-cell office:value-type="string" calcext:value-type="string">
            <text:p>22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7</text:p>
          </table:table-cell>
          <table:table-cell table:formula="of:=VLOOKUP([.P36];[.$A$3:.$B$39];2)" office:value-type="string" office:string-value="B7" calcext:value-type="string">
            <text:p>B7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22</text:p>
          </table:table-cell>
          <table:table-cell table:style-name="ce14" office:value-type="string" calcext:value-type="string">
            <text:p>P1</text:p>
          </table:table-cell>
          <table:table-cell table:formula="of:=IF(COUNTIF([.$Q$3:.$T$77];[.B37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office:value-type="string" calcext:value-type="string">
            <text:p>BA1</text:p>
          </table:table-cell>
          <table:table-cell office:value-type="string" calcext:value-type="string">
            <text:p>23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2</text:p>
          </table:table-cell>
          <table:table-cell table:formula="of:=VLOOKUP([.P37];[.$A$3:.$B$39];2)" office:value-type="string" office:string-value="A8" calcext:value-type="string">
            <text:p>A8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23</text:p>
          </table:table-cell>
          <table:table-cell table:style-name="ce14" office:value-type="string" calcext:value-type="string">
            <text:p>R1</text:p>
          </table:table-cell>
          <table:table-cell table:formula="of:=IF(COUNTIF([.$Q$3:.$T$77];[.B38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office:value-type="string" calcext:value-type="string">
            <text:p>A10/AP</text:p>
          </table:table-cell>
          <table:table-cell office:value-type="string" calcext:value-type="string">
            <text:p>24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8</text:p>
          </table:table-cell>
          <table:table-cell table:formula="of:=VLOOKUP([.P38];[.$A$3:.$B$39];2)" office:value-type="string" office:string-value="B8" calcext:value-type="string">
            <text:p>B8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24</text:p>
          </table:table-cell>
          <table:table-cell table:style-name="ce14" office:value-type="string" calcext:value-type="string">
            <text:p>R5</text:p>
          </table:table-cell>
          <table:table-cell table:formula="of:=IF(COUNTIF([.$Q$3:.$T$77];[.B39]);&quot;Yes&quot;;&quot;No&quot;)" office:value-type="string" office:string-value="Yes" calcext:value-type="string">
            <text:p>Yes</text:p>
          </table:table-cell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25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3</text:p>
          </table:table-cell>
          <table:table-cell table:formula="of:=VLOOKUP([.P39];[.$A$3:.$B$39];2)" office:value-type="string" office:string-value="A9" calcext:value-type="string">
            <text:p>A9</text:p>
          </table:table-cell>
          <table:table-cell table:number-columns-repeated="3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string" calcext:value-type="string">
            <text:p>A1</text:p>
          </table:table-cell>
          <table:table-cell office:value-type="string" calcext:value-type="string">
            <text:p>26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9</text:p>
          </table:table-cell>
          <table:table-cell table:formula="of:=VLOOKUP([.P40];[.$A$3:.$B$39];2)" office:value-type="string" office:string-value="B9" calcext:value-type="string">
            <text:p>B9</text:p>
          </table:table-cell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Total</text:p>
          </table:table-cell>
          <table:table-cell table:formula="of:=COUNTIF([.C3:.C39];&quot;Yes&quot;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style-name="ce16" table:formula="of:=COUNTIF([.G3:.G39];&quot;Yes&quot;)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style-name="ce16" table:formula="of:=COUNTIF([.K3:.K39];&quot;Yes&quot;)" office:value-type="float" office:value="12" calcext:value-type="float">
            <text:p>1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27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A</text:p>
          </table:table-cell>
          <table:table-cell table:formula="of:=VLOOKUP([.P41];[.$A$3:.$B$39];2)" office:value-type="string" office:string-value="B10" calcext:value-type="string">
            <text:p>B10</text:p>
          </table:table-cell>
          <table:table-cell table:number-columns-repeated="3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string" calcext:value-type="string">
            <text:p>DQM2</text:p>
          </table:table-cell>
          <table:table-cell office:value-type="string" calcext:value-type="string">
            <text:p>28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string" calcext:value-type="string">
            <text:p>DQ16</text:p>
          </table:table-cell>
          <table:table-cell office:value-type="string" calcext:value-type="string">
            <text:p>31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3</text:p>
          </table:table-cell>
          <table:table-cell table:formula="of:=VLOOKUP([.P43];[.$E$3:.$F$39];2)" office:value-type="string" office:string-value="A5" calcext:value-type="string">
            <text:p>A5</text:p>
          </table:table-cell>
          <table:table-cell table:number-columns-repeated="3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string" calcext:value-type="string">
            <text:p>DQ17</text:p>
          </table:table-cell>
          <table:table-cell office:value-type="string" calcext:value-type="string">
            <text:p>33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9</text:p>
          </table:table-cell>
          <table:table-cell table:formula="of:=VLOOKUP([.P44];[.$E$3:.$F$39];2)" office:value-type="string" office:string-value="B4" calcext:value-type="string">
            <text:p>B4</text:p>
          </table:table-cell>
          <table:table-cell table:number-columns-repeated="3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string" calcext:value-type="string">
            <text:p>DQ18</text:p>
          </table:table-cell>
          <table:table-cell office:value-type="string" calcext:value-type="string">
            <text:p>34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2</text:p>
          </table:table-cell>
          <table:table-cell table:formula="of:=VLOOKUP([.P45];[.$E$3:.$F$39];2)" office:value-type="string" office:string-value="A4" calcext:value-type="string">
            <text:p>A4</text:p>
          </table:table-cell>
          <table:table-cell table:number-columns-repeated="3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string" calcext:value-type="string">
            <text:p>DQ19</text:p>
          </table:table-cell>
          <table:table-cell office:value-type="string" calcext:value-type="string">
            <text:p>36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8</text:p>
          </table:table-cell>
          <table:table-cell table:formula="of:=VLOOKUP([.P46];[.$E$3:.$F$39];2)" office:value-type="string" office:string-value="B3" calcext:value-type="string">
            <text:p>B3</text:p>
          </table:table-cell>
          <table:table-cell table:number-columns-repeated="3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string" calcext:value-type="string">
            <text:p>DQ20</text:p>
          </table:table-cell>
          <table:table-cell office:value-type="string" calcext:value-type="string">
            <text:p>37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1</text:p>
          </table:table-cell>
          <table:table-cell table:formula="of:=VLOOKUP([.P47];[.$E$3:.$F$39];2)" office:value-type="string" office:string-value="A3" calcext:value-type="string">
            <text:p>A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1</text:p>
          </table:table-cell>
          <table:table-cell office:value-type="string" calcext:value-type="string">
            <text:p>39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E</text:p>
          </table:table-cell>
          <table:table-cell table:formula="of:=VLOOKUP([.P48];[.$E$3:.$F$39];2)" office:value-type="string" office:string-value="C3" calcext:value-type="string">
            <text:p>C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2</text:p>
          </table:table-cell>
          <table:table-cell office:value-type="string" calcext:value-type="string">
            <text:p>40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0</text:p>
          </table:table-cell>
          <table:table-cell table:formula="of:=VLOOKUP([.P49];[.$E$3:.$F$39];2)" office:value-type="string" office:string-value="A2" calcext:value-type="string">
            <text:p>A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3</text:p>
          </table:table-cell>
          <table:table-cell office:value-type="string" calcext:value-type="string">
            <text:p>42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7</text:p>
          </table:table-cell>
          <table:table-cell table:formula="of:=VLOOKUP([.P50];[.$E$3:.$F$39];2)" office:value-type="string" office:string-value="B2" calcext:value-type="string">
            <text:p>B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4</text:p>
          </table:table-cell>
          <table:table-cell office:value-type="string" calcext:value-type="string">
            <text:p>45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B</text:p>
          </table:table-cell>
          <table:table-cell table:formula="of:=VLOOKUP([.P51];[.$E$3:.$F$39];2)" office:value-type="string" office:string-value="D14" calcext:value-type="string">
            <text:p>D1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5</text:p>
          </table:table-cell>
          <table:table-cell office:value-type="string" calcext:value-type="string">
            <text:p>47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D</text:p>
          </table:table-cell>
          <table:table-cell table:formula="of:=VLOOKUP([.P52];[.$E$3:.$F$39];2)" office:value-type="string" office:string-value="B14" calcext:value-type="string">
            <text:p>B1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6</text:p>
          </table:table-cell>
          <table:table-cell office:value-type="string" calcext:value-type="string">
            <text:p>48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6</text:p>
          </table:table-cell>
          <table:table-cell table:formula="of:=VLOOKUP([.P53];[.$E$3:.$F$39];2)" office:value-type="string" office:string-value="A14" calcext:value-type="string">
            <text:p>A1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7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C</text:p>
          </table:table-cell>
          <table:table-cell table:formula="of:=VLOOKUP([.P54];[.$E$3:.$F$39];2)" office:value-type="string" office:string-value="B13" calcext:value-type="string">
            <text:p>B1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8</text:p>
          </table:table-cell>
          <table:table-cell office:value-type="string" calcext:value-type="string">
            <text:p>51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5</text:p>
          </table:table-cell>
          <table:table-cell table:formula="of:=VLOOKUP([.P55];[.$E$3:.$F$39];2)" office:value-type="string" office:string-value="A13" calcext:value-type="string">
            <text:p>A1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9</text:p>
          </table:table-cell>
          <table:table-cell office:value-type="string" calcext:value-type="string">
            <text:p>53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B</text:p>
          </table:table-cell>
          <table:table-cell table:formula="of:=VLOOKUP([.P56];[.$E$3:.$F$39];2)" office:value-type="string" office:string-value="B12" calcext:value-type="string">
            <text:p>B1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30</text:p>
          </table:table-cell>
          <table:table-cell office:value-type="string" calcext:value-type="string">
            <text:p>54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A</text:p>
          </table:table-cell>
          <table:table-cell table:formula="of:=VLOOKUP([.P57];[.$E$3:.$F$39];2)" office:value-type="string" office:string-value="B11" calcext:value-type="string">
            <text:p>B1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31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4</text:p>
          </table:table-cell>
          <table:table-cell table:formula="of:=VLOOKUP([.P58];[.$E$3:.$F$39];2)" office:value-type="string" office:string-value="A11" calcext:value-type="string">
            <text:p>A1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M3</text:p>
          </table:table-cell>
          <table:table-cell office:value-type="string" calcext:value-type="string">
            <text:p>59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3</text:p>
          </table:table-cell>
          <table:table-cell office:value-type="string" calcext:value-type="string">
            <text:p>60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E</text:p>
          </table:table-cell>
          <table:table-cell table:formula="of:=VLOOKUP([.P60];[.$A$3:.$B$39];2)" office:value-type="string" office:string-value="C10" calcext:value-type="string">
            <text:p>C1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4</text:p>
          </table:table-cell>
          <table:table-cell office:value-type="string" calcext:value-type="string">
            <text:p>61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10</text:p>
          </table:table-cell>
          <table:table-cell table:formula="of:=VLOOKUP([.P61];[.$A$3:.$B$39];2)" office:value-type="string" office:string-value="D9" calcext:value-type="string">
            <text:p>D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5</text:p>
          </table:table-cell>
          <table:table-cell office:value-type="string" calcext:value-type="string">
            <text:p>62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D</text:p>
          </table:table-cell>
          <table:table-cell table:formula="of:=VLOOKUP([.P62];[.$A$3:.$B$39];2)" office:value-type="string" office:string-value="C9" calcext:value-type="string">
            <text:p>C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6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12</text:p>
          </table:table-cell>
          <table:table-cell table:formula="of:=VLOOKUP([.P63];[.$A$3:.$B$39];2)" office:value-type="string" office:string-value="E9" calcext:value-type="string">
            <text:p>E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7</text:p>
          </table:table-cell>
          <table:table-cell office:value-type="string" calcext:value-type="string">
            <text:p>64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F</text:p>
          </table:table-cell>
          <table:table-cell table:formula="of:=VLOOKUP([.P64];[.$A$3:.$B$39];2)" office:value-type="string" office:string-value="D8" calcext:value-type="string">
            <text:p>D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8</text:p>
          </table:table-cell>
          <table:table-cell office:value-type="string" calcext:value-type="string">
            <text:p>65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11</text:p>
          </table:table-cell>
          <table:table-cell table:formula="of:=VLOOKUP([.P65];[.$A$3:.$B$39];2)" office:value-type="string" office:string-value="E8" calcext:value-type="string">
            <text:p>E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9</text:p>
          </table:table-cell>
          <table:table-cell office:value-type="string" calcext:value-type="string">
            <text:p>66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B</text:p>
          </table:table-cell>
          <table:table-cell table:formula="of:=VLOOKUP([.P66];[.$A$3:.$B$39];2)" office:value-type="string" office:string-value="C7" calcext:value-type="string">
            <text:p>C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CKE</text:p>
          </table:table-cell>
          <table:table-cell office:value-type="string" calcext:value-type="string">
            <text:p>67</text:p>
          </table:table-cell>
          <table:table-cell table:style-name="Default"/>
          <table:table-cell office:value-type="string" calcext:value-type="string">
            <text:p>VCC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CLK</text:p>
          </table:table-cell>
          <table:table-cell office:value-type="string" calcext:value-type="string">
            <text:p>68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C</text:p>
          </table:table-cell>
          <table:table-cell table:formula="of:=VLOOKUP([.P68];[.$A$3:.$B$39];2)" office:value-type="string" office:string-value="C8" calcext:value-type="string">
            <text:p>C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M1</text:p>
          </table:table-cell>
          <table:table-cell office:value-type="string" calcext:value-type="string">
            <text:p>71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DQ8</text:p>
          </table:table-cell>
          <table:table-cell office:value-type="string" calcext:value-type="string">
            <text:p>74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7</text:p>
          </table:table-cell>
          <table:table-cell table:formula="of:=VLOOKUP([.P70];[.$E$3:.$F$39];2)" office:value-type="string" office:string-value="D10" calcext:value-type="string">
            <text:p>D1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9</text:p>
          </table:table-cell>
          <table:table-cell office:value-type="string" calcext:value-type="string">
            <text:p>76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1</text:p>
          </table:table-cell>
          <table:table-cell table:formula="of:=VLOOKUP([.P71];[.$E$3:.$F$39];2)" office:value-type="string" office:string-value="C11" calcext:value-type="string">
            <text:p>C1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0</text:p>
          </table:table-cell>
          <table:table-cell office:value-type="string" calcext:value-type="string">
            <text:p>77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8</text:p>
          </table:table-cell>
          <table:table-cell table:formula="of:=VLOOKUP([.P72];[.$E$3:.$F$39];2)" office:value-type="string" office:string-value="D11" calcext:value-type="string">
            <text:p>D1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1</text:p>
          </table:table-cell>
          <table:table-cell office:value-type="string" calcext:value-type="string">
            <text:p>79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2</text:p>
          </table:table-cell>
          <table:table-cell table:formula="of:=VLOOKUP([.P73];[.$E$3:.$F$39];2)" office:value-type="string" office:string-value="C12" calcext:value-type="string">
            <text:p>C1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2</text:p>
          </table:table-cell>
          <table:table-cell office:value-type="string" calcext:value-type="string">
            <text:p>80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F</text:p>
          </table:table-cell>
          <table:table-cell table:formula="of:=VLOOKUP([.P74];[.$E$3:.$F$39];2)" office:value-type="string" office:string-value="E10" calcext:value-type="string">
            <text:p>E1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3</text:p>
          </table:table-cell>
          <table:table-cell office:value-type="string" calcext:value-type="string">
            <text:p>82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3</text:p>
          </table:table-cell>
          <table:table-cell table:formula="of:=VLOOKUP([.P75];[.$E$3:.$F$39];2)" office:value-type="string" office:string-value="C13" calcext:value-type="string">
            <text:p>C1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4</text:p>
          </table:table-cell>
          <table:table-cell office:value-type="string" calcext:value-type="string">
            <text:p>83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A</text:p>
          </table:table-cell>
          <table:table-cell table:formula="of:=VLOOKUP([.P76];[.$E$3:.$F$39];2)" office:value-type="string" office:string-value="D13" calcext:value-type="string">
            <text:p>D1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5</text:p>
          </table:table-cell>
          <table:table-cell office:value-type="string" calcext:value-type="string">
            <text:p>85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20</text:p>
          </table:table-cell>
          <table:table-cell table:formula="of:=VLOOKUP([.P77];[.$E$3:.$F$39];2)" office:value-type="string" office:string-value="E11" calcext:value-type="string">
            <text:p>E11</text:p>
          </table:table-cell>
          <table:table-cell table:number-columns-repeated="3"/>
        </table:table-row>
        <table:table-row table:style-name="ro1" table:number-rows-repeated="104849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'FPGA Pinout'.A1:'FPGA Pinout'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23:23:58.763955746</meta:creation-date>
    <dc:date>2020-08-22T18:37:25.053704515</dc:date>
    <meta:editing-duration>P1DT2H41M43S</meta:editing-duration>
    <meta:editing-cycles>54</meta:editing-cycles>
    <meta:generator>LibreOffice/6.0.7.3$Linux_X86_64 LibreOffice_project/00m0$Build-3</meta:generator>
    <meta:document-statistic meta:table-count="3" meta:cell-count="2700" meta:object-count="0"/>
  </office:meta>
</office:document-meta>
</file>